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A000000ED71E4A0B9.jpg"/>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A000000ED2A309BF4.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201000000E65B2E6091.jpg"/>
  <manifest:file-entry manifest:media-type="image/jpeg" manifest:full-path="Pictures/10000000000002CB0000023D86CF576B.jpg"/>
  <manifest:file-entry manifest:media-type="image/jpeg" manifest:full-path="Pictures/100000000000031A0000009A387A16DC.jpg"/>
  <manifest:file-entry manifest:media-type="image/jpeg" manifest:full-path="Pictures/100000000000031A000001078C7ED0B2.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3B7933C9B.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A000000E803CCE53D.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1FA000000E34298C50C.jpg"/>
  <manifest:file-entry manifest:media-type="image/jpeg" manifest:full-path="Pictures/100000000000031A00000166CD8459CB.jpg"/>
  <manifest:file-entry manifest:media-type="image/jpeg" manifest:full-path="Pictures/10000000000001B9000002227A64A290.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31A000000F4C8CE530B.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background-color="#e6e6ff" fo:padding="0.097cm" fo:border="0.002cm solid #ffffff">
        <style:background-image/>
      </style:table-cell-properties>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background-color="#e6e6ff" fo:padding="0.097cm" fo:border="0.002cm solid #ffffff">
        <style:background-image/>
      </style:table-cell-properties>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background-color="#e6e6ff" fo:padding="0.097cm" fo:border="0.002cm solid #ffffff">
        <style:background-image/>
      </style:table-cell-properties>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background-color="#e6e6ff" fo:padding="0.097cm" fo:border="0.002cm solid #ffffff">
        <style:background-image/>
      </style:table-cell-properties>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background-color="#e6e6ff" fo:padding="0.097cm" fo:border="0.002cm solid #ffffff">
        <style:background-image/>
      </style:table-cell-properties>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background-color="#e6e6ff" fo:padding="0.097cm" fo:border="0.002cm solid #ffffff">
        <style:background-image/>
      </style:table-cell-properties>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background-color="#e6e6ff" fo:padding="0.097cm" fo:border="0.002cm solid #ffffff">
        <style:background-image/>
      </style:table-cell-properties>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background-color="#e6e6ff" fo:padding="0.097cm" fo:border="0.002cm solid #ffffff">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background-color="#e6e6ff" fo:padding="0.097cm" fo:border="0.002cm solid #ffffff">
        <style:background-image/>
      </style:table-cell-properties>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background-color="#e6e6ff" fo:padding="0.097cm" fo:border="0.002cm solid #ffffff">
        <style:background-image/>
      </style:table-cell-properties>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background-color="#e6e6ff" fo:padding="0.097cm" fo:border="0.002cm solid #ffffff">
        <style:background-image/>
      </style:table-cell-properties>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background-color="#e6e6ff" fo:padding="0.097cm" fo:border="0.002cm solid #ffffff">
        <style:background-image/>
      </style:table-cell-properties>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background-color="#e6e6ff" fo:padding="0.097cm" fo:border="0.002cm solid #ffffff">
        <style:background-image/>
      </style:table-cell-properties>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background-color="#e6e6ff" fo:padding="0.097cm" fo:border="0.002cm solid #ffffff">
        <style:background-image/>
      </style:table-cell-properties>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background-color="#e6e6ff" fo:padding="0.097cm" fo:border="0.002cm solid #ffffff">
        <style:background-image/>
      </style:table-cell-properties>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background-color="#e6e6ff" fo:padding="0.097cm" fo:border="0.002cm solid #ffffff">
        <style:background-image/>
      </style:table-cell-properties>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background-color="#e6e6ff" fo:padding="0.097cm" fo:border="0.002cm solid #ffffff">
        <style:background-image/>
      </style:table-cell-properties>
    </style:style>
    <style:style style:name="表格147" style:family="table">
      <style:table-properties style:width="19.006cm" table:align="margins" style:writing-mode="lr-tb"/>
    </style:style>
    <style:style style:name="表格147.A" style:family="table-column">
      <style:table-column-properties style:column-width="19.006cm" style:rel-column-width="65535*"/>
    </style:style>
    <style:style style:name="表格147.A1" style:family="table-cell">
      <style:table-cell-properties fo:background-color="#e6e6ff" fo:padding="0.097cm" fo:border="0.002cm solid #ffffff">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background-color="#e6e6ff" fo:padding="0.097cm" fo:border="0.002cm solid #ffffff">
        <style:background-image/>
      </style:table-cell-properties>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background-color="#e6e6ff" fo:padding="0.097cm" fo:border="0.002cm solid #ffffff">
        <style:background-image/>
      </style:table-cell-properties>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background-color="#e6e6ff" fo:padding="0.097cm" fo:border="0.002cm solid #ffffff">
        <style:background-image/>
      </style:table-cell-properties>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background-color="#e6e6ff" fo:padding="0.097cm" fo:border="0.002cm solid #ffffff">
        <style:background-image/>
      </style:table-cell-properties>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background-color="#e6e6ff" fo:padding="0.097cm" fo:border="0.002cm solid #ffffff">
        <style:background-image/>
      </style:table-cell-properties>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background-color="#e6e6ff" fo:padding="0.097cm" fo:border="0.002cm solid #ffffff">
        <style:background-image/>
      </style:table-cell-properties>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background-color="#e6e6ff" fo:padding="0.097cm" fo:border="0.002cm solid #ffffff">
        <style:background-image/>
      </style:table-cell-properties>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background-color="#e6e6ff" fo:padding="0.097cm" fo:border="0.002cm solid #ffffff">
        <style:background-image/>
      </style:table-cell-properties>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background-color="#e6e6ff" fo:padding="0.097cm" fo:border="0.002cm solid #ffffff">
        <style:background-image/>
      </style:table-cell-properties>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background-color="#e6e6ff" fo:padding="0.097cm" fo:border="0.002cm solid #ffffff">
        <style:background-image/>
      </style:table-cell-properties>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background-color="#e6e6ff" fo:padding="0.097cm" fo:border="0.002cm solid #ffffff">
        <style:background-image/>
      </style:table-cell-properties>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background-color="#e6e6ff" fo:padding="0.097cm" fo:border="0.002cm solid #ffffff">
        <style:background-image/>
      </style:table-cell-properties>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background-color="#e6e6ff" fo:padding="0.097cm" fo:border="0.002cm solid #ffffff">
        <style:background-image/>
      </style:table-cell-properties>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background-color="#e6e6ff" fo:padding="0.097cm" fo:border="0.002cm solid #ffffff">
        <style:background-image/>
      </style:table-cell-properties>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background-color="#e6e6ff" fo:padding="0.097cm" fo:border="0.002cm solid #ffffff">
        <style:background-image/>
      </style:table-cell-properties>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background-color="#e6e6ff" fo:padding="0.097cm" fo:border="0.002cm solid #ffffff">
        <style:background-image/>
      </style:table-cell-properties>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background-color="#e6e6ff" fo:padding="0.097cm" fo:border="0.002cm solid #ffffff">
        <style:background-image/>
      </style:table-cell-properties>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background-color="#e6e6ff" fo:padding="0.097cm" fo:border="0.002cm solid #ffffff">
        <style:background-image/>
      </style:table-cell-properties>
    </style:style>
    <style:style style:name="表格166" style:family="table">
      <style:table-properties style:width="19.006cm" table:align="margins" style:writing-mode="lr-tb"/>
    </style:style>
    <style:style style:name="表格166.A" style:family="table-column">
      <style:table-column-properties style:column-width="19.006cm" style:rel-column-width="65535*"/>
    </style:style>
    <style:style style:name="表格166.A1" style:family="table-cell">
      <style:table-cell-properties fo:background-color="#e6e6ff" fo:padding="0.097cm" fo:border="0.002cm solid #ffffff">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background-color="#e6e6ff" fo:padding="0.097cm" fo:border="0.002cm solid #ffffff">
        <style:background-image/>
      </style:table-cell-properties>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background-color="#e6e6ff" fo:padding="0.097cm" fo:border="0.002cm solid #ffffff">
        <style:background-image/>
      </style:table-cell-properties>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background-color="#e6e6ff" fo:padding="0.097cm" fo:border="0.002cm solid #ffffff">
        <style:background-image/>
      </style:table-cell-properties>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background-color="#e6e6ff" fo:padding="0.097cm" fo:border="0.002cm solid #ffffff">
        <style:background-image/>
      </style:table-cell-properties>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background-color="#e6e6ff" fo:padding="0.097cm" fo:border="0.002cm solid #ffffff">
        <style:background-image/>
      </style:table-cell-properties>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background-color="#e6e6ff" fo:padding="0.097cm" fo:border="0.002cm solid #ffffff">
        <style:background-image/>
      </style:table-cell-properties>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background-color="#e6e6ff" fo:padding="0.097cm" fo:border="0.002cm solid #ffffff">
        <style:background-image/>
      </style:table-cell-properties>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background-color="#e6e6ff" fo:padding="0.097cm" fo:border="0.002cm solid #ffffff">
        <style:background-image/>
      </style:table-cell-properties>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background-color="#e6e6ff" fo:padding="0.097cm" fo:border="0.002cm solid #ffffff">
        <style:background-image/>
      </style:table-cell-properties>
    </style:style>
    <style:style style:name="表格176" style:family="table">
      <style:table-properties style:width="19.006cm" table:align="margins" style:writing-mode="lr-tb"/>
    </style:style>
    <style:style style:name="表格176.A" style:family="table-column">
      <style:table-column-properties style:column-width="19.006cm" style:rel-column-width="65535*"/>
    </style:style>
    <style:style style:name="表格176.A1" style:family="table-cell">
      <style:table-cell-properties fo:background-color="#e6e6ff" fo:padding="0.097cm" fo:border="0.002cm solid #ffffff">
        <style:background-image/>
      </style:table-cell-properties>
    </style:style>
    <style:style style:name="表格177" style:family="table">
      <style:table-properties style:width="19.006cm" table:align="margins" style:writing-mode="lr-tb"/>
    </style:style>
    <style:style style:name="表格177.A" style:family="table-column">
      <style:table-column-properties style:column-width="19.006cm" style:rel-column-width="65535*"/>
    </style:style>
    <style:style style:name="表格177.A1" style:family="table-cell">
      <style:table-cell-properties fo:background-color="#e6e6ff" fo:padding="0.097cm" fo:border="0.002cm solid #ffffff">
        <style:background-image/>
      </style:table-cell-properties>
    </style:style>
    <style:style style:name="表格178" style:family="table">
      <style:table-properties style:width="19.006cm" table:align="margins" style:writing-mode="lr-tb"/>
    </style:style>
    <style:style style:name="表格178.A" style:family="table-column">
      <style:table-column-properties style:column-width="19.006cm" style:rel-column-width="65535*"/>
    </style:style>
    <style:style style:name="表格178.A1" style:family="table-cell">
      <style:table-cell-properties fo:background-color="#e6e6ff" fo:padding="0.097cm" fo:border="0.002cm solid #ffffff">
        <style:background-image/>
      </style:table-cell-properties>
    </style:style>
    <style:style style:name="表格179" style:family="table">
      <style:table-properties style:width="19.006cm" table:align="margins" style:writing-mode="lr-tb"/>
    </style:style>
    <style:style style:name="表格179.A" style:family="table-column">
      <style:table-column-properties style:column-width="19.006cm" style:rel-column-width="65535*"/>
    </style:style>
    <style:style style:name="表格179.A1" style:family="table-cell">
      <style:table-cell-properties fo:background-color="#e6e6ff" fo:padding="0.097cm" fo:border="0.002cm solid #ffffff">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background-color="#e6e6ff" fo:padding="0.097cm" fo:border="0.002cm solid #ffffff">
        <style:background-image/>
      </style:table-cell-properties>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background-color="#e6e6ff" fo:padding="0.097cm" fo:border="0.002cm solid #ffffff">
        <style:background-image/>
      </style:table-cell-properties>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background-color="#e6e6ff" fo:padding="0.097cm" fo:border="0.002cm solid #ffffff">
        <style:background-image/>
      </style:table-cell-properties>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background-color="#e6e6ff" fo:padding="0.097cm" fo:border="0.002cm solid #ffffff">
        <style:background-image/>
      </style:table-cell-properties>
    </style:style>
    <style:style style:name="表格212" style:family="table">
      <style:table-properties style:width="18.927cm" table:align="margins" style:shadow="#808080 0.079cm 0.079cm" style:writing-mode="lr-tb"/>
    </style:style>
    <style:style style:name="表格212.A" style:family="table-column">
      <style:table-column-properties style:column-width="4.904cm" style:rel-column-width="16981*"/>
    </style:style>
    <style:style style:name="表格212.B" style:family="table-column">
      <style:table-column-properties style:column-width="14.023cm" style:rel-column-width="48554*"/>
    </style:style>
    <style:style style:name="表格2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12.B1" style:family="table-cell">
      <style:table-cell-properties fo:background-color="#e6e6ff" fo:padding="0.097cm" fo:border="0.002cm solid #ffffff">
        <style:background-image/>
      </style:table-cell-properties>
    </style:style>
    <style:style style:name="表格212.A2" style:family="table-cell">
      <style:table-cell-properties fo:background-color="#e6e6ff" fo:padding="0.097cm" fo:border-left="0.002cm solid #ffffff" fo:border-right="none" fo:border-top="none" fo:border-bottom="0.002cm solid #ffffff">
        <style:background-image/>
      </style:table-cell-properties>
    </style:style>
    <style:style style:name="表格2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9" style:family="table">
      <style:table-properties style:width="19.006cm" table:align="margins" style:writing-mode="lr-tb"/>
    </style:style>
    <style:style style:name="表格219.A" style:family="table-column">
      <style:table-column-properties style:column-width="19.006cm" style:rel-column-width="65535*"/>
    </style:style>
    <style:style style:name="表格219.A1" style:family="table-cell">
      <style:table-cell-properties fo:background-color="#e6e6ff" fo:padding="0.097cm" fo:border="0.002cm solid #ffffff">
        <style:background-image/>
      </style:table-cell-properties>
    </style:style>
    <style:style style:name="表格220" style:family="table">
      <style:table-properties style:width="19.006cm" table:align="margins" style:writing-mode="lr-tb"/>
    </style:style>
    <style:style style:name="表格220.A" style:family="table-column">
      <style:table-column-properties style:column-width="19.006cm" style:rel-column-width="65535*"/>
    </style:style>
    <style:style style:name="表格220.A1" style:family="table-cell">
      <style:table-cell-properties fo:background-color="#e6e6ff" fo:padding="0.097cm" fo:border="0.002cm solid #ffffff">
        <style:background-image/>
      </style:table-cell-properties>
    </style:style>
    <style:style style:name="表格221" style:family="table">
      <style:table-properties style:width="19.006cm" table:align="margins" style:writing-mode="lr-tb"/>
    </style:style>
    <style:style style:name="表格221.A" style:family="table-column">
      <style:table-column-properties style:column-width="19.006cm" style:rel-column-width="65535*"/>
    </style:style>
    <style:style style:name="表格221.A1" style:family="table-cell">
      <style:table-cell-properties fo:background-color="#e6e6ff" fo:padding="0.097cm" fo:border="0.002cm solid #ffffff">
        <style:background-image/>
      </style:table-cell-properties>
    </style:style>
    <style:style style:name="表格209" style:family="table">
      <style:table-properties style:width="18.927cm" table:align="margins" style:shadow="#808080 0.079cm 0.079cm" style:writing-mode="lr-tb"/>
    </style:style>
    <style:style style:name="表格209.A" style:family="table-column">
      <style:table-column-properties style:column-width="4.904cm" style:rel-column-width="16981*"/>
    </style:style>
    <style:style style:name="表格209.B" style:family="table-column">
      <style:table-column-properties style:column-width="14.023cm" style:rel-column-width="48554*"/>
    </style:style>
    <style:style style:name="表格20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9.B1" style:family="table-cell">
      <style:table-cell-properties fo:background-color="#e6e6ff" fo:padding="0.097cm" fo:border="0.002cm solid #ffffff">
        <style:background-image/>
      </style:table-cell-properties>
    </style:style>
    <style:style style:name="表格209.A2" style:family="table-cell">
      <style:table-cell-properties fo:background-color="#e6e6ff" fo:padding="0.097cm" fo:border-left="0.002cm solid #ffffff" fo:border-right="none" fo:border-top="none" fo:border-bottom="0.002cm solid #ffffff">
        <style:background-image/>
      </style:table-cell-properties>
    </style:style>
    <style:style style:name="表格20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0" style:family="table">
      <style:table-properties style:width="19.006cm" table:align="margins" style:writing-mode="lr-tb"/>
    </style:style>
    <style:style style:name="表格210.A" style:family="table-column">
      <style:table-column-properties style:column-width="19.006cm" style:rel-column-width="65535*"/>
    </style:style>
    <style:style style:name="表格210.A1" style:family="table-cell">
      <style:table-cell-properties fo:background-color="#e6e6ff" fo:padding="0.097cm" fo:border="0.002cm solid #ffffff">
        <style:background-image/>
      </style:table-cell-properties>
    </style:style>
    <style:style style:name="表格211" style:family="table">
      <style:table-properties style:width="19.006cm" table:align="margins" style:writing-mode="lr-tb"/>
    </style:style>
    <style:style style:name="表格211.A" style:family="table-column">
      <style:table-column-properties style:column-width="19.006cm" style:rel-column-width="65535*"/>
    </style:style>
    <style:style style:name="表格211.A1" style:family="table-cell">
      <style:table-cell-properties fo:background-color="#e6e6ff" fo:padding="0.097cm" fo:border="0.002cm solid #ffffff">
        <style:background-image/>
      </style:table-cell-properties>
    </style:style>
    <style:style style:name="表格213" style:family="table">
      <style:table-properties style:width="19.006cm" table:align="margins" style:writing-mode="lr-tb"/>
    </style:style>
    <style:style style:name="表格213.A" style:family="table-column">
      <style:table-column-properties style:column-width="19.006cm" style:rel-column-width="65535*"/>
    </style:style>
    <style:style style:name="表格213.A1" style:family="table-cell">
      <style:table-cell-properties fo:background-color="#e6e6ff" fo:padding="0.097cm" fo:border="0.002cm solid #ffffff">
        <style:background-image/>
      </style:table-cell-properties>
    </style:style>
    <style:style style:name="表格214" style:family="table">
      <style:table-properties style:width="19.006cm" table:align="margins" style:writing-mode="lr-tb"/>
    </style:style>
    <style:style style:name="表格214.A" style:family="table-column">
      <style:table-column-properties style:column-width="19.006cm" style:rel-column-width="65535*"/>
    </style:style>
    <style:style style:name="表格214.A1" style:family="table-cell">
      <style:table-cell-properties fo:background-color="#e6e6ff" fo:padding="0.097cm" fo:border="0.002cm solid #ffffff">
        <style:background-image/>
      </style:table-cell-properties>
    </style:style>
    <style:style style:name="表格215" style:family="table">
      <style:table-properties style:width="19.006cm" table:align="margins" style:writing-mode="lr-tb"/>
    </style:style>
    <style:style style:name="表格215.A" style:family="table-column">
      <style:table-column-properties style:column-width="19.006cm" style:rel-column-width="65535*"/>
    </style:style>
    <style:style style:name="表格215.A1" style:family="table-cell">
      <style:table-cell-properties fo:background-color="#e6e6ff" fo:padding="0.097cm" fo:border="0.002cm solid #ffffff">
        <style:background-image/>
      </style:table-cell-properties>
    </style:style>
    <style:style style:name="表格216" style:family="table">
      <style:table-properties style:width="19.006cm" table:align="margins" style:writing-mode="lr-tb"/>
    </style:style>
    <style:style style:name="表格216.A" style:family="table-column">
      <style:table-column-properties style:column-width="19.006cm" style:rel-column-width="65535*"/>
    </style:style>
    <style:style style:name="表格216.A1" style:family="table-cell">
      <style:table-cell-properties fo:background-color="#e6e6ff" fo:padding="0.097cm" fo:border="0.002cm solid #ffffff">
        <style:background-image/>
      </style:table-cell-properties>
    </style:style>
    <style:style style:name="表格217" style:family="table">
      <style:table-properties style:width="19.006cm" table:align="margins" style:writing-mode="lr-tb"/>
    </style:style>
    <style:style style:name="表格217.A" style:family="table-column">
      <style:table-column-properties style:column-width="19.006cm" style:rel-column-width="65535*"/>
    </style:style>
    <style:style style:name="表格217.A1" style:family="table-cell">
      <style:table-cell-properties fo:background-color="#e6e6ff" fo:padding="0.097cm" fo:border="0.002cm solid #ffffff">
        <style:background-image/>
      </style:table-cell-properties>
    </style:style>
    <style:style style:name="表格218" style:family="table">
      <style:table-properties style:width="19.006cm" table:align="margins" style:writing-mode="lr-tb"/>
    </style:style>
    <style:style style:name="表格218.A" style:family="table-column">
      <style:table-column-properties style:column-width="19.006cm" style:rel-column-width="65535*"/>
    </style:style>
    <style:style style:name="表格218.A1" style:family="table-cell">
      <style:table-cell-properties fo:background-color="#e6e6ff" fo:padding="0.097cm" fo:border="0.002cm solid #ffffff">
        <style:background-image/>
      </style:table-cell-properties>
    </style:style>
    <style:style style:name="表格206" style:family="table">
      <style:table-properties style:width="18.927cm" table:align="margins" style:shadow="#808080 0.079cm 0.079cm" style:writing-mode="lr-tb"/>
    </style:style>
    <style:style style:name="表格206.A" style:family="table-column">
      <style:table-column-properties style:column-width="6.777cm" style:rel-column-width="23464*"/>
    </style:style>
    <style:style style:name="表格206.B" style:family="table-column">
      <style:table-column-properties style:column-width="12.15cm" style:rel-column-width="42071*"/>
    </style:style>
    <style:style style:name="表格20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6.B1" style:family="table-cell">
      <style:table-cell-properties fo:background-color="#e6e6ff" fo:padding="0.097cm" fo:border="0.002cm solid #ffffff">
        <style:background-image/>
      </style:table-cell-properties>
    </style:style>
    <style:style style:name="表格206.A2" style:family="table-cell">
      <style:table-cell-properties fo:background-color="#e6e6ff" fo:padding="0.097cm" fo:border-left="0.002cm solid #ffffff" fo:border-right="none" fo:border-top="none" fo:border-bottom="0.002cm solid #ffffff">
        <style:background-image/>
      </style:table-cell-properties>
    </style:style>
    <style:style style:name="表格20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7" style:family="table">
      <style:table-properties style:width="19.006cm" table:align="margins" style:writing-mode="lr-tb"/>
    </style:style>
    <style:style style:name="表格207.A" style:family="table-column">
      <style:table-column-properties style:column-width="19.006cm" style:rel-column-width="65535*"/>
    </style:style>
    <style:style style:name="表格207.A1" style:family="table-cell">
      <style:table-cell-properties fo:background-color="#e6e6ff" fo:padding="0.097cm" fo:border="0.002cm solid #ffffff">
        <style:background-image/>
      </style:table-cell-properties>
    </style:style>
    <style:style style:name="表格208" style:family="table">
      <style:table-properties style:width="19.006cm" table:align="margins" style:writing-mode="lr-tb"/>
    </style:style>
    <style:style style:name="表格208.A" style:family="table-column">
      <style:table-column-properties style:column-width="19.006cm" style:rel-column-width="65535*"/>
    </style:style>
    <style:style style:name="表格208.A1" style:family="table-cell">
      <style:table-cell-properties fo:background-color="#e6e6ff" fo:padding="0.097cm" fo:border="0.002cm solid #ffffff">
        <style:background-image/>
      </style:table-cell-properties>
    </style:style>
    <style:style style:name="表格185" style:family="table">
      <style:table-properties style:width="18.927cm" table:align="margins" style:shadow="#808080 0.079cm 0.079cm" style:writing-mode="lr-tb"/>
    </style:style>
    <style:style style:name="表格185.A" style:family="table-column">
      <style:table-column-properties style:column-width="6.186cm" style:rel-column-width="21421*"/>
    </style:style>
    <style:style style:name="表格185.B" style:family="table-column">
      <style:table-column-properties style:column-width="12.741cm" style:rel-column-width="44114*"/>
    </style:style>
    <style:style style:name="表格18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5.B1" style:family="table-cell">
      <style:table-cell-properties fo:background-color="#e6e6ff" fo:padding="0.097cm" fo:border="0.002cm solid #ffffff">
        <style:background-image/>
      </style:table-cell-properties>
    </style:style>
    <style:style style:name="表格185.A2" style:family="table-cell">
      <style:table-cell-properties fo:background-color="#e6e6ff" fo:padding="0.097cm" fo:border-left="0.002cm solid #ffffff" fo:border-right="none" fo:border-top="none" fo:border-bottom="0.002cm solid #ffffff">
        <style:background-image/>
      </style:table-cell-properties>
    </style:style>
    <style:style style:name="表格18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 style:family="table">
      <style:table-properties style:width="19.006cm" table:align="margins" style:writing-mode="lr-tb"/>
    </style:style>
    <style:style style:name="表格186.A" style:family="table-column">
      <style:table-column-properties style:column-width="19.006cm" style:rel-column-width="65535*"/>
    </style:style>
    <style:style style:name="表格186.A1" style:family="table-cell">
      <style:table-cell-properties fo:background-color="#e6e6ff" fo:padding="0.097cm" fo:border="0.002cm solid #ffffff">
        <style:background-image/>
      </style:table-cell-properties>
    </style:style>
    <style:style style:name="表格187" style:family="table">
      <style:table-properties style:width="19.006cm" table:align="margins" style:writing-mode="lr-tb"/>
    </style:style>
    <style:style style:name="表格187.A" style:family="table-column">
      <style:table-column-properties style:column-width="19.006cm" style:rel-column-width="65535*"/>
    </style:style>
    <style:style style:name="表格187.A1" style:family="table-cell">
      <style:table-cell-properties fo:background-color="#e6e6ff" fo:padding="0.097cm" fo:border="0.002cm solid #ffffff">
        <style:background-image/>
      </style:table-cell-properties>
    </style:style>
    <style:style style:name="表格188" style:family="table">
      <style:table-properties style:width="19.006cm" table:align="margins" style:writing-mode="lr-tb"/>
    </style:style>
    <style:style style:name="表格188.A" style:family="table-column">
      <style:table-column-properties style:column-width="19.006cm" style:rel-column-width="65535*"/>
    </style:style>
    <style:style style:name="表格188.A1" style:family="table-cell">
      <style:table-cell-properties fo:background-color="#e6e6ff" fo:padding="0.097cm" fo:border="0.002cm solid #ffffff">
        <style:background-image/>
      </style:table-cell-properties>
    </style:style>
    <style:style style:name="表格189" style:family="table">
      <style:table-properties style:width="19.006cm" table:align="margins" style:writing-mode="lr-tb"/>
    </style:style>
    <style:style style:name="表格189.A" style:family="table-column">
      <style:table-column-properties style:column-width="19.006cm" style:rel-column-width="65535*"/>
    </style:style>
    <style:style style:name="表格189.A1" style:family="table-cell">
      <style:table-cell-properties fo:background-color="#e6e6ff" fo:padding="0.097cm" fo:border="0.002cm solid #ffffff">
        <style:background-image/>
      </style:table-cell-properties>
    </style:style>
    <style:style style:name="表格190" style:family="table">
      <style:table-properties style:width="19.006cm" table:align="margins" style:writing-mode="lr-tb"/>
    </style:style>
    <style:style style:name="表格190.A" style:family="table-column">
      <style:table-column-properties style:column-width="19.006cm" style:rel-column-width="65535*"/>
    </style:style>
    <style:style style:name="表格190.A1" style:family="table-cell">
      <style:table-cell-properties fo:background-color="#e6e6ff" fo:padding="0.097cm" fo:border="0.002cm solid #ffffff">
        <style:background-image/>
      </style:table-cell-properties>
    </style:style>
    <style:style style:name="表格191" style:family="table">
      <style:table-properties style:width="19.006cm" table:align="margins" style:writing-mode="lr-tb"/>
    </style:style>
    <style:style style:name="表格191.A" style:family="table-column">
      <style:table-column-properties style:column-width="19.006cm" style:rel-column-width="65535*"/>
    </style:style>
    <style:style style:name="表格191.A1" style:family="table-cell">
      <style:table-cell-properties fo:background-color="#e6e6ff" fo:padding="0.097cm" fo:border="0.002cm solid #ffffff">
        <style:background-image/>
      </style:table-cell-properties>
    </style:style>
    <style:style style:name="表格222" style:family="table">
      <style:table-properties style:width="19.006cm" table:align="margins" style:writing-mode="lr-tb"/>
    </style:style>
    <style:style style:name="表格222.A" style:family="table-column">
      <style:table-column-properties style:column-width="19.006cm" style:rel-column-width="65535*"/>
    </style:style>
    <style:style style:name="表格222.A1" style:family="table-cell">
      <style:table-cell-properties fo:background-color="#e6e6ff" fo:padding="0.097cm" fo:border="0.002cm solid #ffffff">
        <style:background-image/>
      </style:table-cell-properties>
    </style:style>
    <style:style style:name="表格192" style:family="table">
      <style:table-properties style:width="19.006cm" table:align="margins" style:writing-mode="lr-tb"/>
    </style:style>
    <style:style style:name="表格192.A" style:family="table-column">
      <style:table-column-properties style:column-width="19.006cm" style:rel-column-width="65535*"/>
    </style:style>
    <style:style style:name="表格192.A1" style:family="table-cell">
      <style:table-cell-properties fo:background-color="#e6e6ff" fo:padding="0.097cm" fo:border="0.002cm solid #ffffff">
        <style:background-image/>
      </style:table-cell-properties>
    </style:style>
    <style:style style:name="表格193" style:family="table">
      <style:table-properties style:width="19.006cm" table:align="margins" style:writing-mode="lr-tb"/>
    </style:style>
    <style:style style:name="表格193.A" style:family="table-column">
      <style:table-column-properties style:column-width="19.006cm" style:rel-column-width="65535*"/>
    </style:style>
    <style:style style:name="表格193.A1" style:family="table-cell">
      <style:table-cell-properties fo:background-color="#e6e6ff" fo:padding="0.097cm" fo:border="0.002cm solid #ffffff">
        <style:background-image/>
      </style:table-cell-properties>
    </style:style>
    <style:style style:name="表格194" style:family="table">
      <style:table-properties style:width="19.006cm" table:align="margins" style:writing-mode="lr-tb"/>
    </style:style>
    <style:style style:name="表格194.A" style:family="table-column">
      <style:table-column-properties style:column-width="19.006cm" style:rel-column-width="65535*"/>
    </style:style>
    <style:style style:name="表格194.A1" style:family="table-cell">
      <style:table-cell-properties fo:background-color="#e6e6ff" fo:padding="0.097cm" fo:border="0.002cm solid #ffffff">
        <style:background-image/>
      </style:table-cell-properties>
    </style:style>
    <style:style style:name="表格195" style:family="table">
      <style:table-properties style:width="19.006cm" table:align="margins" style:writing-mode="lr-tb"/>
    </style:style>
    <style:style style:name="表格195.A" style:family="table-column">
      <style:table-column-properties style:column-width="19.006cm" style:rel-column-width="65535*"/>
    </style:style>
    <style:style style:name="表格195.A1" style:family="table-cell">
      <style:table-cell-properties fo:background-color="#e6e6ff" fo:padding="0.097cm" fo:border="0.002cm solid #ffffff">
        <style:background-image/>
      </style:table-cell-properties>
    </style:style>
    <style:style style:name="表格196" style:family="table">
      <style:table-properties style:width="19.006cm" table:align="margins" style:writing-mode="lr-tb"/>
    </style:style>
    <style:style style:name="表格196.A" style:family="table-column">
      <style:table-column-properties style:column-width="19.006cm" style:rel-column-width="65535*"/>
    </style:style>
    <style:style style:name="表格196.A1" style:family="table-cell">
      <style:table-cell-properties fo:background-color="#e6e6ff" fo:padding="0.097cm" fo:border="0.002cm solid #ffffff">
        <style:background-image/>
      </style:table-cell-properties>
    </style:style>
    <style:style style:name="表格197" style:family="table">
      <style:table-properties style:width="19.006cm" table:align="margins" style:writing-mode="lr-tb"/>
    </style:style>
    <style:style style:name="表格197.A" style:family="table-column">
      <style:table-column-properties style:column-width="19.006cm" style:rel-column-width="65535*"/>
    </style:style>
    <style:style style:name="表格197.A1" style:family="table-cell">
      <style:table-cell-properties fo:background-color="#e6e6ff" fo:padding="0.097cm" fo:border="0.002cm solid #ffffff">
        <style:background-image/>
      </style:table-cell-properties>
    </style:style>
    <style:style style:name="表格198" style:family="table">
      <style:table-properties style:width="19.006cm" table:align="margins" style:writing-mode="lr-tb"/>
    </style:style>
    <style:style style:name="表格198.A" style:family="table-column">
      <style:table-column-properties style:column-width="19.006cm" style:rel-column-width="65535*"/>
    </style:style>
    <style:style style:name="表格198.A1" style:family="table-cell">
      <style:table-cell-properties fo:background-color="#e6e6ff" fo:padding="0.097cm" fo:border="0.002cm solid #ffffff">
        <style:background-image/>
      </style:table-cell-properties>
    </style:style>
    <style:style style:name="表格199" style:family="table">
      <style:table-properties style:width="19.006cm" table:align="margins" style:writing-mode="lr-tb"/>
    </style:style>
    <style:style style:name="表格199.A" style:family="table-column">
      <style:table-column-properties style:column-width="19.006cm" style:rel-column-width="65535*"/>
    </style:style>
    <style:style style:name="表格199.A1" style:family="table-cell">
      <style:table-cell-properties fo:background-color="#e6e6ff" fo:padding="0.097cm" fo:border="0.002cm solid #ffffff">
        <style:background-image/>
      </style:table-cell-properties>
    </style:style>
    <style:style style:name="表格200" style:family="table">
      <style:table-properties style:width="19.006cm" table:align="margins" style:writing-mode="lr-tb"/>
    </style:style>
    <style:style style:name="表格200.A" style:family="table-column">
      <style:table-column-properties style:column-width="19.006cm" style:rel-column-width="65535*"/>
    </style:style>
    <style:style style:name="表格200.A1" style:family="table-cell">
      <style:table-cell-properties fo:background-color="#e6e6ff" fo:padding="0.097cm" fo:border="0.002cm solid #ffffff">
        <style:background-image/>
      </style:table-cell-properties>
    </style:style>
    <style:style style:name="表格201" style:family="table">
      <style:table-properties style:width="19.006cm" table:align="margins" style:writing-mode="lr-tb"/>
    </style:style>
    <style:style style:name="表格201.A" style:family="table-column">
      <style:table-column-properties style:column-width="19.006cm" style:rel-column-width="65535*"/>
    </style:style>
    <style:style style:name="表格201.A1" style:family="table-cell">
      <style:table-cell-properties fo:background-color="#e6e6ff" fo:padding="0.097cm" fo:border="0.002cm solid #ffffff">
        <style:background-image/>
      </style:table-cell-properties>
    </style:style>
    <style:style style:name="表格202" style:family="table">
      <style:table-properties style:width="19.006cm" table:align="margins" style:writing-mode="lr-tb"/>
    </style:style>
    <style:style style:name="表格202.A" style:family="table-column">
      <style:table-column-properties style:column-width="19.006cm" style:rel-column-width="65535*"/>
    </style:style>
    <style:style style:name="表格202.A1" style:family="table-cell">
      <style:table-cell-properties fo:background-color="#e6e6ff" fo:padding="0.097cm" fo:border="0.002cm solid #ffffff">
        <style:background-image/>
      </style:table-cell-properties>
    </style:style>
    <style:style style:name="表格203" style:family="table">
      <style:table-properties style:width="19.006cm" table:align="margins" style:writing-mode="lr-tb"/>
    </style:style>
    <style:style style:name="表格203.A" style:family="table-column">
      <style:table-column-properties style:column-width="19.006cm" style:rel-column-width="65535*"/>
    </style:style>
    <style:style style:name="表格203.A1" style:family="table-cell">
      <style:table-cell-properties fo:background-color="#e6e6ff" fo:padding="0.097cm" fo:border="0.002cm solid #ffffff">
        <style:background-image/>
      </style:table-cell-properties>
    </style:style>
    <style:style style:name="表格204" style:family="table">
      <style:table-properties style:width="19.006cm" table:align="margins" style:writing-mode="lr-tb"/>
    </style:style>
    <style:style style:name="表格204.A" style:family="table-column">
      <style:table-column-properties style:column-width="19.006cm" style:rel-column-width="65535*"/>
    </style:style>
    <style:style style:name="表格204.A1" style:family="table-cell">
      <style:table-cell-properties fo:background-color="#e6e6ff" fo:padding="0.097cm" fo:border="0.002cm solid #ffffff">
        <style:background-image/>
      </style:table-cell-properties>
    </style:style>
    <style:style style:name="表格205" style:family="table">
      <style:table-properties style:width="19.006cm" table:align="margins" style:writing-mode="lr-tb"/>
    </style:style>
    <style:style style:name="表格205.A" style:family="table-column">
      <style:table-column-properties style:column-width="19.006cm" style:rel-column-width="65535*"/>
    </style:style>
    <style:style style:name="表格205.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23" style:family="table">
      <style:table-properties style:width="19.006cm" table:align="margins" style:writing-mode="lr-tb"/>
    </style:style>
    <style:style style:name="表格223.A" style:family="table-column">
      <style:table-column-properties style:column-width="19.006cm" style:rel-column-width="65535*"/>
    </style:style>
    <style:style style:name="表格223.A1" style:family="table-cell">
      <style:table-cell-properties fo:background-color="#e6e6ff" fo:padding="0.097cm" fo:border="0.002cm solid #ffffff">
        <style:background-image/>
      </style:table-cell-properties>
    </style:style>
    <style:style style:name="表格224" style:family="table">
      <style:table-properties style:width="19.006cm" table:align="margins" style:writing-mode="lr-tb"/>
    </style:style>
    <style:style style:name="表格224.A" style:family="table-column">
      <style:table-column-properties style:column-width="19.006cm" style:rel-column-width="65535*"/>
    </style:style>
    <style:style style:name="表格224.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7"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8" style:family="paragraph" style:parent-style-name="Heading_20_1" style:list-style-name="WW8Num13">
      <style:paragraph-properties fo:margin-left="0.75cm" fo:margin-right="0cm" fo:text-indent="-0.75cm" style:auto-text-indent="false"/>
    </style:style>
    <style:style style:name="P49"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0"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9"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0"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40566969" text:style-name="WW8Num13">
        <text:list-item>
          <text:h text:style-name="P48" text:outline-level="1"><text:soft-page-break/>概述</text:h>
          <text:list>
            <text:list-item>
              <text:h text:style-name="P51"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42596207" text:continue-numbering="true" text:style-name="WW8Num13">
        <text:list-item>
          <text:h text:style-name="P49" text:outline-level="1"><text:soft-page-break/>libcstl库的基本结构</text:h>
          <text:list>
            <text:list-item>
              <text:h text:style-name="P53"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42606188" text:continue-numbering="true" text:style-name="WW8Num13">
        <text:list-item>
          <text:list>
            <text:list-item>
              <text:h text:style-name="P59"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42601791" text:continue-numbering="true" text:style-name="WW8Num13">
        <text:list-item>
          <text:list>
            <text:list-item>
              <text:h text:style-name="P55"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42586235" text:continue-numbering="true" text:style-name="WW8Num13">
        <text:list-item>
          <text:list>
            <text:list-item>
              <text:h text:style-name="P5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42592225" text:continue-numbering="true" text:style-name="WW8Num13">
        <text:list-item>
          <text:list>
            <text:list-item>
              <text:h text:style-name="P5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42602207" text:continue-numbering="true" text:style-name="WW8Num13">
        <text:list-item>
          <text:h text:style-name="P49"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42590731" text:continue-numbering="true" text:style-name="WW8Num13">
        <text:list-item>
          <text:list>
            <text:list-item>
              <text:h text:style-name="P5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42607117" text:continue-numbering="true" text:style-name="WW8Num13">
        <text:list-item>
          <text:list>
            <text:list-item>
              <text:h text:style-name="P5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42582309" text:continue-numbering="true" text:style-name="WW8Num13">
        <text:list-item>
          <text:list>
            <text:list-item>
              <text:h text:style-name="P54"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42591990" text:continue-numbering="true" text:style-name="WW8Num13">
        <text:list-item>
          <text:h text:style-name="P50"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42585882" text:continue-numbering="true" text:style-name="WW8Num13">
        <text:list-item>
          <text:list>
            <text:list-item>
              <text:h text:style-name="P55"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42607289" text:continue-numbering="true" text:style-name="WW8Num13">
        <text:list-item>
          <text:list>
            <text:list-item>
              <text:h text:style-name="P55"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42596812" text:continue-numbering="true" text:style-name="WW8Num13">
        <text:list-item>
          <text:list>
            <text:list-item>
              <text:h text:style-name="P55"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42589475" text:continue-numbering="true" text:style-name="WW8Num13">
        <text:list-item>
          <text:list>
            <text:list-item>
              <text:h text:style-name="P58"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42606328" text:continue-numbering="true" text:style-name="WW8Num13">
        <text:list-item>
          <text:list>
            <text:list-item>
              <text:h text:style-name="P58"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42591694" text:continue-numbering="true" text:style-name="WW8Num13">
        <text:list-item>
          <text:list>
            <text:list-item>
              <text:h text:style-name="P55"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2614187" text:continue-numbering="true" text:style-name="WW8Num13">
        <text:list-item>
          <text:h text:style-name="P50"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42598070" text:continue-numbering="true" text:style-name="WW8Num13">
        <text:list-item>
          <text:list>
            <text:list-item>
              <text:h text:style-name="P5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42613305" text:continue-numbering="true" text:style-name="WW8Num13">
        <text:list-item>
          <text:list>
            <text:list-item>
              <text:h text:style-name="P55"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42582667" text:continue-numbering="true" text:style-name="WW8Num13">
        <text:list-item>
          <text:list>
            <text:list-item>
              <text:h text:style-name="P55"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42603792" text:continue-numbering="true" text:style-name="WW8Num13">
        <text:list-item>
          <text:list>
            <text:list-item>
              <text:h text:style-name="P55"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2583948" text:continue-numbering="true" text:style-name="WW8Num13">
        <text:list-item>
          <text:h text:style-name="P50"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42610149" text:continue-numbering="true" text:style-name="WW8Num13">
        <text:list-item>
          <text:list>
            <text:list-item>
              <text:h text:style-name="P58"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42585968" text:continue-numbering="true" text:style-name="WW8Num13">
        <text:list-item>
          <text:list>
            <text:list-item>
              <text:h text:style-name="P58"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图 6.4 vector迭代器</text:p>
      <text:p text:style-name="P21"><text:tab/>所以对于vector迭代器来说，迭代器的结构就变成了：</text:p>
      <table:table table:name="Table14" table:style-name="Table14">
        <table:table-column table:style-name="Table14.A"/>
        <text:soft-page-break/>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42583121" text:continue-numbering="true" text:style-name="WW8Num13">
        <text:list-item>
          <text:list>
            <text:list-item>
              <text:h text:style-name="P58"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图 6.5 vector结构</text:p>
      <text:p text:style-name="P21"/>
      <text:list xml:id="list42603764" text:continue-numbering="true" text:style-name="WW8Num13">
        <text:list-item>
          <text:list>
            <text:list-item>
              <text:h text:style-name="P55" text:outline-level="2"><text:soft-page-break/>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ext:soft-page-break/>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text:soft-page-break/>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soft-page-break/><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text:soft-page-break/></text:p>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soft-page-break/><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text:soft-page-break/>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text:soft-page-break/>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text:soft-page-break/>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text:soft-page-break/>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soft-page-break/><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text:soft-page-break/>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42607640" text:continue-numbering="true" text:style-name="WW8Num13">
        <text:list-item>
          <text:list>
            <text:list-item>
              <text:h text:style-name="P55" text:outline-level="2"><text:soft-page-break/>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text:soft-page-break/>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text:soft-page-break/>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text:soft-page-break/>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text:soft-page-break/>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42600710" text:continue-numbering="true" text:style-name="WW8Num13">
        <text:list-item>
          <text:list>
            <text:list-item>
              <text:h text:style-name="P55"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soft-page-break/><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soft-page-break/><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text:soft-page-break/>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text:soft-page-break/>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soft-page-break/><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text:soft-page-break/>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text:soft-page-break/>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soft-page-break/><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2608130" text:continue-numbering="true" text:style-name="WW8Num13">
        <text:list-item>
          <text:h text:style-name="P50"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42608232" text:continue-numbering="true" text:style-name="WW8Num13">
        <text:list-item>
          <text:list>
            <text:list-item>
              <text:h text:style-name="P58"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42610967" text:continue-numbering="true" text:style-name="WW8Num13">
        <text:list-item>
          <text:list>
            <text:list-item>
              <text:h text:style-name="P58"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42596748" text:continue-numbering="true" text:style-name="WW8Num13">
        <text:list-item>
          <text:list>
            <text:list-item>
              <text:h text:style-name="P58"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42599533" text:continue-numbering="true" text:style-name="WW8Num13">
        <text:list-item>
          <text:list>
            <text:list-item>
              <text:h text:style-name="P58"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42606758" text:continue-numbering="true" text:style-name="WW8Num13">
        <text:list-item>
          <text:list>
            <text:list-item>
              <text:h text:style-name="P55"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42605197"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2595516" text:continue-numbering="true" text:style-name="WW8Num13">
        <text:list-item>
          <text:h text:style-name="P50"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42612462" text:continue-numbering="true" text:style-name="WW8Num13">
        <text:list-item>
          <text:list>
            <text:list-item>
              <text:h text:style-name="P57"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42583782" text:continue-numbering="true" text:style-name="WW8Num13">
        <text:list-item>
          <text:list>
            <text:list-item>
              <text:h text:style-name="P57"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42597203" text:continue-numbering="true" text:style-name="WW8Num13">
        <text:list-item>
          <text:list>
            <text:list-item>
              <text:h text:style-name="P57"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42613644" text:continue-numbering="true" text:style-name="WW8Num13">
        <text:list-item>
          <text:list>
            <text:list-item>
              <text:h text:style-name="P55"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42599852" text:continue-numbering="true" text:style-name="WW8Num13">
        <text:list-item>
          <text:list>
            <text:list-item>
              <text:h text:style-name="P55"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42589868" text:continue-numbering="true" text:style-name="WW8Num13">
        <text:list-item>
          <text:list>
            <text:list-item>
              <text:h text:style-name="P55"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2592443" text:continue-numbering="true" text:style-name="WW8Num13">
        <text:list-item>
          <text:h text:style-name="P50"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42605734" text:continue-numbering="true" text:style-name="WW8Num13">
        <text:list-item>
          <text:list>
            <text:list-item>
              <text:h text:style-name="P52"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42604828" text:continue-numbering="true" text:style-name="WW8Num13">
        <text:list-item>
          <text:list>
            <text:list-item>
              <text:h text:style-name="P52"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42594683" text:continue-numbering="true" text:style-name="WW8Num13">
        <text:list-item>
          <text:list>
            <text:list-item>
              <text:h text:style-name="P52"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42597626" text:continue-numbering="true" text:style-name="WW8Num13">
        <text:list-item>
          <text:list>
            <text:list-item>
              <text:h text:style-name="P55"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42591396" text:continue-numbering="true" text:style-name="WW8Num13">
        <text:list-item>
          <text:list>
            <text:list-item>
              <text:h text:style-name="P55"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42596558"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2590460" text:continue-numbering="true" text:style-name="WW8Num13">
        <text:list-item>
          <text:h text:style-name="P50"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42593112" text:continue-numbering="true" text:style-name="WW8Num13">
        <text:list-item>
          <text:list>
            <text:list-item>
              <text:h text:style-name="P52"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42611393" text:continue-numbering="true" text:style-name="WW8Num13">
        <text:list-item>
          <text:list>
            <text:list-item>
              <text:h text:style-name="P52"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42589449" text:continue-numbering="true" text:style-name="WW8Num13">
        <text:list-item>
          <text:list>
            <text:list-item>
              <text:h text:style-name="P55"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42598646" text:continue-numbering="true" text:style-name="WW8Num13">
        <text:list-item>
          <text:list>
            <text:list-item>
              <text:h text:style-name="P55"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2598524" text:continue-numbering="true" text:style-name="WW8Num13">
        <text:list-item>
          <text:h text:style-name="P50"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42599937" text:continue-numbering="true" text:style-name="WW8Num13">
        <text:list-item>
          <text:list>
            <text:list-item>
              <text:h text:style-name="P52"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42588215" text:continue-numbering="true" text:style-name="WW8Num13">
        <text:list-item>
          <text:list>
            <text:list-item>
              <text:h text:style-name="P52"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42609794" text:continue-numbering="true" text:style-name="WW8Num13">
        <text:list-item>
          <text:list>
            <text:list-item>
              <text:h text:style-name="P55"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42612072" text:continue-numbering="true" text:style-name="WW8Num13">
        <text:list-item>
          <text:list>
            <text:list-item>
              <text:h text:style-name="P55"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2604108" text:continue-numbering="true" text:style-name="WW8Num13">
        <text:list-item>
          <text:h text:style-name="P50"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42605344" text:continue-numbering="true" text:style-name="WW8Num13">
        <text:list-item>
          <text:list>
            <text:list-item>
              <text:h text:style-name="P52"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42600562" text:continue-numbering="true" text:style-name="WW8Num13">
        <text:list-item>
          <text:list>
            <text:list-item>
              <text:h text:style-name="P52"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42612367" text:continue-numbering="true" text:style-name="WW8Num13">
        <text:list-item>
          <text:list>
            <text:list-item>
              <text:h text:style-name="P52"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42585535" text:continue-numbering="true" text:style-name="WW8Num13">
        <text:list-item>
          <text:list>
            <text:list-item>
              <text:h text:style-name="P55"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able:table table:name="表格59" table:style-name="表格59">
        <table:table-column table:style-name="表格59.A"/>
        <table:table-row>
          <table:table-cell table:style-name="表格59.A1" office:value-type="string">
            <text:p text:style-name="P32">bool_t basic_string_equal(</text:p>
            <text:p text:style-name="P32"><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6"/>
      <table:table table:name="表格60" table:style-name="表格60">
        <table:table-column table:style-name="表格60.A"/>
        <table:table-row>
          <table:table-cell table:style-name="表格60.A1" office:value-type="string">
            <text:p text:style-name="P32">bool_t basic_string_not_equal(</text:p>
            <text:p text:style-name="P32"><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6"/>
      <table:table table:name="表格61" table:style-name="表格61">
        <table:table-column table:style-name="表格61.A"/>
        <table:table-row>
          <table:table-cell table:style-name="表格61.A1" office:value-type="string">
            <text:p text:style-name="P32">bool_t basic_string_less(</text:p>
            <text:p text:style-name="P32"><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6"/>
      <table:table table:name="表格62" table:style-name="表格62">
        <table:table-column table:style-name="表格62.A"/>
        <table:table-row>
          <table:table-cell table:style-name="表格62.A1" office:value-type="string">
            <text:p text:style-name="P32">bool_t basic_string_less_equal(</text:p>
            <text:p text:style-name="P32"><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6"/>
      <table:table table:name="表格63" table:style-name="表格63">
        <table:table-column table:style-name="表格63.A"/>
        <table:table-row>
          <table:table-cell table:style-name="表格63.A1" office:value-type="string">
            <text:p text:style-name="P32">bool_t basic_string_greater(</text:p>
            <text:p text:style-name="P32"><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6"/>
      <table:table table:name="表格64" table:style-name="表格64">
        <table:table-column table:style-name="表格64.A"/>
        <table:table-row>
          <table:table-cell table:style-name="表格64.A1" office:value-type="string">
            <text:p text:style-name="P32">bool_t basic_string_greater_equal(</text:p>
            <text:p text:style-name="P32"><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6"/>
      <table:table table:name="表格65" table:style-name="表格65">
        <table:table-column table:style-name="表格65.A"/>
        <table:table-row>
          <table:table-cell table:style-name="表格65.A1" office:value-type="string">
            <text:p text:style-name="P32">bool_t basic_string_equal_cstr(</text:p>
            <text:p text:style-name="P32"><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6"/>
      <table:table table:name="Table478" table:style-name="Table478">
        <table:table-column table:style-name="Table478.A"/>
        <table:table-row>
          <table:table-cell table:style-name="Table478.A1" office:value-type="string">
            <text:p text:style-name="P32">bool_t basic_string_not_equal_cstr(</text:p>
            <text:p text:style-name="P32"><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79" table:style-name="Table479">
        <table:table-column table:style-name="Table479.A"/>
        <table:table-row>
          <table:table-cell table:style-name="Table479.A1" office:value-type="string">
            <text:p text:style-name="P32">bool_t basic_string_less_cstr(</text:p>
            <text:p text:style-name="P32"><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6"/>
      <table:table table:name="Table480" table:style-name="Table480">
        <table:table-column table:style-name="Table480.A"/>
        <table:table-row>
          <table:table-cell table:style-name="Table480.A1" office:value-type="string">
            <text:p text:style-name="P32">bool_t basic_string_less_equal_cstr(</text:p>
            <text:p text:style-name="P32"><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6"/>
      <table:table table:name="Table481" table:style-name="Table481">
        <table:table-column table:style-name="Table481.A"/>
        <text:soft-page-break/>
        <table:table-row>
          <table:table-cell table:style-name="Table481.A1" office:value-type="string">
            <text:p text:style-name="P32">bool_t basic_string_greater_cstr(</text:p>
            <text:p text:style-name="P32"><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6"/>
      <table:table table:name="Table482" table:style-name="Table482">
        <table:table-column table:style-name="Table482.A"/>
        <table:table-row>
          <table:table-cell table:style-name="Table482.A1" office:value-type="string">
            <text:p text:style-name="P32">bool_t basic_string_greater_equal_cstr(</text:p>
            <text:p text:style-name="P32"><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6"/>
      <table:table table:name="Table483" table:style-name="Table483">
        <table:table-column table:style-name="Table483.A"/>
        <table:table-row>
          <table:table-cell table:style-name="Table483.A1" office:value-type="string">
            <text:p text:style-name="P32">int basic_string_compare(</text:p>
            <text:p text:style-name="P32"><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6"/>
      <table:table table:name="Table484" table:style-name="Table484">
        <table:table-column table:style-name="Table484.A"/>
        <table:table-row>
          <table:table-cell table:style-name="Table484.A1" office:value-type="string">
            <text:p text:style-name="P32">int basic_string_compare_substring_string(</text:p>
            <text:p text:style-name="P32"><text:s text:c="4"/>const basic_string_t* cpt_first, size_t t_pos, size_t t_len,</text:p>
            <text:p text:style-name="P32"><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5" table:style-name="Table485">
        <table:table-column table:style-name="Table485.A"/>
        <table:table-row>
          <table:table-cell table:style-name="Table485.A1" office:value-type="string">
            <text:p text:style-name="P32">int basic_string_compare_substring_substring(</text:p>
            <text:p text:style-name="P32"><text:s text:c="4"/>const basic_string_t* cpt_first, size_t t_firstpos, size_t t_firstlen,</text:p>
            <text:p text:style-name="P32"><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6"/>
      <table:table table:name="Table486" table:style-name="Table486">
        <table:table-column table:style-name="Table486.A"/>
        <table:table-row>
          <table:table-cell table:style-name="Table486.A1" office:value-type="string">
            <text:p text:style-name="P32">int basic_string_compare_cstr(</text:p>
            <text:p text:style-name="P32"><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87" table:style-name="Table487">
        <table:table-column table:style-name="Table487.A"/>
        <table:table-row>
          <table:table-cell table:style-name="Table487.A1" office:value-type="string">
            <text:p text:style-name="P32">int basic_string_compare_substring_cstr(</text:p>
            <text:p text:style-name="P32"><text:s text:c="4"/>const basic_string_t* cpt_basic_string, size_t t_pos, size_t t_len,</text:p>
            <text:p text:style-name="P32"><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8" table:style-name="Table488">
        <table:table-column table:style-name="Table488.A"/>
        <table:table-row>
          <table:table-cell table:style-name="Table488.A1" office:value-type="string">
            <text:p text:style-name="P32">int basic_string_compare_substring_subcstr(</text:p>
            <text:p text:style-name="P32"><text:s text:c="4"/>const basic_string_t* cpt_basic_string, size_t t_pos, size_t t_len,</text:p>
            <text:p text:style-name="P32"><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6"/>
      <table:table table:name="表格66" table:style-name="表格66">
        <table:table-column table:style-name="表格66.A"/>
        <table:table-row>
          <table:table-cell table:style-name="表格66.A1" office:value-type="string">
            <text:p text:style-name="P32">basic_string_t* basic_string_substr(</text:p>
            <text:p text:style-name="P32"><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6"><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6"/>
      <table:table table:name="表格67" table:style-name="表格67">
        <table:table-column table:style-name="表格67.A"/>
        <table:table-row>
          <table:table-cell table:style-name="表格67.A1" office:value-type="string">
            <text:p text:style-name="P32">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6"><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2">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6"/>
      <table:table table:name="表格69" table:style-name="表格69">
        <table:table-column table:style-name="表格69.A"/>
        <table:table-row>
          <table:table-cell table:style-name="表格69.A1" office:value-type="string">
            <text:p text:style-name="P32">void basic_string_connect_cstr(</text:p>
            <text:p text:style-name="P32"><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6"><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6"/>
      <table:table table:name="表格70" table:style-name="表格70">
        <table:table-column table:style-name="表格70.A"/>
        <table:table-row>
          <table:table-cell table:style-name="表格70.A1" office:value-type="string">
            <text:p text:style-name="P32">size_t basic_string_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1" table:style-name="表格71">
        <table:table-column table:style-name="表格71.A"/>
        <table:table-row>
          <table:table-cell table:style-name="表格71.A1" office:value-type="string">
            <text:p text:style-name="P32">size_t basic_string_find_cstr(</text:p>
            <text:p text:style-name="P32"><text:soft-page-break/><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2" table:style-name="表格72">
        <table:table-column table:style-name="表格72.A"/>
        <table:table-row>
          <table:table-cell table:style-name="表格72.A1" office:value-type="string">
            <text:p text:style-name="P32">size_t basic_string_find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Table489" table:style-name="Table489">
        <table:table-column table:style-name="Table489.A"/>
        <table:table-row>
          <table:table-cell table:style-name="Table489.A1" office:value-type="string">
            <text:p text:style-name="P32">size_t basic_string_find_elem(</text:p>
            <text:p text:style-name="P32"><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Table490" table:style-name="Table490">
        <table:table-column table:style-name="Table490.A"/>
        <table:table-row>
          <table:table-cell table:style-name="Table490.A1" office:value-type="string">
            <text:p text:style-name="P32">size_t basic_string_r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73" table:style-name="表格73">
        <table:table-column table:style-name="表格73.A"/>
        <table:table-row>
          <table:table-cell table:style-name="表格73.A1" office:value-type="string">
            <text:p text:style-name="P32">size_t basic_string_rfind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Table491" table:style-name="Table491">
        <table:table-column table:style-name="Table491.A"/>
        <table:table-row>
          <table:table-cell table:style-name="Table491.A1" office:value-type="string">
            <text:p text:style-name="P32">size_t basic_string_rfind_subcstr(</text:p>
            <text:p text:style-name="P32"><text:soft-page-break/><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2" table:style-name="Table492">
        <table:table-column table:style-name="Table492.A"/>
        <table:table-row>
          <table:table-cell table:style-name="Table492.A1" office:value-type="string">
            <text:p text:style-name="P32">size_t basic_string_rfind_elem(</text:p>
            <text:p text:style-name="P32"><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Table493" table:style-name="Table493">
        <table:table-column table:style-name="Table493.A"/>
        <table:table-row>
          <table:table-cell table:style-name="Table493.A1" office:value-type="string">
            <text:p text:style-name="P32">size_t basic_string_find_firs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Table494" table:style-name="Table494">
        <table:table-column table:style-name="Table494.A"/>
        <table:table-row>
          <table:table-cell table:style-name="Table494.A1" office:value-type="string">
            <text:p text:style-name="P32">size_t basic_string_find_fir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Table495" table:style-name="Table495">
        <table:table-column table:style-name="Table495.A"/>
        <table:table-row>
          <table:table-cell table:style-name="Table495.A1" office:value-type="string">
            <text:p text:style-name="P32">size_t basic_string_find_fir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5" table:style-name="表格75">
        <table:table-column table:style-name="表格75.A"/>
        <table:table-row>
          <table:table-cell table:style-name="表格75.A1" office:value-type="string">
            <text:p text:style-name="P32">size_t basic_string_find_first_of_elem(</text:p>
            <text:p text:style-name="P32"><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4" table:style-name="表格74">
        <table:table-column table:style-name="表格74.A"/>
        <table:table-row>
          <table:table-cell table:style-name="表格74.A1" office:value-type="string">
            <text:p text:style-name="P32">size_t basic_string_find_fir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6" table:style-name="表格76">
        <table:table-column table:style-name="表格76.A"/>
        <table:table-row>
          <table:table-cell table:style-name="表格76.A1" office:value-type="string">
            <text:p text:style-name="P32">size_t basic_string_find_fir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7" table:style-name="表格77">
        <table:table-column table:style-name="表格77.A"/>
        <table:table-row>
          <table:table-cell table:style-name="表格77.A1" office:value-type="string">
            <text:p text:style-name="P32">size_t basic_string_find_fir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8" table:style-name="表格78">
        <table:table-column table:style-name="表格78.A"/>
        <table:table-row>
          <table:table-cell table:style-name="表格78.A1" office:value-type="string">
            <text:p text:style-name="P32">size_t basic_string_find_first_not_of_elem(</text:p>
            <text:p text:style-name="P32"><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9" table:style-name="表格79">
        <table:table-column table:style-name="表格79.A"/>
        <table:table-row>
          <table:table-cell table:style-name="表格79.A1" office:value-type="string">
            <text:p text:style-name="P32">size_t basic_string_find_last_of(</text:p>
            <text:p text:style-name="P32"><text:s text:c="4"/>const basic_string_t* cpt_basic_string, const basic_string_t* cpt_find,</text:p>
            <text:p text:style-name="P32"><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0" table:style-name="表格80">
        <table:table-column table:style-name="表格80.A"/>
        <table:table-row>
          <table:table-cell table:style-name="表格80.A1" office:value-type="string">
            <text:p text:style-name="P32">size_t basic_string_find_la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1" table:style-name="表格81">
        <table:table-column table:style-name="表格81.A"/>
        <table:table-row>
          <table:table-cell table:style-name="表格81.A1" office:value-type="string">
            <text:p text:style-name="P32">size_t basic_string_find_la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表格82" table:style-name="表格82">
        <table:table-column table:style-name="表格82.A"/>
        <table:table-row>
          <table:table-cell table:style-name="表格82.A1" office:value-type="string">
            <text:p text:style-name="P32">size_t basic_string_find_las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表格83" table:style-name="表格83">
        <table:table-column table:style-name="表格83.A"/>
        <table:table-row>
          <table:table-cell table:style-name="表格83.A1" office:value-type="string">
            <text:p text:style-name="P32">size_t basic_string_find_la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4" table:style-name="表格84">
        <table:table-column table:style-name="表格84.A"/>
        <table:table-row>
          <table:table-cell table:style-name="表格84.A1" office:value-type="string">
            <text:p text:style-name="P32">size_t basic_string_find_la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5" table:style-name="表格85">
        <table:table-column table:style-name="表格85.A"/>
        <table:table-row>
          <table:table-cell table:style-name="表格85.A1" office:value-type="string">
            <text:p text:style-name="P32">size_t basic_string_find_la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6" table:style-name="Table496">
        <table:table-column table:style-name="Table496.A"/>
        <table:table-row>
          <table:table-cell table:style-name="Table496.A1" office:value-type="string">
            <text:p text:style-name="P32">size_t basic_string_find_last_no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6"/>
      <table:table table:name="Table497" table:style-name="Table497">
        <table:table-column table:style-name="Table497.A"/>
        <table:table-row>
          <table:table-cell table:style-name="Table497.A1" office:value-type="string">
            <text:p text:style-name="P32">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6"><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6"/>
      <table:table table:name="Table498" table:style-name="Table498">
        <table:table-column table:style-name="Table498.A"/>
        <table:table-row>
          <table:table-cell table:style-name="Table498.A1" office:value-type="string">
            <text:p text:style-name="P32">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6"><text:tab/>cpt_basic_string == NULL则函数的行为是未定义的，cpt_basic_string指向的容器是经过初始化以后的basic_string容器，否则函数的行为是未定义的。</text:p>
      <text:p text:style-name="P26"/>
      <table:table table:name="Table499" table:style-name="Table499">
        <table:table-column table:style-name="Table499.A"/>
        <table:table-row>
          <table:table-cell table:style-name="Table499.A1" office:value-type="string">
            <text:p text:style-name="P32">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text:p>
      <text:p text:style-name="P26"/>
      <table:table table:name="Table500" table:style-name="Table500">
        <table:table-column table:style-name="Table500.A"/>
        <table:table-row>
          <table:table-cell table:style-name="Table500.A1" office:value-type="string">
            <text:p text:style-name="P32">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6"><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6"/>
      <table:table table:name="Table501" table:style-name="Table501">
        <table:table-column table:style-name="Table501.A"/>
        <table:table-row>
          <table:table-cell table:style-name="Table501.A1" office:value-type="string">
            <text:p text:style-name="P32">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6"/>
      <table:table table:name="Table502" table:style-name="Table502">
        <table:table-column table:style-name="Table502.A"/>
        <table:table-row>
          <table:table-cell table:style-name="Table502.A1" office:value-type="string">
            <text:p text:style-name="P32">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6"/>
      <table:table table:name="Table503" table:style-name="Table503">
        <table:table-column table:style-name="Table503.A"/>
        <table:table-row>
          <table:table-cell table:style-name="Table503.A1" office:value-type="string">
            <text:p text:style-name="P32">void basic_string_assign_substring(</text:p>
            <text:p text:style-name="P32"><text:s text:c="4"/>basic_string_t* pt_dest, const basic_string_t* cpt_src,</text:p>
            <text:p text:style-name="P32"><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05" table:style-name="Table505">
        <table:table-column table:style-name="Table505.A"/>
        <table:table-row>
          <table:table-cell table:style-name="Table505.A1" office:value-type="string">
            <text:p text:style-name="P32">void basic_string_assign_cstr(</text:p>
            <text:p text:style-name="P32"><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06" table:style-name="Table506">
        <table:table-column table:style-name="Table506.A"/>
        <table:table-row>
          <table:table-cell table:style-name="Table506.A1" office:value-type="string">
            <text:p text:style-name="P32">void basic_string_assign_subcstr(</text:p>
            <text:p text:style-name="P32"><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Table504" table:style-name="Table504">
        <table:table-column table:style-name="Table504.A"/>
        <table:table-row>
          <table:table-cell table:style-name="Table504.A1" office:value-type="string">
            <text:p text:style-name="P32">void<text:span text:style-name="T38">　</text:span><text:span text:style-name="T37">basic_string</text:span>_assign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07" table:style-name="Table507">
        <table:table-column table:style-name="Table507.A"/>
        <table:table-row>
          <table:table-cell table:style-name="Table507.A1" office:value-type="string">
            <text:p text:style-name="P32">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6"/>
      <table:table table:name="Table508" table:style-name="Table508">
        <table:table-column table:style-name="Table508.A"/>
        <table:table-row>
          <table:table-cell table:style-name="Table508.A1" office:value-type="string">
            <text:p text:style-name="P32">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6"/>
      <table:table table:name="Table509" table:style-name="Table509">
        <table:table-column table:style-name="Table509.A"/>
        <table:table-row>
          <table:table-cell table:style-name="Table509.A1" office:value-type="string">
            <text:p text:style-name="P32">void basic_string_append_substring(</text:p>
            <text:p text:style-name="P32"><text:s text:c="4"/>basic_string_t* pt_dest, const basic_string_t* cpt_src,</text:p>
            <text:p text:style-name="P32"><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11" table:style-name="Table511">
        <table:table-column table:style-name="Table511.A"/>
        <table:table-row>
          <table:table-cell table:style-name="Table511.A1" office:value-type="string">
            <text:p text:style-name="P32">void basic_string_append_cstr(</text:p>
            <text:p text:style-name="P32"><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12" table:style-name="Table512">
        <table:table-column table:style-name="Table512.A"/>
        <table:table-row>
          <table:table-cell table:style-name="Table512.A1" office:value-type="string">
            <text:p text:style-name="P32">void basic_string_append_subcstr(</text:p>
            <text:p text:style-name="P32"><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text:soft-page-break/></text:p>
      <table:table table:name="Table510" table:style-name="Table510">
        <table:table-column table:style-name="Table510.A"/>
        <table:table-row>
          <table:table-cell table:style-name="Table510.A1" office:value-type="string">
            <text:p text:style-name="P32">void<text:span text:style-name="T38">　</text:span><text:span text:style-name="T37">basic_string</text:span>_append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13" table:style-name="Table513">
        <table:table-column table:style-name="Table513.A"/>
        <table:table-row>
          <table:table-cell table:style-name="Table513.A1" office:value-type="string">
            <text:p text:style-name="P32">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1"/>
      <table:table table:name="Table514" table:style-name="Table514">
        <table:table-column table:style-name="Table514.A"/>
        <table:table-row>
          <table:table-cell table:style-name="Table514.A1" office:value-type="string">
            <text:p text:style-name="P32">basic_string_iterator_t basic_string_insert(</text:p>
            <text:p text:style-name="P32"><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6">注意：</text:p>
      <text:p text:style-name="P26"><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5" table:style-name="Table515">
        <table:table-column table:style-name="Table515.A"/>
        <table:table-row>
          <table:table-cell table:style-name="Table515.A1" office:value-type="string">
            <text:p text:style-name="P32">basic_string_iterator_t basic_string_insert_n(</text:p>
            <text:p text:style-name="P32"><text:s text:c="4"/>basic_string_t* pt_basic_string, basic_string_iterator_t it_pos,</text:p>
            <text:p text:style-name="P32"><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6" table:style-name="Table516">
        <table:table-column table:style-name="Table516.A"/>
        <table:table-row>
          <table:table-cell table:style-name="Table516.A1" office:value-type="string">
            <text:p text:style-name="P32">void basic_string_insert_string(</text:p>
            <text:p text:style-name="P32"><text:s text:c="4"/>basic_string_t* pt_basic_string, size_t t_pos,</text:p>
            <text:p text:style-name="P32"><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6"/>
      <table:table table:name="Table517" table:style-name="Table517">
        <table:table-column table:style-name="Table517.A"/>
        <table:table-row>
          <table:table-cell table:style-name="Table517.A1" office:value-type="string">
            <text:p text:style-name="P32">void basic_string_insert_substring(</text:p>
            <text:p text:style-name="P32"><text:s text:c="4"/>basic_string_t* pt_basic_string, size_t t_pos,</text:p>
            <text:p text:style-name="P32"><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6"/>
      <table:table table:name="Table519" table:style-name="Table519">
        <table:table-column table:style-name="Table519.A"/>
        <table:table-row>
          <table:table-cell table:style-name="Table519.A1" office:value-type="string">
            <text:p text:style-name="P32">void basic_string_insert_cstr(</text:p>
            <text:p text:style-name="P32"><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6"><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6"/>
      <table:table table:name="Table520" table:style-name="Table520">
        <table:table-column table:style-name="Table520.A"/>
        <table:table-row>
          <table:table-cell table:style-name="Table520.A1" office:value-type="string">
            <text:p text:style-name="P32">void basic_string_insert_subcstr(</text:p>
            <text:p text:style-name="P32"><text:s text:c="4"/>basic_string_t* pt_basic_string, size_t t_pos,</text:p>
            <text:p text:style-name="P32"><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6"/>
      <table:table table:name="Table518" table:style-name="Table518">
        <table:table-column table:style-name="Table518.A"/>
        <table:table-row>
          <table:table-cell table:style-name="Table518.A1" office:value-type="string">
            <text:p text:style-name="P32">void<text:span text:style-name="T38">　</text:span><text:span text:style-name="T37">basic_string</text:span>_insert_range(</text:p>
            <text:p text:style-name="P32"><text:s text:c="4"/>basic_string_t* pt_basic_string, basic_string_iterator_t it_pos,</text:p>
            <text:p text:style-name="P32"><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表格86" table:style-name="表格86">
        <table:table-column table:style-name="表格86.A"/>
        <table:table-row>
          <table:table-cell table:style-name="表格86.A1" office:value-type="string">
            <text:p text:style-name="P32">void basic_string_insert_elem(</text:p>
            <text:p text:style-name="P32"><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1"/>
      <table:table table:name="表格87" table:style-name="表格87">
        <table:table-column table:style-name="表格87.A"/>
        <table:table-row>
          <table:table-cell table:style-name="表格87.A1" office:value-type="string">
            <text:p text:style-name="P32">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表格88" table:style-name="表格88">
        <table:table-column table:style-name="表格88.A"/>
        <table:table-row>
          <table:table-cell table:style-name="表格88.A1" office:value-type="string">
            <text:p text:style-name="P32">void basic_string_resize(</text:p>
            <text:p text:style-name="P32"><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1"/>
      <table:table table:name="表格89" table:style-name="表格89">
        <table:table-column table:style-name="表格89.A"/>
        <table:table-row>
          <table:table-cell table:style-name="表格89.A1" office:value-type="string">
            <text:p text:style-name="P32">basic_string_iterator_t basic_string_erase(</text:p>
            <text:p text:style-name="P32"><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6"><text:tab/>如果 pt_basic_string == NULL或者basic_string是未初始化的basic_string则函数的行为是未定义的。it_pos是属于basic_string的有效的迭代器，否则函数的行为是未定义的。</text:p>
      <text:p text:style-name="P26"/>
      <table:table table:name="表格90" table:style-name="表格90">
        <table:table-column table:style-name="表格90.A"/>
        <table:table-row>
          <table:table-cell table:style-name="表格90.A1" office:value-type="string">
            <text:p text:style-name="P32"><text:span text:style-name="T38">b</text:span><text:span text:style-name="T37">asic_string_iterator_t</text:span><text:span text:style-name="T38">　</text:span><text:span text:style-name="T37">basic_string</text:span>_erase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6"><text:tab/>pt_basic_string == NULL则函数的行为是未定义的，pt_basic_string指向的容器是经过初始化以后的basic_string容器，否则函数的行为是未定义的。[it_begin, it_end)是有效的范围，否则函数的行为是未定义的。</text:p>
      <text:p text:style-name="P26"/>
      <table:table table:name="表格91" table:style-name="表格91">
        <table:table-column table:style-name="表格91.A"/>
        <table:table-row>
          <table:table-cell table:style-name="表格91.A1" office:value-type="string">
            <text:p text:style-name="P32">void basic_string_erase_substring(</text:p>
            <text:p text:style-name="P32"><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6"><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6"/>
      <table:table table:name="Table521" table:style-name="Table521">
        <table:table-column table:style-name="Table521.A"/>
        <table:table-row>
          <table:table-cell table:style-name="Table521.A1" office:value-type="string">
            <text:p text:style-name="P32">void basic_string_replace(</text:p>
            <text:p text:style-name="P32"><text:s text:c="4"/>basic_string_t* pt_basic_string, size_t t_pos, size_t t_len,</text:p>
            <text:p text:style-name="P32"><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6"><text:soft-page-break/></text:p>
      <table:table table:name="Table522" table:style-name="Table522">
        <table:table-column table:style-name="Table522.A"/>
        <table:table-row>
          <table:table-cell table:style-name="Table522.A1" office:value-type="string">
            <text:p text:style-name="P32">void basic_string_replace_substring(</text:p>
            <text:p text:style-name="P32"><text:s text:c="4"/>basic_string_t* pt_basic_string, size_t t_pos, size_t t_len,</text:p>
            <text:p text:style-name="P32"><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6"/>
      <table:table table:name="Table523" table:style-name="Table523">
        <table:table-column table:style-name="Table523.A"/>
        <table:table-row>
          <table:table-cell table:style-name="Table523.A1" office:value-type="string">
            <text:p text:style-name="P32">void basic_string_replace_cstr(</text:p>
            <text:p text:style-name="P32"><text:s text:c="4"/>basic_string_t* pt_basic_string, size_t t_pos, size_t t_len,</text:p>
            <text:p text:style-name="P32"><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6"/>
      <table:table table:name="Table524" table:style-name="Table524">
        <table:table-column table:style-name="Table524.A"/>
        <table:table-row>
          <table:table-cell table:style-name="Table524.A1" office:value-type="string">
            <text:p text:style-name="P32">void basic_string_replace_subcstr(</text:p>
            <text:p text:style-name="P32"><text:soft-page-break/><text:s text:c="4"/>basic_string_t* pt_basic_string, size_t t_pos, size_t t_len,</text:p>
            <text:p text:style-name="P32"><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1"/>
      <table:table table:name="Table525" table:style-name="Table525">
        <table:table-column table:style-name="Table525.A"/>
        <table:table-row>
          <table:table-cell table:style-name="Table525.A1" office:value-type="string">
            <text:p text:style-name="P32">void basic_string_replace_elem(</text:p>
            <text:p text:style-name="P32"><text:s text:c="4"/>basic_string_t* pt_basic_string, size_t t_pos, size_t t_len,</text:p>
            <text:p text:style-name="P32"><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6"/>
      <table:table table:name="Table526" table:style-name="Table526">
        <table:table-column table:style-name="Table526.A"/>
        <table:table-row>
          <table:table-cell table:style-name="Table526.A1" office:value-type="string">
            <text:p text:style-name="P32">void basic_string_range_replace(</text:p>
            <text:p text:style-name="P32"><text:s text:c="4"/>basic_string_t* pt_basic_string, basic_string_iterator_t it_begin,</text:p>
            <text:p text:style-name="P32"><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6"/>
      <table:table table:name="Table527" table:style-name="Table527">
        <table:table-column table:style-name="Table527.A"/>
        <table:table-row>
          <table:table-cell table:style-name="Table527.A1" office:value-type="string">
            <text:p text:style-name="P32">void basic_string_range_replace_substring(</text:p>
            <text:p text:style-name="P32"><text:s text:c="4"/>basic_string_t* pt_basic_string, basic_string_iterator_t it_begin,</text:p>
            <text:p text:style-name="P32"><text:s text:c="4"/>basic_string_iterator_t it_end, const basic_string_t* cpt_replace,</text:p>
            <text:p text:style-name="P32"><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6"/>
      <table:table table:name="Table528" table:style-name="Table528">
        <table:table-column table:style-name="Table528.A"/>
        <table:table-row>
          <table:table-cell table:style-name="Table528.A1" office:value-type="string">
            <text:p text:style-name="P32">void basic_string_range_replace_cstr(</text:p>
            <text:p text:style-name="P32"><text:s text:c="4"/>basic_string_t* pt_basic_string, basic_string_iterator_t it_begin,</text:p>
            <text:p text:style-name="P32"><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6"/>
      <table:table table:name="表格92" table:style-name="表格92">
        <table:table-column table:style-name="表格92.A"/>
        <table:table-row>
          <table:table-cell table:style-name="表格92.A1" office:value-type="string">
            <text:p text:style-name="P32">void basic_string_range_replace_subcstr(</text:p>
            <text:p text:style-name="P32"><text:s text:c="4"/>basic_string_t* pt_basic_string, basic_string_iterator_t it_begin,</text:p>
            <text:p text:style-name="P32"><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1"/>
      <table:table table:name="表格93" table:style-name="表格93">
        <table:table-column table:style-name="表格93.A"/>
        <table:table-row>
          <table:table-cell table:style-name="表格93.A1" office:value-type="string">
            <text:p text:style-name="P32">void basic_string_range_replace_elem(</text:p>
            <text:p text:style-name="P32"><text:s text:c="4"/>basic_string_t* pt_basic_string, basic_string_iterator_t it_begin,</text:p>
            <text:p text:style-name="P32"><text:s text:c="4"/>basic_string_iterator_t it_end, 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6"/>
      <table:table table:name="表格94" table:style-name="表格94">
        <table:table-column table:style-name="表格94.A"/>
        <table:table-row>
          <table:table-cell table:style-name="表格94.A1" office:value-type="string">
            <text:p text:style-name="P32">void basic_string_replace_range(</text:p>
            <text:p text:style-name="P32"><text:s text:c="4"/>basic_string_t* pt_basic_string,</text:p>
            <text:p text:style-name="P32"><text:s text:c="4"/>basic_string_iterator_t it_begin, basic_string_iterator_t it_end,</text:p>
            <text:p text:style-name="P32"><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6"><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6"/>
      <text:list xml:id="list42588345"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ext:soft-page-break/>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42592409" text:continue-numbering="true" text:style-name="WW8Num13">
        <text:list-item>
          <text:list>
            <text:list-item>
              <text:h text:style-name="P55"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text:soft-page-break/></text:p>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oft-page-break/><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list xml:id="list42599688" text:continue-numbering="true" text:style-name="WW8Num13">
        <text:list-item>
          <text:h text:style-name="P50" text:outline-level="1"><text:soft-page-break/>string<text:span text:style-name="T20">容器</text:span></text:h>
        </text:list-item>
      </text:list>
      <text:p text:style-name="P21"><text:tab/>string容器是字符串的概念，它的底层使用basic_string实现，string与其他容器不同，它内部保存的只是char类型而不保存其他类型的数据。</text:p>
      <text:p text:style-name="P21"/>
      <text:list xml:id="list42596067" text:continue-numbering="true" text:style-name="WW8Num13">
        <text:list-item>
          <text:list>
            <text:list-item>
              <text:h text:style-name="P52" text:outline-level="2"><text:span text:style-name="T6">string</text:span>容器的机制</text:h>
            </text:list-item>
          </text:list>
        </text:list-item>
      </text:list>
      <text:p text:style-name="P21"><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1"><text:tab/>在使用字符串时有些问题，当字符串中包含'\0'的时候会被截断，如”abc\0xxxxx”会被自动截断成”abc”，这与STL的行为不一致。</text:p>
      <text:p text:style-name="P21"><text:tab/>同时string还提供了一些I/O操作。</text:p>
      <text:list xml:id="list42601589" text:continue-numbering="true" text:style-name="WW8Num13">
        <text:list-item>
          <text:list>
            <text:list-item>
              <text:h text:style-name="P52" text:outline-level="2"><text:span text:style-name="T6">string</text:span><text:span text:style-name="T23">迭代</text:span>器</text:h>
            </text:list-item>
          </text:list>
        </text:list-item>
      </text:list>
      <text:p text:style-name="P21"><text:tab/>直接使用basic_string的迭代器作为string的迭代器。</text:p>
      <text:list xml:id="list42601098" text:continue-numbering="true" text:style-name="WW8Num13">
        <text:list-item>
          <text:list>
            <text:list-item>
              <text:h text:style-name="P52" text:outline-level="2"><text:span text:style-name="T6">string</text:span>代码结构</text:h>
            </text:list-item>
          </text:list>
        </text:list-item>
      </text:list>
      <text:p text:style-name="P21"><text:tab/>string直接使用basic_string作为底层实现</text:p>
      <table:table table:name="表格95" table:style-name="表格95">
        <table:table-column table:style-name="表格95.A"/>
        <table:table-row>
          <table:table-cell table:style-name="表格95.A1" office:value-type="string">
            <text:p text:style-name="P32">typedef basic_string_t string_t;</text:p>
          </table:table-cell>
        </table:table-row>
      </table:table>
      <text:p text:style-name="P21"/>
      <text:list xml:id="list42603361" text:continue-numbering="true" text:style-name="WW8Num13">
        <text:list-item>
          <text:list>
            <text:list-item>
              <text:h text:style-name="P55" text:outline-level="2">外部接口</text:h>
            </text:list-item>
          </text:list>
        </text:list-item>
      </text:list>
      <text:p text:style-name="P21"><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7">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7">string_compare</text:p>
          </table:table-cell>
          <table:table-cell table:style-name="表格99.B2" office:value-type="string">
            <text:p text:style-name="P36">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1"/>
      <text:p text:style-name="P21">接口原型：</text:p>
      <table:table table:name="表格100" table:style-name="表格100">
        <table:table-column table:style-name="表格100.A"/>
        <table:table-row>
          <table:table-cell table:style-name="表格100.A1" office:value-type="string">
            <text:p text:style-name="P32">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6"><text:tab/>创建的string容器中保存的数据是char类型。</text:p>
      <text:p text:style-name="P26"/>
      <table:table table:name="表格101" table:style-name="表格101">
        <table:table-column table:style-name="表格101.A"/>
        <table:table-row>
          <table:table-cell table:style-name="表格101.A1" office:value-type="string">
            <text:p text:style-name="P32">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6"><text:tab/>被初始化的容器一定是使用create_string创建的容器，否则函数的行为是未定义的。pstr_string == NULL，函数的行为是未定义的。使用string_init初始化之后的string容器，string_size() == 0。</text:p>
      <text:p text:style-name="P26"/>
      <table:table table:name="表格102" table:style-name="表格102">
        <table:table-column table:style-name="表格102.A"/>
        <table:table-row>
          <table:table-cell table:style-name="表格102.A1" office:value-type="string">
            <text:p text:style-name="P32">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6"><text:tab/>如果pstr_string == NULL则函数的行为是未定义的。string容器必须是使用create_string创建的否则函数的行为是未定义的。使用string_init_char初始化之后的string容器，string_size() == t_count。</text:p>
      <text:p text:style-name="P26"/>
      <table:table table:name="表格103" table:style-name="表格103">
        <table:table-column table:style-name="表格103.A"/>
        <table:table-row>
          <table:table-cell table:style-name="表格103.A1" office:value-type="string">
            <text:p text:style-name="P32">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6"/>
      <table:table table:name="表格104" table:style-name="表格104">
        <table:table-column table:style-name="表格104.A"/>
        <table:table-row>
          <table:table-cell table:style-name="表格104.A1" office:value-type="string">
            <text:p text:style-name="P32">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6"/>
      <table:table table:name="表格105" table:style-name="表格105">
        <table:table-column table:style-name="表格105.A"/>
        <table:table-row>
          <table:table-cell table:style-name="表格105.A1" office:value-type="string">
            <text:p text:style-name="P32">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6"/>
      <table:table table:name="表格106" table:style-name="表格106">
        <table:table-column table:style-name="表格106.A"/>
        <table:table-row>
          <table:table-cell table:style-name="表格106.A1" office:value-type="string">
            <text:p text:style-name="P32">void string_init_copy_substring(</text:p>
            <text:p text:style-name="P32"><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6"/>
      <table:table table:name="表格107" table:style-name="表格107">
        <table:table-column table:style-name="表格107.A"/>
        <table:table-row>
          <table:table-cell table:style-name="表格107.A1" office:value-type="string">
            <text:p text:style-name="P32">void string_init_copy_range(string_t* pstr_string,</text:p>
            <text:p text:style-name="P32"><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6"/>
      <table:table table:name="表格108" table:style-name="表格108">
        <table:table-column table:style-name="表格108.A"/>
        <table:table-row>
          <table:table-cell table:style-name="表格108.A1" office:value-type="string">
            <text:p text:style-name="P32">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6"><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6"/>
      <table:table table:name="Table529" table:style-name="Table529">
        <table:table-column table:style-name="Table529.A"/>
        <table:table-row>
          <table:table-cell table:style-name="Table529.A1" office:value-type="string">
            <text:p text:style-name="P32">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6"><text:tab/>如果cpstr_string == NULL或者string容器一定已经初始化的容器，否则函数的行为是未定义的。当string为空时返回空串。</text:p>
      <text:p text:style-name="P26"/>
      <table:table table:name="Table530" table:style-name="Table530">
        <table:table-column table:style-name="Table530.A"/>
        <table:table-row>
          <table:table-cell table:style-name="Table530.A1" office:value-type="string">
            <text:p text:style-name="P32">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6"><text:tab/>如果cpstr_string == NULL或者string容器一定已经初始化的容器，否则函数的行为是未定义的。当string为空时函数的行为是未定义的。</text:p>
      <text:p text:style-name="P26"/>
      <table:table table:name="Table531" table:style-name="Table531">
        <table:table-column table:style-name="Table531.A"/>
        <table:table-row>
          <table:table-cell table:style-name="Table531.A1" office:value-type="string">
            <text:p text:style-name="P32">size_t string_copy(</text:p>
            <text:p text:style-name="P32"><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6"><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6"/>
      <table:table table:name="Table532" table:style-name="Table532">
        <table:table-column table:style-name="Table532.A"/>
        <table:table-row>
          <table:table-cell table:style-name="Table532.A1" office:value-type="string">
            <text:p text:style-name="P32">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6"><text:tab/>如果cpstr_string == NULL或者string容器一定已经初始化的容器，否则函数的行为是未定义的。</text:p>
      <text:p text:style-name="P26"/>
      <table:table table:name="Table533" table:style-name="Table533">
        <table:table-column table:style-name="Table533.A"/>
        <table:table-row>
          <table:table-cell table:style-name="Table533.A1" office:value-type="string">
            <text:p text:style-name="P32">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6"><text:tab/>如果cpstr_string == NULL或者string容器一定已经初始化的容器，否则函数的行为是未定义的。这个函数与string_size()相同。</text:p>
      <text:p text:style-name="P26"/>
      <table:table table:name="Table534" table:style-name="Table534">
        <table:table-column table:style-name="Table534.A"/>
        <table:table-row>
          <table:table-cell table:style-name="Table534.A1" office:value-type="string">
            <text:p text:style-name="P32">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6"><text:tab/>如果cpstr_string == NULL或者string容器一定已经初始化的容器，否则函数的行为是未定义的。</text:p>
      <text:p text:style-name="P26"/>
      <table:table table:name="Table535" table:style-name="Table535">
        <table:table-column table:style-name="Table535.A"/>
        <table:table-row>
          <table:table-cell table:style-name="Table535.A1" office:value-type="string">
            <text:p text:style-name="P32">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6"><text:tab/>cpstr_string == NULL则函数的行为是未定义的，cpstr_string指向的容器是经过初始化以后的string容器，否则函数的行为是未定义的。这个最大数量是与系统相关的，不是一个固定的值。</text:p>
      <text:p text:style-name="P26"/>
      <table:table table:name="Table536" table:style-name="Table536">
        <table:table-column table:style-name="Table536.A"/>
        <table:table-row>
          <table:table-cell table:style-name="Table536.A1" office:value-type="string">
            <text:p text:style-name="P32">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6"><text:tab/>cpstr_string == NULL则函数的行为是未定义的，cpstr_string指向的容器是经过初始化以后的string容器，否则函数的行为是未定义的。容量符合前面描述的算法。</text:p>
      <text:p text:style-name="P26"/>
      <table:table table:name="Table537" table:style-name="Table537">
        <table:table-column table:style-name="Table537.A"/>
        <table:table-row>
          <table:table-cell table:style-name="Table537.A1" office:value-type="string">
            <text:p text:style-name="P32">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6"><text:tab/>cpstr_string == NULL则函数的行为是未定义的，cpstr_string指向的容器是经过初始化以后的string容器，否则函数的行为是未定义的。如果t_pos超过了string容器中字符索引的范围，则函数的行为是未定义的。</text:p>
      <text:p text:style-name="P26"/>
      <table:table table:name="Table538" table:style-name="Table538">
        <table:table-column table:style-name="Table538.A"/>
        <table:table-row>
          <table:table-cell table:style-name="Table538.A1" office:value-type="string">
            <text:p text:style-name="P32">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6"/>
      <table:table table:name="Table539" table:style-name="Table539">
        <table:table-column table:style-name="Table539.A"/>
        <table:table-row>
          <table:table-cell table:style-name="Table539.A1" office:value-type="string">
            <text:p text:style-name="P32">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6"/>
      <table:table table:name="Table540" table:style-name="Table540">
        <table:table-column table:style-name="Table540.A"/>
        <table:table-row>
          <table:table-cell table:style-name="Table540.A1" office:value-type="string">
            <text:p text:style-name="P32">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6"/>
      <table:table table:name="Table541" table:style-name="Table541">
        <table:table-column table:style-name="Table541.A"/>
        <table:table-row>
          <table:table-cell table:style-name="Table541.A1" office:value-type="string">
            <text:p text:style-name="P32">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6"/>
      <table:table table:name="Table542" table:style-name="Table542">
        <table:table-column table:style-name="Table542.A"/>
        <table:table-row>
          <table:table-cell table:style-name="Table542.A1" office:value-type="string">
            <text:p text:style-name="P32">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6"><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6"/>
      <table:table table:name="Table543" table:style-name="Table543">
        <table:table-column table:style-name="Table543.A"/>
        <table:table-row>
          <table:table-cell table:style-name="Table543.A1" office:value-type="string">
            <text:p text:style-name="P32">bool_t string_greater_equal(</text:p>
            <text:p text:style-name="P32"><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6"/>
      <table:table table:name="Table544" table:style-name="Table544">
        <table:table-column table:style-name="Table544.A"/>
        <table:table-row>
          <table:table-cell table:style-name="Table544.A1" office:value-type="string">
            <text:p text:style-name="P32">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6"/>
      <table:table table:name="Table545" table:style-name="Table545">
        <table:table-column table:style-name="Table545.A"/>
        <table:table-row>
          <table:table-cell table:style-name="Table545.A1" office:value-type="string">
            <text:p text:style-name="P32">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6"><text:tab/>cpstr_string == NULL或者s_cstr == NULL则函数的行为是未定义的，cpstr_string指向的容器是经过初始化以后的string容器，否则函数的行为是未定义的。</text:p>
      <text:p text:style-name="P26"/>
      <table:table table:name="Table546" table:style-name="Table546">
        <table:table-column table:style-name="Table546.A"/>
        <table:table-row>
          <table:table-cell table:style-name="Table546.A1" office:value-type="string">
            <text:p text:style-name="P32">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6"/>
      <table:table table:name="Table547" table:style-name="Table547">
        <table:table-column table:style-name="Table547.A"/>
        <table:table-row>
          <table:table-cell table:style-name="Table547.A1" office:value-type="string">
            <text:p text:style-name="P32">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6"/>
      <table:table table:name="Table548" table:style-name="Table548">
        <table:table-column table:style-name="Table548.A"/>
        <table:table-row>
          <table:table-cell table:style-name="Table548.A1" office:value-type="string">
            <text:p text:style-name="P32">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6"/>
      <table:table table:name="Table549" table:style-name="Table549">
        <table:table-column table:style-name="Table549.A"/>
        <table:table-row>
          <table:table-cell table:style-name="Table549.A1" office:value-type="string">
            <text:p text:style-name="P32">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6"/>
      <table:table table:name="Table550" table:style-name="Table550">
        <table:table-column table:style-name="Table550.A"/>
        <table:table-row>
          <table:table-cell table:style-name="Table550.A1" office:value-type="string">
            <text:p text:style-name="P32">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6"><text:tab/>cpstr_first == NULL或者cpstr_second == NULL则函数的行为是未定义的，cpstr_first和cpstr_second指向的容器是经过初始化以后的string容器，否则函数的行为是未定义的。如果cpstr_first == cpstr_second则返回0。</text:p>
      <text:p text:style-name="P26"/>
      <table:table table:name="Table551" table:style-name="Table551">
        <table:table-column table:style-name="Table551.A"/>
        <table:table-row>
          <table:table-cell table:style-name="Table551.A1" office:value-type="string">
            <text:p text:style-name="P32">int string_compare_substring_string(</text:p>
            <text:p text:style-name="P32"><text:s text:c="4"/>const string_t* cpstr_first, size_t t_pos, size_t t_len,</text:p>
            <text:p text:style-name="P32"><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6"><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6"/>
      <table:table table:name="Table552" table:style-name="Table552">
        <table:table-column table:style-name="Table552.A"/>
        <table:table-row>
          <table:table-cell table:style-name="Table552.A1" office:value-type="string">
            <text:p text:style-name="P32">int string_compare_substring_substring(</text:p>
            <text:p text:style-name="P32"><text:s text:c="4"/>const string_t* cpstr_first, size_t t_firstpos, size_t t_firstlen,</text:p>
            <text:p text:style-name="P32"><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6"><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6"/>
      <table:table table:name="Table553" table:style-name="Table553">
        <table:table-column table:style-name="Table553.A"/>
        <table:table-row>
          <table:table-cell table:style-name="Table553.A1" office:value-type="string">
            <text:p text:style-name="P32">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ext:p>
      <text:p text:style-name="P26"/>
      <table:table table:name="Table554" table:style-name="Table554">
        <table:table-column table:style-name="Table554.A"/>
        <table:table-row>
          <table:table-cell table:style-name="Table554.A1" office:value-type="string">
            <text:p text:style-name="P32">int string_compare_substring_cstr(</text:p>
            <text:p text:style-name="P32"><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6"/>
      <table:table table:name="Table555" table:style-name="Table555">
        <table:table-column table:style-name="Table555.A"/>
        <table:table-row>
          <table:table-cell table:style-name="Table555.A1" office:value-type="string">
            <text:p text:style-name="P32">int string_compare_substring_subcstr(</text:p>
            <text:p text:style-name="P32"><text:s text:c="4"/>const string_t* cpstr_string, size_t t_pos, size_t t_len,</text:p>
            <text:p text:style-name="P32"><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6"/>
      <table:table table:name="表格109" table:style-name="表格109">
        <table:table-column table:style-name="表格109.A"/>
        <table:table-row>
          <table:table-cell table:style-name="表格109.A1" office:value-type="string">
            <text:p text:style-name="P32">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6"><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6"/>
      <table:table table:name="表格110" table:style-name="表格110">
        <table:table-column table:style-name="表格110.A"/>
        <table:table-row>
          <table:table-cell table:style-name="表格110.A1" office:value-type="string">
            <text:p text:style-name="P32">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6"><text:tab/>pstr_dest == NULL或者cpstr_src == NULL则函数的行为是未定义的，pstr_dest和cpstr_src必须是已经初始化的，否则函数的行为是未定义的。</text:p>
      <text:p text:style-name="P21"/>
      <table:table table:name="表格111" table:style-name="表格111">
        <table:table-column table:style-name="表格111.A"/>
        <table:table-row>
          <table:table-cell table:style-name="表格111.A1" office:value-type="string">
            <text:p text:style-name="P32">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6"><text:tab/>如果pstr_string == NULL或者string是为初始化的则函数的行为是未定义的。</text:p>
      <text:p text:style-name="P26"/>
      <table:table table:name="表格112" table:style-name="表格112">
        <table:table-column table:style-name="表格112.A"/>
        <table:table-row>
          <table:table-cell table:style-name="表格112.A1" office:value-type="string">
            <text:p text:style-name="P32">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6"><text:tab/>pstr_string == NULL或者cpstr_value_string == NULL则函数的行为是未定义的，pstr_string必须是已经初始化的，否则函数的行为是未定义的。</text:p>
      <text:p text:style-name="P26"/>
      <table:table table:name="表格113" table:style-name="表格113">
        <table:table-column table:style-name="表格113.A"/>
        <table:table-row>
          <table:table-cell table:style-name="表格113.A1" office:value-type="string">
            <text:p text:style-name="P32">size_t string_find(</text:p>
            <text:p text:style-name="P32"><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14" table:style-name="表格114">
        <table:table-column table:style-name="表格114.A"/>
        <table:table-row>
          <table:table-cell table:style-name="表格114.A1" office:value-type="string">
            <text:p text:style-name="P32">size_t string_find_cstr(</text:p>
            <text:p text:style-name="P32"><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15" table:style-name="表格115">
        <table:table-column table:style-name="表格115.A"/>
        <table:table-row>
          <table:table-cell table:style-name="表格115.A1" office:value-type="string">
            <text:p text:style-name="P32">size_t string_find_subcstr(</text:p>
            <text:p text:style-name="P32"><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16" table:style-name="表格116">
        <table:table-column table:style-name="表格116.A"/>
        <table:table-row>
          <table:table-cell table:style-name="表格116.A1" office:value-type="string">
            <text:p text:style-name="P32">size_t string_find_char(</text:p>
            <text:p text:style-name="P32"><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string的有效位置，否则函数的行为是未定义的。</text:p>
      <text:p text:style-name="P26"/>
      <table:table table:name="表格117" table:style-name="表格117">
        <table:table-column table:style-name="表格117.A"/>
        <table:table-row>
          <table:table-cell table:style-name="表格117.A1" office:value-type="string">
            <text:p text:style-name="P32">size_t string_rfind(</text:p>
            <text:p text:style-name="P32"><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18" table:style-name="表格118">
        <table:table-column table:style-name="表格118.A"/>
        <table:table-row>
          <table:table-cell table:style-name="表格118.A1" office:value-type="string">
            <text:p text:style-name="P32">size_t string_rfind_cstr(</text:p>
            <text:p text:style-name="P32"><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text:soft-page-break/></text:p>
      <table:table table:name="表格119" table:style-name="表格119">
        <table:table-column table:style-name="表格119.A"/>
        <table:table-row>
          <table:table-cell table:style-name="表格119.A1" office:value-type="string">
            <text:p text:style-name="P32">size_t string_rfind_subcstr(</text:p>
            <text:p text:style-name="P32"><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6"/>
      <table:table table:name="表格120" table:style-name="表格120">
        <table:table-column table:style-name="表格120.A"/>
        <table:table-row>
          <table:table-cell table:style-name="表格120.A1" office:value-type="string">
            <text:p text:style-name="P32">size_t string_rfind_char(</text:p>
            <text:p text:style-name="P32"><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21" table:style-name="表格121">
        <table:table-column table:style-name="表格121.A"/>
        <table:table-row>
          <table:table-cell table:style-name="表格121.A1" office:value-type="string">
            <text:p text:style-name="P32">size_t string_find_first_of(</text:p>
            <text:p text:style-name="P32"><text:s text:c="4"/>const string_t* cpstr_string, const string_t* cpstr_find, size_t t_pos);</text:p>
          </table:table-cell>
        </table:table-row>
      </table:table>
      <text:p text:style-name="P11">描述：</text:p>
      <text:p text:style-name="P11"><text:tab/><text:span text:style-name="T37">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22" table:style-name="表格122">
        <table:table-column table:style-name="表格122.A"/>
        <table:table-row>
          <table:table-cell table:style-name="表格122.A1" office:value-type="string">
            <text:p text:style-name="P32">size_t string_find_first_of_cstr(</text:p>
            <text:p text:style-name="P32"><text:s text:c="4"/>const string_t* cpstr_string, const char* s_cstr, size_t t_pos);</text:p>
          </table:table-cell>
        </table:table-row>
      </table:table>
      <text:p text:style-name="P11">描述：</text:p>
      <text:p text:style-name="P11"><text:tab/><text:span text:style-name="T37">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23" table:style-name="表格123">
        <table:table-column table:style-name="表格123.A"/>
        <table:table-row>
          <table:table-cell table:style-name="表格123.A1" office:value-type="string">
            <text:p text:style-name="P32">size_t string_find_firs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24" table:style-name="表格124">
        <table:table-column table:style-name="表格124.A"/>
        <table:table-row>
          <table:table-cell table:style-name="表格124.A1" office:value-type="string">
            <text:p text:style-name="P32">size_t string_find_first_of_char(</text:p>
            <text:p text:style-name="P32"><text:s text:c="4"/>const string_t* cpstr_string, char c_char, size_t t_pos);</text:p>
          </table:table-cell>
        </table:table-row>
      </table:table>
      <text:p text:style-name="P11">描述：</text:p>
      <text:p text:style-name="P11"><text:tab/><text:span text:style-name="T37">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string的有效位置，否则函数的行为是未定义的。</text:p>
      <text:p text:style-name="P26"/>
      <table:table table:name="表格125" table:style-name="表格125">
        <table:table-column table:style-name="表格125.A"/>
        <table:table-row>
          <table:table-cell table:style-name="表格125.A1" office:value-type="string">
            <text:p text:style-name="P32">size_t string_find_first_not_of(</text:p>
            <text:p text:style-name="P32"><text:s text:c="4"/>const string_t* cpstr_string, const string_t* cpstr_find, size_t t_pos);</text:p>
          </table:table-cell>
        </table:table-row>
      </table:table>
      <text:p text:style-name="P11">描述：</text:p>
      <text:p text:style-name="P11"><text:tab/><text:span text:style-name="T37">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26" table:style-name="表格126">
        <table:table-column table:style-name="表格126.A"/>
        <table:table-row>
          <table:table-cell table:style-name="表格126.A1" office:value-type="string">
            <text:p text:style-name="P32">size_t string_find_first_not_of_cstr(</text:p>
            <text:p text:style-name="P32"><text:s text:c="4"/>const string_t* cpstr_string, const char* s_cstr, size_t t_pos);</text:p>
          </table:table-cell>
        </table:table-row>
      </table:table>
      <text:p text:style-name="P11">描述：</text:p>
      <text:p text:style-name="P11"><text:tab/><text:span text:style-name="T37">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27" table:style-name="表格127">
        <table:table-column table:style-name="表格127.A"/>
        <table:table-row>
          <table:table-cell table:style-name="表格127.A1" office:value-type="string">
            <text:p text:style-name="P32">size_t string_find_first_no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28" table:style-name="表格128">
        <table:table-column table:style-name="表格128.A"/>
        <table:table-row>
          <table:table-cell table:style-name="表格128.A1" office:value-type="string">
            <text:p text:style-name="P32">size_t string_find_first_not_of_char(</text:p>
            <text:p text:style-name="P32"><text:s text:c="4"/>const string_t* cpstr_string, char c_char, size_t t_pos);</text:p>
          </table:table-cell>
        </table:table-row>
      </table:table>
      <text:p text:style-name="P11">描述：</text:p>
      <text:p text:style-name="P11"><text:tab/><text:span text:style-name="T37">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basic_string的有效位置，否则函数的行为是未定义的。</text:p>
      <text:p text:style-name="P26"/>
      <table:table table:name="表格129" table:style-name="表格129">
        <table:table-column table:style-name="表格129.A"/>
        <table:table-row>
          <table:table-cell table:style-name="表格129.A1" office:value-type="string">
            <text:p text:style-name="P32">size_t string_find_last_of(</text:p>
            <text:p text:style-name="P32"><text:s text:c="4"/>const string_t* cpstr_string, const string_t* cpstr_find, size_t t_pos);</text:p>
          </table:table-cell>
        </table:table-row>
      </table:table>
      <text:p text:style-name="P11">描述：</text:p>
      <text:p text:style-name="P11"><text:tab/><text:span text:style-name="T37">在string容器中查找最后一个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30" table:style-name="表格130">
        <table:table-column table:style-name="表格130.A"/>
        <table:table-row>
          <table:table-cell table:style-name="表格130.A1" office:value-type="string">
            <text:p text:style-name="P32">size_t string_find_last_of_cstr(</text:p>
            <text:p text:style-name="P32"><text:s text:c="4"/>const string_t* cpstr_string, const char* s_cstr, size_t t_pos);</text:p>
          </table:table-cell>
        </table:table-row>
      </table:table>
      <text:p text:style-name="P11">描述：</text:p>
      <text:p text:style-name="P11"><text:tab/><text:span text:style-name="T37">在string容器中查找最后一个出现在字符串中的字符。</text:span></text:p>
      <text:p text:style-name="P11"><text:soft-page-break/>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
      <table:table table:name="表格131" table:style-name="表格131">
        <table:table-column table:style-name="表格131.A"/>
        <table:table-row>
          <table:table-cell table:style-name="表格131.A1" office:value-type="string">
            <text:p text:style-name="P32">size_t string_find_las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最后一个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6"/>
      <table:table table:name="表格132" table:style-name="表格132">
        <table:table-column table:style-name="表格132.A"/>
        <table:table-row>
          <table:table-cell table:style-name="表格132.A1" office:value-type="string">
            <text:p text:style-name="P32">size_t string_find_last_of_char(</text:p>
            <text:p text:style-name="P32"><text:s text:c="4"/>const string_t* cpstr_string, char c_char, size_t t_pos);</text:p>
          </table:table-cell>
        </table:table-row>
      </table:table>
      <text:p text:style-name="P11">描述：</text:p>
      <text:p text:style-name="P11"><text:tab/><text:span text:style-name="T37">在string容器中查找最后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33" table:style-name="表格133">
        <table:table-column table:style-name="表格133.A"/>
        <table:table-row>
          <table:table-cell table:style-name="表格133.A1" office:value-type="string">
            <text:p text:style-name="P32">size_t string_find_last_not_of(</text:p>
            <text:p text:style-name="P32"><text:soft-page-break/><text:s text:c="4"/>const string_t* cpstr_string, const string_t* cpstr_find, size_t t_pos);</text:p>
          </table:table-cell>
        </table:table-row>
      </table:table>
      <text:p text:style-name="P11">描述：</text:p>
      <text:p text:style-name="P11"><text:tab/><text:span text:style-name="T37">在string容器中查找最后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34" table:style-name="表格134">
        <table:table-column table:style-name="表格134.A"/>
        <table:table-row>
          <table:table-cell table:style-name="表格134.A1" office:value-type="string">
            <text:p text:style-name="P32">size_t string_find_last_not_of_cstr(</text:p>
            <text:p text:style-name="P32"><text:s text:c="4"/>const string_t* cpstr_string, const char* s_cstr, size_t t_pos);</text:p>
          </table:table-cell>
        </table:table-row>
      </table:table>
      <text:p text:style-name="P11">描述：</text:p>
      <text:p text:style-name="P11"><text:tab/><text:span text:style-name="T37">在string容器中查找最后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
      <table:table table:name="表格135" table:style-name="表格135">
        <table:table-column table:style-name="表格135.A"/>
        <table:table-row>
          <table:table-cell table:style-name="表格135.A1" office:value-type="string">
            <text:p text:style-name="P32">size_t string_find_last_no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最后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text:soft-page-break/>的行为是未定义的。如果t_pos &gt;= string_size(cpstr_string)则从string的最后一个字符开始查找。如果s_cstr为空或者t_len == 0，则返回索引值。如果t_len &gt; 字符串的长度，则使用整个字符串。</text:p>
      <text:p text:style-name="P26"/>
      <table:table table:name="表格136" table:style-name="表格136">
        <table:table-column table:style-name="表格136.A"/>
        <table:table-row>
          <table:table-cell table:style-name="表格136.A1" office:value-type="string">
            <text:p text:style-name="P32">size_t string_find_last_not_of_char(</text:p>
            <text:p text:style-name="P32"><text:s text:c="4"/>const string_t* cpstr_string, char c_char, size_t t_pos);</text:p>
          </table:table-cell>
        </table:table-row>
      </table:table>
      <text:p text:style-name="P11">描述：</text:p>
      <text:p text:style-name="P11"><text:tab/><text:span text:style-name="T37">在string容器中查找最后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37" table:style-name="表格137">
        <table:table-column table:style-name="表格137.A"/>
        <table:table-row>
          <table:table-cell table:style-name="表格137.A1" office:value-type="string">
            <text:p text:style-name="P32">string_iterator_t string_begin(const string_t* cpstr_string);</text:p>
          </table:table-cell>
        </table:table-row>
      </table:table>
      <text:p text:style-name="P11">描述：</text:p>
      <text:p text:style-name="P11"><text:tab/>返回指向string容器开头的迭代器。</text:p>
      <text:p text:style-name="P11">参数：</text:p>
      <text:p text:style-name="P11"><text:tab/>cpstr_string <text:tab/><text:tab/>string容器。</text:p>
      <text:p text:style-name="P11">返回值：</text:p>
      <text:p text:style-name="P11"><text:tab/>返回指向string容器开头的迭代器。</text:p>
      <text:p text:style-name="P11">注意：</text:p>
      <text:p text:style-name="P26"><text:tab/>cpstr_string == NULL则函数的行为是未定义的，cpstr_string 指向的容器是经过初始化以后的string容器，否则函数的行为是未定义的。如果cpstr_string 为空，则返回值与string_end(cpstr_string)相等。</text:p>
      <text:p text:style-name="P26"/>
      <table:table table:name="表格138" table:style-name="表格138">
        <table:table-column table:style-name="表格138.A"/>
        <table:table-row>
          <table:table-cell table:style-name="表格138.A1" office:value-type="string">
            <text:p text:style-name="P32">string_iterator_t string_end(const string_t* cpstr_string);</text:p>
          </table:table-cell>
        </table:table-row>
      </table:table>
      <text:p text:style-name="P11">描述：</text:p>
      <text:p text:style-name="P11"><text:tab/>返回指向string容器末尾的迭代器。</text:p>
      <text:p text:style-name="P11">参数：</text:p>
      <text:p text:style-name="P11"><text:tab/>cpstr_string <text:tab/><text:tab/>string容器。</text:p>
      <text:p text:style-name="P11">返回值：</text:p>
      <text:p text:style-name="P11"><text:tab/>返回指向string容器末尾的迭代器。</text:p>
      <text:p text:style-name="P11">注意：</text:p>
      <text:p text:style-name="P26"><text:tab/>cpstr_string == NULL则函数的行为是未定义的，cpstr_string指向的容器是经过初始化以后的string容器，否则函数的行为是未定义的。</text:p>
      <text:p text:style-name="P26"/>
      <table:table table:name="表格139" table:style-name="表格139">
        <table:table-column table:style-name="表格139.A"/>
        <table:table-row>
          <table:table-cell table:style-name="表格139.A1" office:value-type="string">
            <text:p text:style-name="P32">void string_clear(string_t* pstr_string);</text:p>
          </table:table-cell>
        </table:table-row>
      </table:table>
      <text:p text:style-name="P11">描述：</text:p>
      <text:p text:style-name="P11"><text:tab/>清空string容器。</text:p>
      <text:p text:style-name="P11"><text:soft-page-break/>参数：</text:p>
      <text:p text:style-name="P11"><text:tab/>pstr_string <text:tab/><text:tab/>string容器。</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6"/>
      <table:table table:name="表格140" table:style-name="表格140">
        <table:table-column table:style-name="表格140.A"/>
        <table:table-row>
          <table:table-cell table:style-name="表格140.A1" office:value-type="string">
            <text:p text:style-name="P32">void string_swap(string_t* pstr_first, string_t* pstr_second);</text:p>
          </table:table-cell>
        </table:table-row>
      </table:table>
      <text:p text:style-name="P11">描述：</text:p>
      <text:p text:style-name="P11"><text:tab/>交换两个string容器的内容。</text:p>
      <text:p text:style-name="P11">参数：</text:p>
      <text:p text:style-name="P11"><text:tab/>pstr_first <text:tab/><text:tab/><text:tab/>string容器。</text:p>
      <text:p text:style-name="P11"><text:tab/>pstr_second<text:tab/><text:tab/>string容器。</text:p>
      <text:p text:style-name="P11">返回值：</text:p>
      <text:p text:style-name="P11"><text:tab/>无。</text:p>
      <text:p text:style-name="P11">注意：</text:p>
      <text:p text:style-name="P26"><text:tab/>pstr_first == NULL或者pstr_second == NULL则函数的行为是未定义的，pstr_first和pstr_second指向的容器是经过初始化以后的string容器，否则函数的行为是未定义的。如果string_equal(pstr_first, pstr_second)这函数不执行任何动作。</text:p>
      <text:p text:style-name="P26"/>
      <table:table table:name="表格141" table:style-name="表格141">
        <table:table-column table:style-name="表格141.A"/>
        <table:table-row>
          <table:table-cell table:style-name="表格141.A1" office:value-type="string">
            <text:p text:style-name="P32">void string_reserve(string_t* pstr_string, size_t t_reservesize);</text:p>
          </table:table-cell>
        </table:table-row>
      </table:table>
      <text:p text:style-name="P11">描述：</text:p>
      <text:p text:style-name="P11"><text:tab/>重新设置string容器的容量。</text:p>
      <text:p text:style-name="P11">参数：</text:p>
      <text:p text:style-name="P11"><text:tab/>pstr_string <text:tab/><text:tab/>string容器。</text:p>
      <text:p text:style-name="P11"><text:tab/>t_reservesize<text:tab/><text:tab/>修改后的容量。</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t_reservesize &gt; string_capacity()则函数执行后，string容器的容量扩充到t_reservesize。否则函数执行后string的容量不变。string的容量只能增大不能够减小。</text:p>
      <text:p text:style-name="P26"/>
      <table:table table:name="表格142" table:style-name="表格142">
        <table:table-column table:style-name="表格142.A"/>
        <table:table-row>
          <table:table-cell table:style-name="表格142.A1" office:value-type="string">
            <text:p text:style-name="P32">void string_assign(string_t* pstr_dest, const string_t* cpstr_src);</text:p>
          </table:table-cell>
        </table:table-row>
      </table:table>
      <text:p text:style-name="P11">描述：</text:p>
      <text:p text:style-name="P11"><text:tab/>使用指定的string容器为string容器赋值。</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text:soft-page-break/>注意：</text:p>
      <text:p text:style-name="P26"><text:tab/>pstr_dest == NULL或者cpstr_src == NULL则函数的行为是未定义的，pstr_dest和cpstr_src指向的容器是经过初始化以后的string容器，否则函数的行为是未定义的。赋值以后两个容器的string_size()相等但是string_capacity()不一定相等。如果string_equal(pstr_dest, cpstr_src)函数不执行任何操作。</text:p>
      <text:p text:style-name="P26"/>
      <table:table table:name="表格143" table:style-name="表格143">
        <table:table-column table:style-name="表格143.A"/>
        <table:table-row>
          <table:table-cell table:style-name="表格143.A1" office:value-type="string">
            <text:p text:style-name="P32">void string_assign_substring(</text:p>
            <text:p text:style-name="P32"><text:s text:c="4"/>string_t* pstr_dest, const string_t* cpstr_src, size_t t_pos, size_t t_len);</text:p>
          </table:table-cell>
        </table:table-row>
      </table:table>
      <text:p text:style-name="P11">描述：</text:p>
      <text:p text:style-name="P11"><text:tab/>使用指定的子string为string容器赋值。</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144" table:style-name="表格144">
        <table:table-column table:style-name="表格144.A"/>
        <table:table-row>
          <table:table-cell table:style-name="表格144.A1" office:value-type="string">
            <text:p text:style-name="P32">void string_assign_cstr(string_t* pstr_string, const char* s_cstr);</text:p>
          </table:table-cell>
        </table:table-row>
      </table:table>
      <text:p text:style-name="P11">描述：</text:p>
      <text:p text:style-name="P11"><text:tab/>使用指定的字符串为string容器赋值。</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ext:p>
      <text:p text:style-name="P26"/>
      <table:table table:name="表格145" table:style-name="表格145">
        <table:table-column table:style-name="表格145.A"/>
        <table:table-row>
          <table:table-cell table:style-name="表格145.A1" office:value-type="string">
            <text:p text:style-name="P32">void string_assign_subcstr(string_t* pstr_string, const char* s_cstr, size_t t_len);</text:p>
          </table:table-cell>
        </table:table-row>
      </table:table>
      <text:p text:style-name="P11">描述：</text:p>
      <text:p text:style-name="P11"><text:tab/>使用指定的子字符串为string容器赋值。</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text:soft-page-break/>注意：</text:p>
      <text:p text:style-name="P26"><text:tab/>如果pstr_string == NULL或者s_cstr == NULL则函数的行为是未定义的。pstr_string指向的容器是经过初始化以后的string容器，否则函数的行为是未定义的。如果t_len等于NPOS或者超过了字符串的长度则使用整个字符串进行初始化。</text:p>
      <text:p text:style-name="P26"/>
      <table:table table:name="表格146" table:style-name="表格146">
        <table:table-column table:style-name="表格146.A"/>
        <table:table-row>
          <table:table-cell table:style-name="表格146.A1" office:value-type="string">
            <text:p text:style-name="P32">void<text:span text:style-name="T38">　</text:span><text:span text:style-name="T37">string</text:span>_assign_range(</text:p>
            <text:p text:style-name="P32"><text:s text:c="4"/>string_t* pstr_string, string_iterator_t it_begin, string_iterator_t it_end)</text:p>
          </table:table-cell>
        </table:table-row>
      </table:table>
      <text:p text:style-name="P11">描述：</text:p>
      <text:p text:style-name="P11"><text:tab/>使用指定的字符区间为string容器赋值。</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it_begin, it_end)属于pstr_string则函数的行为是未定义的。</text:p>
      <text:p text:style-name="P26"/>
      <table:table table:name="表格147" table:style-name="表格147">
        <table:table-column table:style-name="表格147.A"/>
        <table:table-row>
          <table:table-cell table:style-name="表格147.A1" office:value-type="string">
            <text:p text:style-name="P32">void string_assign_char(string_t* pstr_string, size_t t_count, char c_char)</text:p>
          </table:table-cell>
        </table:table-row>
      </table:table>
      <text:p text:style-name="P11">描述：</text:p>
      <text:p text:style-name="P11"><text:tab/>使用指定的字符为string容器赋值。</text:p>
      <text:p text:style-name="P11">参数：</text:p>
      <text:p text:style-name="P11"><text:tab/>pvec_vector <text:tab/><text:tab/>目的string容器。</text:p>
      <text:p text:style-name="P11"><text:tab/>t_count<text:tab/><text:tab/><text:tab/>赋值的字符的个数。</text:p>
      <text:p text:style-name="P11"><text:tab/>c_char<text:tab/><text:tab/><text:tab/>赋值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6"/>
      <table:table table:name="表格148" table:style-name="表格148">
        <table:table-column table:style-name="表格148.A"/>
        <table:table-row>
          <table:table-cell table:style-name="表格148.A1" office:value-type="string">
            <text:p text:style-name="P32">void string_append(string_t* pstr_dest, const string_t* cpstr_src);</text:p>
          </table:table-cell>
        </table:table-row>
      </table:table>
      <text:p text:style-name="P11">描述：</text:p>
      <text:p text:style-name="P11"><text:tab/>向string容器末尾添加指定的string容器。</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注意：</text:p>
      <text:p text:style-name="P26"><text:tab/>pstr_dest == NULL或者cpstr_src == NULL则函数的行为是未定义的，pstr_dest和cpstr_src指向的容器是经过初始<text:soft-page-break/>化以后的string容器，否则函数的行为是未定义的。</text:p>
      <text:p text:style-name="P26"/>
      <table:table table:name="表格149" table:style-name="表格149">
        <table:table-column table:style-name="表格149.A"/>
        <table:table-row>
          <table:table-cell table:style-name="表格149.A1" office:value-type="string">
            <text:p text:style-name="P32">void string_append_substring(</text:p>
            <text:p text:style-name="P32"><text:s text:c="4"/>string_t* pstr_dest, const string_t* cpstr_src, size_t t_pos, size_t t_len);</text:p>
          </table:table-cell>
        </table:table-row>
      </table:table>
      <text:p text:style-name="P11">描述：</text:p>
      <text:p text:style-name="P11"><text:tab/>向string容器末尾添加指定的子string。</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150" table:style-name="表格150">
        <table:table-column table:style-name="表格150.A"/>
        <table:table-row>
          <table:table-cell table:style-name="表格150.A1" office:value-type="string">
            <text:p text:style-name="P32">void string_append_cstr(string_t* pstr_string, const char* s_cstr);</text:p>
          </table:table-cell>
        </table:table-row>
      </table:table>
      <text:p text:style-name="P11">描述：</text:p>
      <text:p text:style-name="P11"><text:tab/>向string容器末尾添加指定的字符串。</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ext:p>
      <text:p text:style-name="P26"/>
      <table:table table:name="表格151" table:style-name="表格151">
        <table:table-column table:style-name="表格151.A"/>
        <table:table-row>
          <table:table-cell table:style-name="表格151.A1" office:value-type="string">
            <text:p text:style-name="P32">void string_append_subcstr(string_t* pstr_string, const char* s_cstr, size_t t_len);</text:p>
          </table:table-cell>
        </table:table-row>
      </table:table>
      <text:p text:style-name="P11">描述：</text:p>
      <text:p text:style-name="P11"><text:tab/>向string容器末尾添加指定的子字符串。</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如果t_len等于NPOS或者超过了字符串的长度则使用整个字符串进行初<text:soft-page-break/>始化。</text:p>
      <text:p text:style-name="P26"/>
      <table:table table:name="表格152" table:style-name="表格152">
        <table:table-column table:style-name="表格152.A"/>
        <table:table-row>
          <table:table-cell table:style-name="表格152.A1" office:value-type="string">
            <text:p text:style-name="P32">void<text:span text:style-name="T38">　</text:span><text:span text:style-name="T37">string</text:span>_append_range(</text:p>
            <text:p text:style-name="P32"><text:s text:c="4"/>string_t* pstr_string, string_iterator_t it_begin, string_iterator_t it_end)</text:p>
          </table:table-cell>
        </table:table-row>
      </table:table>
      <text:p text:style-name="P11">描述：</text:p>
      <text:p text:style-name="P11"><text:tab/>向string容器末尾添加指定的字符区间。</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it_begin, it_end)属于pstr_string则函数的行为是未定义的。</text:p>
      <text:p text:style-name="P26"/>
      <table:table table:name="表格153" table:style-name="表格153">
        <table:table-column table:style-name="表格153.A"/>
        <table:table-row>
          <table:table-cell table:style-name="表格153.A1" office:value-type="string">
            <text:p text:style-name="P32">void string_append_char(string_t* pstr_string, size_t t_count, char c_char)</text:p>
          </table:table-cell>
        </table:table-row>
      </table:table>
      <text:p text:style-name="P11">描述：</text:p>
      <text:p text:style-name="P11"><text:tab/>向string容器末尾添加指定的字符。</text:p>
      <text:p text:style-name="P11">参数：</text:p>
      <text:p text:style-name="P11"><text:tab/>pstr_string <text:tab/><text:tab/>目的string容器。</text:p>
      <text:p text:style-name="P11"><text:tab/>t_count<text:tab/><text:tab/><text:tab/>赋值的字符的个数。</text:p>
      <text:p text:style-name="P11"><text:tab/>elem<text:tab/><text:tab/><text:tab/><text:tab/>赋值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1"/>
      <table:table table:name="表格154" table:style-name="表格154">
        <table:table-column table:style-name="表格154.A"/>
        <table:table-row>
          <table:table-cell table:style-name="表格154.A1" office:value-type="string">
            <text:p text:style-name="P32">string_iterator_t string_insert(</text:p>
            <text:p text:style-name="P32"><text:s text:c="4"/>string_t* pstr_string, string_iterator_t it_pos, char c_char);</text:p>
          </table:table-cell>
        </table:table-row>
      </table:table>
      <text:p text:style-name="P11">描述：</text:p>
      <text:p text:style-name="P11"><text:tab/>向string容器中插入指定字符。</text:p>
      <text:p text:style-name="P11">参数：</text:p>
      <text:p text:style-name="P11"><text:tab/>pstr_string<text:tab/><text:tab/>string容器。</text:p>
      <text:p text:style-name="P11"><text:tab/>it_pos<text:tab/><text:tab/><text:tab/>插入字符的位置。</text:p>
      <text:p text:style-name="P11"><text:tab/>c_char<text:tab/><text:tab/><text:tab/>用户指定的字符。</text:p>
      <text:p text:style-name="P11">返回值：</text:p>
      <text:p text:style-name="P11"><text:tab/>返回引用被插入的第一个字符的迭代器。</text:p>
      <text:p text:style-name="P26">注意：</text:p>
      <text:p text:style-name="P26"><text:tab/>如果pstr_string == NULL或者string是未初始化的string则函数的行为是未定义的。it_pos必须是属于string容器的有效位置，否则函数的行为是未定义的。</text:p>
      <text:p text:style-name="P26"><text:soft-page-break/></text:p>
      <table:table table:name="表格155" table:style-name="表格155">
        <table:table-column table:style-name="表格155.A"/>
        <table:table-row>
          <table:table-cell table:style-name="表格155.A1" office:value-type="string">
            <text:p text:style-name="P32">string_iterator_t string_insert_n(</text:p>
            <text:p text:style-name="P32"><text:s text:c="4"/>string_t* pstr_string, string_iterator_t it_pos, size_t t_count, char c_char);</text:p>
          </table:table-cell>
        </table:table-row>
      </table:table>
      <text:p text:style-name="P11">描述：</text:p>
      <text:p text:style-name="P11"><text:tab/>向string容器的指定位置插入多个字符。</text:p>
      <text:p text:style-name="P11">参数：</text:p>
      <text:p text:style-name="P11"><text:tab/>pstr_string<text:tab/><text:tab/>string容器。</text:p>
      <text:p text:style-name="P11"><text:tab/>it_pos<text:tab/><text:tab/><text:tab/>插入字符的位置。</text:p>
      <text:p text:style-name="P11"><text:tab/>t_count<text:tab/><text:tab/><text:tab/>字符个数。</text:p>
      <text:p text:style-name="P11"><text:tab/>c_char<text:tab/><text:tab/><text:tab/>用户指定的字符。</text:p>
      <text:p text:style-name="P11">返回值：</text:p>
      <text:p text:style-name="P11"><text:tab/>返回引用被插入的第一个字符的迭代器。</text:p>
      <text:p text:style-name="P26">注意：</text:p>
      <text:p text:style-name="P26"><text:tab/>如果pstr_string == NULL或者string是未初始化的string则函数的行为是未定义的。it_pos必须是属于string容器的有效位置，否则函数的行为是未定义的。</text:p>
      <text:p text:style-name="P26"/>
      <table:table table:name="表格156" table:style-name="表格156">
        <table:table-column table:style-name="表格156.A"/>
        <table:table-row>
          <table:table-cell table:style-name="表格156.A1" office:value-type="string">
            <text:p text:style-name="P32">void string_insert_string(</text:p>
            <text:p text:style-name="P32"><text:s text:c="4"/>string_t* pstr_string, size_t t_pos, const string_t* cpstr_insert);</text:p>
          </table:table-cell>
        </table:table-row>
      </table:table>
      <text:p text:style-name="P11">描述：</text:p>
      <text:p text:style-name="P11"><text:tab/><text:span text:style-name="T37">向string容器中插入指定的string容器。</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返回值：</text:p>
      <text:p text:style-name="P11"><text:tab/><text:span text:style-name="T37">无。</text:span></text:p>
      <text:p text:style-name="P11">注意：</text:p>
      <text:p text:style-name="P26"><text:tab/>pstr_string == NULL或者cpstr_insert == NULL则函数的行为是未定义的，pstr_string和cpstr_insert必须是已经初始化的，否则函数的行为是未定义的。t_pos是属于pstr_string的有效位置，否则函数的行为是未定义的。如果pstr_string == cpstr_insert，则函数的行为是未定义的。</text:p>
      <text:p text:style-name="P26"/>
      <table:table table:name="表格157" table:style-name="表格157">
        <table:table-column table:style-name="表格157.A"/>
        <table:table-row>
          <table:table-cell table:style-name="表格157.A1" office:value-type="string">
            <text:p text:style-name="P32">void string_insert_substring(</text:p>
            <text:p text:style-name="P32"><text:s text:c="4"/>string_t* pstr_string, size_t t_pos,</text:p>
            <text:p text:style-name="P32"><text:s text:c="4"/>const string_t* cpstr_insert, size_t t_startpos, t_len);</text:p>
          </table:table-cell>
        </table:table-row>
      </table:table>
      <text:p text:style-name="P11">描述：</text:p>
      <text:p text:style-name="P11"><text:tab/><text:span text:style-name="T37">向string容器中插入指定的子string。</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text:tab/>t_startpos<text:tab/><text:tab/><text:tab/><text:tab/>子string的开始位置。</text:p>
      <text:p text:style-name="P11"><text:tab/>t_len<text:tab/><text:tab/><text:tab/><text:tab/>子string的长度。</text:p>
      <text:p text:style-name="P11"><text:soft-page-break/>返回值：</text:p>
      <text:p text:style-name="P11"><text:tab/><text:span text:style-name="T37">无。</text:span></text:p>
      <text:p text:style-name="P11">注意：</text:p>
      <text:p text:style-name="P26"><text:tab/>pstr_string == NULL或者cpstr_insert == NULL则函数的行为是未定义的，pstr_string和cpstr_insert必须是已经初始化的，否则函数的行为是未定义的。t_pos是属于pstr_string的有效位置，否则函数的行为是未定义的。t_startpos是属于cpstr_insert的有效位置，否则函数的行为是未定义的。如果t_len == NPOS或者t_len + t_startpos 大于等于cpstr_insert的长度，则使用从t_startpos开始的全部cpstr_insert子串。如果pstr_string == cpstr_insert，则函数的行为是未定义的。</text:p>
      <text:p text:style-name="P26"/>
      <table:table table:name="表格158" table:style-name="表格158">
        <table:table-column table:style-name="表格158.A"/>
        <table:table-row>
          <table:table-cell table:style-name="表格158.A1" office:value-type="string">
            <text:p text:style-name="P32">void string_insert_cstr(string_t* pstr_string, size_t t_pos, const char* s_cstr);</text:p>
          </table:table-cell>
        </table:table-row>
      </table:table>
      <text:p text:style-name="P11">描述：</text:p>
      <text:p text:style-name="P11"><text:tab/><text:span text:style-name="T37">向string容器中插入指定的字符串。</text:span></text:p>
      <text:p text:style-name="P11">参数：</text:p>
      <text:p text:style-name="P11"><text:tab/>cpstr_string <text:tab/><text:tab/><text:tab/>string容器。</text:p>
      <text:p text:style-name="P11"><text:tab/>t_pos<text:tab/><text:tab/><text:tab/><text:tab/>插入的位置。</text:p>
      <text:p text:style-name="P11"><text:tab/>s_cstr<text:tab/><text:tab/><text:tab/><text:tab/>要插入的字符串。</text:p>
      <text:p text:style-name="P11">返回值：</text:p>
      <text:p text:style-name="P11"><text:tab/><text:span text:style-name="T37">无。</text:span></text:p>
      <text:p text:style-name="P11">注意：</text:p>
      <text:p text:style-name="P26"><text:tab/>pstr_string == NULL或者s_cstr == NULL则函数的行为是未定义的，pstr_string必须是已经初始化的，否则函数的行为是未定义的。t_pos是属于pstr_string的有效位置，否则函数的行为是未定义的。</text:p>
      <text:p text:style-name="P26"/>
      <table:table table:name="表格159" table:style-name="表格159">
        <table:table-column table:style-name="表格159.A"/>
        <table:table-row>
          <table:table-cell table:style-name="表格159.A1" office:value-type="string">
            <text:p text:style-name="P32">void string_insert_subcstr(</text:p>
            <text:p text:style-name="P32"><text:s text:c="4"/>string_t* pstr_string, size_t t_pos, const char* s_cstr, size_t t_len);</text:p>
          </table:table-cell>
        </table:table-row>
      </table:table>
      <text:p text:style-name="P11">描述：</text:p>
      <text:p text:style-name="P11"><text:tab/>向string容器中插入指定的子字符串。</text:p>
      <text:p text:style-name="P11">参数：</text:p>
      <text:p text:style-name="P11"><text:tab/>pstr_string<text:tab/><text:tab/>string容器。</text:p>
      <text:p text:style-name="P11"><text:tab/>t_pos<text:tab/><text:tab/><text:tab/>插入的位置。</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_pos是属于pstr_string的有效位置，否则函数的行为是未定义的。如果t_len等于NPOS或者超过了字符串的长度则使用整个字符串进行初始化。</text:p>
      <text:p text:style-name="P26"/>
      <table:table table:name="表格160" table:style-name="表格160">
        <table:table-column table:style-name="表格160.A"/>
        <table:table-row>
          <table:table-cell table:style-name="表格160.A1" office:value-type="string">
            <text:p text:style-name="P32">void<text:span text:style-name="T38">　</text:span><text:span text:style-name="T37">string</text:span>_insert_range(</text:p>
            <text:p text:style-name="P32"><text:s text:c="4"/>string_t* pstr_string, string_iterator_t it_pos,</text:p>
            <text:p text:style-name="P32"><text:s text:c="4"/>string_iterator_t it_begin, string_iterator_t it_end)</text:p>
          </table:table-cell>
        </table:table-row>
      </table:table>
      <text:p text:style-name="P11">描述：</text:p>
      <text:p text:style-name="P11"><text:soft-page-break/><text:tab/>向string容器中插入指定的字符区间。</text:p>
      <text:p text:style-name="P11">参数：</text:p>
      <text:p text:style-name="P11"><text:tab/>pstr_string <text:tab/><text:tab/>目的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it_pos是属于pstr_string并且是有效的迭代器，否则函数的行为是未定义的。[it_begin, it_end)是有效的范围，否则函数的行为是未定义的。如果[it_begin, it_end)属于pstr_string则函数的行为是未定义的。</text:p>
      <text:p text:style-name="P26"/>
      <table:table table:name="表格161" table:style-name="表格161">
        <table:table-column table:style-name="表格161.A"/>
        <table:table-row>
          <table:table-cell table:style-name="表格161.A1" office:value-type="string">
            <text:p text:style-name="P32">void string_insert_char(</text:p>
            <text:p text:style-name="P32"><text:s text:c="4"/>string_t* pstr_string, size_t t_pos, size_t t_count, char c_char)</text:p>
          </table:table-cell>
        </table:table-row>
      </table:table>
      <text:p text:style-name="P11">描述：</text:p>
      <text:p text:style-name="P11"><text:tab/>向string容器中插入指定字符。<text:tab/></text:p>
      <text:p text:style-name="P11">参数：</text:p>
      <text:p text:style-name="P11"><text:tab/>pstr_string <text:tab/><text:tab/>目的string容器。</text:p>
      <text:p text:style-name="P11"><text:tab/>it_pos<text:tab/><text:tab/><text:tab/>插入的位置。</text:p>
      <text:p text:style-name="P11"><text:tab/>t_count<text:tab/><text:tab/><text:tab/>插入的字符的个数。</text:p>
      <text:p text:style-name="P11"><text:tab/>c_char<text:tab/><text:tab/><text:tab/>插入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it_pos是属于pstr_string并且是有效的迭代器，否则函数的行为是未定义的。</text:p>
      <text:p text:style-name="P21"/>
      <table:table table:name="表格162" table:style-name="表格162">
        <table:table-column table:style-name="表格162.A"/>
        <table:table-row>
          <table:table-cell table:style-name="表格162.A1" office:value-type="string">
            <text:p text:style-name="P32">void string_push_back(string_t* pstr_string, char c_char);</text:p>
          </table:table-cell>
        </table:table-row>
      </table:table>
      <text:p text:style-name="P11">描述：</text:p>
      <text:p text:style-name="P11"><text:tab/>向string容器末尾添加指定数据。</text:p>
      <text:p text:style-name="P11">参数：</text:p>
      <text:p text:style-name="P11"><text:tab/>pstr_string<text:tab/><text:tab/><text:tab/>string容器。</text:p>
      <text:p text:style-name="P11"><text:tab/>c_char<text:tab/><text:tab/><text:tab/><text:tab/>指定的数据。</text:p>
      <text:p text:style-name="P11">返回值：</text:p>
      <text:p text:style-name="P11"><text:tab/>无。</text:p>
      <text:p text:style-name="P11">注意：</text:p>
      <text:p text:style-name="P26"><text:tab/>如果pstr_string == NULL或者string是为初始化的则函数的行为是未定义的。</text:p>
      <text:p text:style-name="P21"/>
      <table:table table:name="表格163" table:style-name="表格163">
        <table:table-column table:style-name="表格163.A"/>
        <table:table-row>
          <table:table-cell table:style-name="表格163.A1" office:value-type="string">
            <text:p text:style-name="P32">void string_resize(string_t* pt_string, size_t t_resize, char c_char);</text:p>
          </table:table-cell>
        </table:table-row>
      </table:table>
      <text:p text:style-name="P11">描述：</text:p>
      <text:p text:style-name="P11"><text:tab/>重新设置string容器中数据的个数。</text:p>
      <text:p text:style-name="P11"><text:soft-page-break/>参数：</text:p>
      <text:p text:style-name="P11"><text:tab/>pt_string<text:tab/><text:tab/><text:tab/>string容器。</text:p>
      <text:p text:style-name="P11"><text:tab/>t_resize<text:tab/><text:tab/><text:tab/>数据个数。</text:p>
      <text:p text:style-name="P11"><text:tab/>c_char<text:tab/><text:tab/><text:tab/>用户指定的数据。</text:p>
      <text:p text:style-name="P11">返回值：</text:p>
      <text:p text:style-name="P11"><text:tab/>无。</text:p>
      <text:p text:style-name="P11">注意：</text:p>
      <text:p text:style-name="P26"><text:tab/>如果 pt_string == NULL或者string是未初始化的string则函数的行为是未定义的。t_resize可以小于原来的数据数量，这是将末尾的数据删除，当t_resize大于原来数据的数量的时候，使用指定的数据填充。</text:p>
      <text:p text:style-name="P21"/>
      <table:table table:name="表格164" table:style-name="表格164">
        <table:table-column table:style-name="表格164.A"/>
        <table:table-row>
          <table:table-cell table:style-name="表格164.A1" office:value-type="string">
            <text:p text:style-name="P32">string_iterator_t string_erase(string_t* pstr_string, string_iterator_t it_pos);</text:p>
          </table:table-cell>
        </table:table-row>
      </table:table>
      <text:p text:style-name="P11">描述：</text:p>
      <text:p text:style-name="P11"><text:tab/>删除string容器中指定位置的字符。</text:p>
      <text:p text:style-name="P11">参数：</text:p>
      <text:p text:style-name="P11"><text:tab/>pstr_string<text:tab/><text:tab/>string容器。</text:p>
      <text:p text:style-name="P11"><text:tab/>it_pos<text:tab/><text:tab/><text:tab/>插入的位置。</text:p>
      <text:p text:style-name="P11">返回值：</text:p>
      <text:p text:style-name="P11"><text:tab/>指向被删除的字符后面字符的迭代器。</text:p>
      <text:p text:style-name="P11">注意：</text:p>
      <text:p text:style-name="P26"><text:tab/>如果 pstr_string == NULL或者string是未初始化的string则函数的行为是未定义的。it_pos是属于string的有效的迭代器，否则函数的行为是未定义的。</text:p>
      <text:p text:style-name="P26"/>
      <table:table table:name="表格165" table:style-name="表格165">
        <table:table-column table:style-name="表格165.A"/>
        <table:table-row>
          <table:table-cell table:style-name="表格165.A1" office:value-type="string">
            <text:p text:style-name="P32"><text:span text:style-name="T38">string</text:span><text:span text:style-name="T37">_iterator_t</text:span><text:span text:style-name="T38">　</text:span><text:span text:style-name="T37">string</text:span>_erase_range(</text:p>
            <text:p text:style-name="P32"><text:s text:c="4"/>string_t* pstr_string, string_iterator_t it_begin, string_iterator_t it_end)</text:p>
          </table:table-cell>
        </table:table-row>
      </table:table>
      <text:p text:style-name="P11">描述：</text:p>
      <text:p text:style-name="P11"><text:tab/>删除string容器中指定的字符区间。</text:p>
      <text:p text:style-name="P11">参数：</text:p>
      <text:p text:style-name="P11"><text:tab/>pstr_string <text:tab/><text:tab/>string容器。</text:p>
      <text:p text:style-name="P11"><text:tab/>it_begin<text:tab/><text:tab/><text:tab/>指定范围的开始。</text:p>
      <text:p text:style-name="P11"><text:tab/>it_end<text:tab/><text:tab/><text:tab/>指定范围的末尾。</text:p>
      <text:p text:style-name="P11">返回值：</text:p>
      <text:p text:style-name="P11"><text:tab/>指向被删除的字符后面字符的迭代器。</text:p>
      <text:p text:style-name="P11">注意：</text:p>
      <text:p text:style-name="P26"><text:tab/>pstr_string == NULL则函数的行为是未定义的，pstr_string指向的容器是经过初始化以后的string容器，否则函数的行为是未定义的。[it_begin, it_end)是有效的范围，否则函数的行为是未定义的。</text:p>
      <text:p text:style-name="P26"/>
      <table:table table:name="表格166" table:style-name="表格166">
        <table:table-column table:style-name="表格166.A"/>
        <table:table-row>
          <table:table-cell table:style-name="表格166.A1" office:value-type="string">
            <text:p text:style-name="P32">void string_erase_substring(string_t* pstr_string, size_t t_pos, size_t t_len);</text:p>
          </table:table-cell>
        </table:table-row>
      </table:table>
      <text:p text:style-name="P11">描述：</text:p>
      <text:p text:style-name="P11"><text:tab/>删除string容器中的子数据串。</text:p>
      <text:p text:style-name="P11">参数：</text:p>
      <text:p text:style-name="P11"><text:tab/>pstr_string<text:tab/><text:tab/>string容器。</text:p>
      <text:p text:style-name="P11"><text:tab/>t_pos<text:tab/><text:tab/><text:tab/>删除的位置。</text:p>
      <text:p text:style-name="P11"><text:soft-page-break/><text:tab/>t_len<text:tab/><text:tab/><text:tab/>子串的长度。</text:p>
      <text:p text:style-name="P11">返回值：</text:p>
      <text:p text:style-name="P11"><text:tab/>无。</text:p>
      <text:p text:style-name="P11">注意：</text:p>
      <text:p text:style-name="P26"><text:tab/>如果pstr_string == NULL则函数的行为是未定义的。pstr_string指向的容器是经过初始化以后的string容器，否则函数的行为是未定义的。t_pos是属于pstr_string的有效位置，否则函数的行为是未定义的。如果t_len等于NPOS或者超过了字符串的长度则删除从t_pos开始剩余全部的字串。</text:p>
      <text:p text:style-name="P26"/>
      <table:table table:name="表格167" table:style-name="表格167">
        <table:table-column table:style-name="表格167.A"/>
        <table:table-row>
          <table:table-cell table:style-name="表格167.A1" office:value-type="string">
            <text:p text:style-name="P32">void string_replace(</text:p>
            <text:p text:style-name="P32"><text:s text:c="4"/>string_t* pstr_string, size_t t_pos, size_t t_len,</text:p>
            <text:p text:style-name="P32"><text:s text:c="4"/>const string_t* cpstr_replace);</text:p>
          </table:table-cell>
        </table:table-row>
      </table:table>
      <text:p text:style-name="P11">描述：</text:p>
      <text:p text:style-name="P11"><text:tab/>将string容器中的子字符串替换成指定的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t_pos是属于pstr_string的有效位置，否则函数的行为是未定义的。如果t_len == NPOS或者t_len + t_pos 大于等于pstr_string的长度，则使用从t_pos开始的全部pstr_string子串。如果pstr_string == cpstr_replace，则函数的行为是未定义的。</text:p>
      <text:p text:style-name="P26"/>
      <table:table table:name="表格168" table:style-name="表格168">
        <table:table-column table:style-name="表格168.A"/>
        <table:table-row>
          <table:table-cell table:style-name="表格168.A1" office:value-type="string">
            <text:p text:style-name="P32">void string_replace_substring(</text:p>
            <text:p text:style-name="P32"><text:s text:c="4"/>string_t* pstr_string, size_t t_pos, size_t t_len,</text:p>
            <text:p text:style-name="P32"><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t_pos是属于pstr_string的有效位置，否则函数的行为是未定义的。t_position是<text:soft-page-break/>属于cpstr_replace的有效位置，否则函数的行为是未定义的。如果t_len == NPOS或者t_len + t_pos 大于等于pstr_string的长度，则使用从t_pos开始的全部pstr_string子串。如果t_<text:bookmark-start text:name="__DdeLink__22944_12833569791"/>length<text:bookmark-end text:name="__DdeLink__22944_12833569791"/> == NPOS或者t_ length + t_position 大于等于cpstr_replace的长度，则使用从t_position开始的全部cpstr_replace子串。如果pstr_string == cpstr_replace，则函数的行为是未定义的。</text:p>
      <text:p text:style-name="P26"/>
      <table:table table:name="表格169" table:style-name="表格169">
        <table:table-column table:style-name="表格169.A"/>
        <table:table-row>
          <table:table-cell table:style-name="表格169.A1" office:value-type="string">
            <text:p text:style-name="P32">void string_replace_cstr(</text:p>
            <text:p text:style-name="P32"><text:s text:c="4"/>string_t* pstr_string, size_t t_pos, size_t t_len, const char* s_cstr);</text:p>
          </table:table-cell>
        </table:table-row>
      </table:table>
      <text:p text:style-name="P11">描述：</text:p>
      <text:p text:style-name="P11"><text:tab/>将string容器中的子字符串替换成指定的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text:p>
      <text:p text:style-name="P26"/>
      <table:table table:name="表格170" table:style-name="表格170">
        <table:table-column table:style-name="表格170.A"/>
        <table:table-row>
          <table:table-cell table:style-name="表格170.A1" office:value-type="string">
            <text:p text:style-name="P32">void string_replace_subcstr(</text:p>
            <text:p text:style-name="P32"><text:s text:c="4"/>string_t* pstr_string, size_t t_pos, size_t t_len,</text:p>
            <text:p text:style-name="P32"><text:s text:c="4"/>const char* s_cstr, size_t t_length);</text:p>
          </table:table-cell>
        </table:table-row>
      </table:table>
      <text:p text:style-name="P11">描述：</text:p>
      <text:p text:style-name="P11"><text:tab/>将string容器中的子字符串替换成指定的子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如果t_length == NPOS或者t_ length <text:s/>大于等于s_cstr的长度，则使用全部s_cstr子串。</text:p>
      <text:p text:style-name="P21"/>
      <table:table table:name="表格171" table:style-name="表格171">
        <table:table-column table:style-name="表格171.A"/>
        <table:table-row>
          <table:table-cell table:style-name="表格171.A1" office:value-type="string">
            <text:p text:style-name="P32">void string_replace_char(</text:p>
            <text:p text:style-name="P32"><text:s text:c="4"/>string_t* pstr_string, size_t t_pos, size_t t_len, size_t t_count, char c_char);</text:p>
          </table:table-cell>
        </table:table-row>
      </table:table>
      <text:p text:style-name="P11"><text:soft-page-break/>描述：</text:p>
      <text:p text:style-name="P11"><text:tab/>将string容器中的子字符串替换成指定的字符。</text:p>
      <text:p text:style-name="P11">参数：</text:p>
      <text:p text:style-name="P11"><text:tab/>pstr_string<text:tab/><text:tab/>string容器。</text:p>
      <text:p text:style-name="P11"><text:tab/>t_pos<text:tab/><text:tab/><text:tab/>替换的开始位置。</text:p>
      <text:p text:style-name="P11"><text:tab/>t_len<text:tab/><text:tab/><text:tab/>替换的长度。</text:p>
      <text:p text:style-name="P11"><text:tab/>t_count<text:tab/><text:tab/><text:tab/>字符个数。</text:p>
      <text:p text:style-name="P11"><text:tab/>c_char<text:tab/><text:tab/><text:tab/>用户指定的字符。</text:p>
      <text:p text:style-name="P11">返回值：</text:p>
      <text:p text:style-name="P11"><text:tab/>无。</text:p>
      <text:p text:style-name="P26">注意：</text:p>
      <text:p text:style-name="P26"><text:tab/>如果pstr_string == NULL或者string是未初始化的string则函数的行为是未定义的。t_pos必须在string有效范围内，否则函数的行为是未定义的，t_len == NPOS或者t_pos + t_len &gt;= string_size()，将t_pos开始到末尾的全部串替换。用户指定的字符必须和容器中保存的字符类型是一致的否则函数的行为是未定义的。</text:p>
      <text:p text:style-name="P26"/>
      <table:table table:name="表格172" table:style-name="表格172">
        <table:table-column table:style-name="表格172.A"/>
        <table:table-row>
          <table:table-cell table:style-name="表格172.A1" office:value-type="string">
            <text:p text:style-name="P32">void string_range_replace(</text:p>
            <text:p text:style-name="P32"><text:s text:c="4"/>string_t* pstr_string, string_iterator_t it_begin, string_iterator_t it_end,</text:p>
            <text:p text:style-name="P32"><text:s text:c="4"/>const string_t* cpstr_replace);</text:p>
          </table:table-cell>
        </table:table-row>
      </table:table>
      <text:p text:style-name="P11">描述：</text:p>
      <text:p text:style-name="P11"><text:tab/>将string容器中的字符区间替换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it_begin, it_end)是有效的范围，否则函数的行为是未定义的。如果pstr_string == cpstr_replace，则函数的行为是未定义的。</text:p>
      <text:p text:style-name="P26"/>
      <table:table table:name="表格173" table:style-name="表格173">
        <table:table-column table:style-name="表格173.A"/>
        <table:table-row>
          <table:table-cell table:style-name="表格173.A1" office:value-type="string">
            <text:p text:style-name="P32">void string_range_replace_substring(</text:p>
            <text:p text:style-name="P32"><text:s text:c="4"/>string_t* pstr_string, string_iterator_t it_begin, string_iterator_t it_end,</text:p>
            <text:p text:style-name="P32"><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text:tab/>t_position<text:tab/><text:tab/>拷贝的位置。</text:p>
      <text:p text:style-name="P11"><text:soft-page-break/><text:tab/>t_length<text:tab/><text:tab/><text:tab/>拷贝的长度。</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it_begin, it_end)是有效的范围，否则函数的行为是未定义的。t_position是属于cpstr_replace的有效位置，否则函数的行为是未定义的。如果t_length == NPOS或者t_ length + t_position 大于等于cpstr_replace的长度，则使用从t_position开始的全部cpstr_replace子串。如果pstr_string == cpstr_replace，则函数的行为是未定义的。</text:p>
      <text:p text:style-name="P26"/>
      <table:table table:name="表格174" table:style-name="表格174">
        <table:table-column table:style-name="表格174.A"/>
        <table:table-row>
          <table:table-cell table:style-name="表格174.A1" office:value-type="string">
            <text:p text:style-name="P32">void string_range_replace_cstr(</text:p>
            <text:p text:style-name="P32"><text:s text:c="4"/>string_t* pstr_string, string_iterator_t it_begin, string_iterator_it it_end,</text:p>
            <text:p text:style-name="P32"><text:s text:c="4"/>const char* s_cstr);</text:p>
          </table:table-cell>
        </table:table-row>
      </table:table>
      <text:p text:style-name="P11">描述：</text:p>
      <text:p text:style-name="P11"><text:tab/>将string容器中的字符区间替换成字符串。</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pstr_string和s_[it_begin, it_end)是有效的范围，否则函数的行为是未定义的。</text:p>
      <text:p text:style-name="P26"/>
      <table:table table:name="表格175" table:style-name="表格175">
        <table:table-column table:style-name="表格175.A"/>
        <table:table-row>
          <table:table-cell table:style-name="表格175.A1" office:value-type="string">
            <text:p text:style-name="P32">void string_range_replace_subcstr(</text:p>
            <text:p text:style-name="P32"><text:s text:c="4"/>string_t* pstr_string, string_iterator_t it_begin, string_iterator_t it_end,</text:p>
            <text:p text:style-name="P32"><text:s text:c="4"/>const char* s_cstr, size_t t_length);</text:p>
          </table:table-cell>
        </table:table-row>
      </table:table>
      <text:p text:style-name="P11">描述：</text:p>
      <text:p text:style-name="P11"><text:tab/>将string容器中的字符区间替换成子字符区间。</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it_begin, it_end)是有效的范围，否则函数的行为是未定义的。如果t_length == NPOS或者t_ length <text:s/>大于等于s_cstr的长度，则使用全部s_cstr子串。</text:p>
      <text:p text:style-name="P21"><text:soft-page-break/></text:p>
      <table:table table:name="表格176" table:style-name="表格176">
        <table:table-column table:style-name="表格176.A"/>
        <table:table-row>
          <table:table-cell table:style-name="表格176.A1" office:value-type="string">
            <text:p text:style-name="P32">void string_range_replace_char(</text:p>
            <text:p text:style-name="P32"><text:s text:c="4"/>string_t* pstr_string, erator_t it_begin, string_iterator_t it_end,</text:p>
            <text:p text:style-name="P32"><text:s text:c="4"/>size_t t_count, char c_char);</text:p>
          </table:table-cell>
        </table:table-row>
      </table:table>
      <text:p text:style-name="P11">描述：</text:p>
      <text:p text:style-name="P11"><text:tab/>将string容器中的字符区间替换成指定的字符。</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t_count<text:tab/><text:tab/><text:tab/>字符个数。</text:p>
      <text:p text:style-name="P11"><text:tab/>c_char<text:tab/><text:tab/><text:tab/>用户指定的字符。</text:p>
      <text:p text:style-name="P11">返回值：</text:p>
      <text:p text:style-name="P11"><text:tab/>无。</text:p>
      <text:p text:style-name="P26">注意：</text:p>
      <text:p text:style-name="P26"><text:tab/>如果pstr_string == NULL或者string是未初始化的string则函数的行为是未定义的。[it_begin, it_end)是有效的范围，否则函数的行为是未定义的。用户指定的字符必须和容器中保存的字符类型是一致的否则函数的行为是未定义的。</text:p>
      <text:p text:style-name="P26"/>
      <table:table table:name="表格177" table:style-name="表格177">
        <table:table-column table:style-name="表格177.A"/>
        <table:table-row>
          <table:table-cell table:style-name="表格177.A1" office:value-type="string">
            <text:p text:style-name="P32">void string_replace_range(</text:p>
            <text:p text:style-name="P32"><text:s text:c="4"/>string_t* pstr_string,</text:p>
            <text:p text:style-name="P32"><text:s text:c="4"/>string_iterator_t it_begin, string_iterator_t it_end,</text:p>
            <text:p text:style-name="P32"><text:s text:c="4"/>string_iterator_t it_first, string_iterator_t it_last);</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6"><text:tab/>pstr_string == NULL则函数的行为是未定义的，pstr_string 必须是已经初始化的，否则函数的行为是未定义的。[it_begin, it_end)是有效的范围，否则函数的行为是未定义的。如果[it_first, it_last)属于pstr_string，则函数的行为是未定义的。</text:p>
      <text:p text:style-name="P26"/>
      <table:table table:name="表格178" table:style-name="表格178">
        <table:table-column table:style-name="表格178.A"/>
        <table:table-row>
          <table:table-cell table:style-name="表格178.A1" office:value-type="string">
            <text:p text:style-name="P32">void string_output(const string_t* cpstr_string, FILE* fp_stream);</text:p>
          </table:table-cell>
        </table:table-row>
      </table:table>
      <text:p text:style-name="P11">描述：</text:p>
      <text:p text:style-name="P11"><text:tab/>将string容器中的字符串输出到指定的流中。</text:p>
      <text:p text:style-name="P11">参数：</text:p>
      <text:p text:style-name="P11"><text:tab/>cpstr_string<text:tab/><text:tab/><text:tab/>string容器。</text:p>
      <text:p text:style-name="P11"><text:soft-page-break/><text:tab/>fp_stream<text:tab/><text:tab/><text:tab/>指定的流。</text:p>
      <text:p text:style-name="P11">返回值：</text:p>
      <text:p text:style-name="P11"><text:tab/>无。</text:p>
      <text:p text:style-name="P11">注意：</text:p>
      <text:p text:style-name="P26"><text:tab/>cpstr_string == NULL或者fp_stream == NULL则函数的行为是未定义的，cpstr_string 必须是已经初始化的，否则函数的行为是未定义的。</text:p>
      <text:p text:style-name="P26"/>
      <table:table table:name="表格179" table:style-name="表格179">
        <table:table-column table:style-name="表格179.A"/>
        <table:table-row>
          <table:table-cell table:style-name="表格179.A1" office:value-type="string">
            <text:p text:style-name="P32">void string_input(string_t* pstr_string, FILE* fp_stream);</text:p>
          </table:table-cell>
        </table:table-row>
      </table:table>
      <text:p text:style-name="P11">描述：</text:p>
      <text:p text:style-name="P11"><text:tab/>从指定的流中读取字符串到string容器。</text:p>
      <text:p text:style-name="P11">参数：</text:p>
      <text:p text:style-name="P11"><text:tab/>pstr_string<text:tab/><text:tab/><text:tab/>string容器。</text:p>
      <text:p text:style-name="P11"><text:tab/>fp_stream<text:tab/><text:tab/><text:tab/>指定的流。</text:p>
      <text:p text:style-name="P11">返回值：</text:p>
      <text:p text:style-name="P11"><text:tab/>无。</text:p>
      <text:p text:style-name="P11">注意：</text:p>
      <text:p text:style-name="P26"><text:tab/>pstr_string == NULL或者fp_stream == NULL则函数的行为是未定义的，pstr_string 必须是已经初始化的，否则函数的行为是未定义的，fp_stream是有效的输入流，否则函数的行为是未定义的。</text:p>
      <text:p text:style-name="P26"/>
      <table:table table:name="表格180" table:style-name="表格180">
        <table:table-column table:style-name="表格180.A"/>
        <table:table-row>
          <table:table-cell table:style-name="表格180.A1" office:value-type="string">
            <text:p text:style-name="P32">bool_t string_getline(string_t* pstr_string, FILE* fp_stream);</text:p>
          </table:table-cell>
        </table:table-row>
      </table:table>
      <text:p text:style-name="P11">描述：</text:p>
      <text:p text:style-name="P11"><text:tab/>从指定的流中读取一行并保存到string容器中。</text:p>
      <text:p text:style-name="P11">参数：</text:p>
      <text:p text:style-name="P11"><text:tab/>pstr_string<text:tab/><text:tab/><text:tab/>string容器。</text:p>
      <text:p text:style-name="P11"><text:tab/>fp_stream<text:tab/><text:tab/><text:tab/>指定的流。</text:p>
      <text:p text:style-name="P11">返回值：</text:p>
      <text:p text:style-name="P11"><text:tab/>成功的从流中获得一行字符则返回true，否则返回false。</text:p>
      <text:p text:style-name="P11">注意：</text:p>
      <text:p text:style-name="P26"><text:tab/>pstr_string == NULL或者fp_stream == NULL则函数的行为是未定义的，pstr_string 必须是已经初始化的，否则函数的行为是未定义的。</text:p>
      <text:p text:style-name="P26"/>
      <table:table table:name="表格181" table:style-name="表格181">
        <table:table-column table:style-name="表格181.A"/>
        <table:table-row>
          <table:table-cell table:style-name="表格181.A1" office:value-type="string">
            <text:p text:style-name="P32">bool_t string_getline_delimiter(</text:p>
            <text:p text:style-name="P32"><text:s text:c="4"/>string_t* pstr_string, FILE* fp_stream, char c_delimiter);</text:p>
          </table:table-cell>
        </table:table-row>
      </table:table>
      <text:p text:style-name="P11">描述：</text:p>
      <text:p text:style-name="P11"><text:tab/>从指定的流中读取一行并保存到string容器中，用户指定行标识符。</text:p>
      <text:p text:style-name="P11">参数：</text:p>
      <text:p text:style-name="P11"><text:tab/>pstr_string<text:tab/><text:tab/><text:tab/>string容器。</text:p>
      <text:p text:style-name="P11"><text:tab/>fp_stream<text:tab/><text:tab/><text:tab/>指定的流。</text:p>
      <text:p text:style-name="P11"><text:tab/>c_delimiter<text:tab/><text:tab/><text:tab/>用户指定的行标识符。</text:p>
      <text:p text:style-name="P11">返回值：</text:p>
      <text:p text:style-name="P11"><text:tab/>成功的从流中获得一行字符则返回true，否则返回false。</text:p>
      <text:p text:style-name="P11">注意：</text:p>
      <text:p text:style-name="P26"><text:soft-page-break/><text:tab/>pstr_string == NULL或者fp_stream == NULL则函数的行为是未定义的，pstr_string 必须是已经初始化的，否则函数的行为是未定义的。</text:p>
      <text:p text:style-name="P21"/>
      <text:list xml:id="list42594690" text:continue-numbering="true" text:style-name="WW8Num13">
        <text:list-item>
          <text:list>
            <text:list-item>
              <text:h text:style-name="P55" text:outline-level="2">迭代器接口</text:h>
            </text:list-item>
          </text:list>
        </text:list-item>
      </text:list>
      <text:p text:style-name="P21"><text:tab/>由于直接使用basic_string迭代器作为实现，所以string并没有提供迭代器接口。</text:p>
      <text:list xml:id="list42608982" text:continue-numbering="true" text:style-name="WW8Num13">
        <text:list-item>
          <text:list>
            <text:list-item>
              <text:h text:style-name="P55" text:outline-level="2">内部和辅助接口</text:h>
            </text:list-item>
          </text:list>
        </text:list-item>
      </text:list>
      <text:p text:style-name="P21"><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1"/>
      <table:table table:name="表格97" table:style-name="表格97">
        <table:table-column table:style-name="表格97.A"/>
        <table:table-row>
          <table:table-cell table:style-name="表格97.A1" office:value-type="string">
            <text:p text:style-name="P32">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6"><text:tab/>如果pstr_string == NULL 则函数的行为是未定义的。</text:p>
      <text:p text:style-name="P21"/>
      <table:table table:name="表格98" table:style-name="表格98">
        <table:table-column table:style-name="表格98.A"/>
        <table:table-row>
          <table:table-cell table:style-name="表格98.A1" office:value-type="string">
            <text:p text:style-name="P32">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6"><text:tab/>如果pstr_string == NULL或者string不是使用create_string生成的则函数的行为是未定义的。</text:p>
      <text:p text:style-name="P21"/>
      <text:p text:style-name="P21"/>
      <text:p text:style-name="P21"/>
      <text:p text:style-name="P21"/>
      <text:p text:style-name="P21"/>
      <text:p text:style-name="P21"/>
      <text:list xml:id="list42605629" text:continue-numbering="true" text:style-name="WW8Num13">
        <text:list-item>
          <text:h text:style-name="P50" text:outline-level="1"><text:soft-page-break/>avl <text:span text:style-name="T20">tree</text:span></text:h>
        </text:list-item>
      </text:list>
      <text:p text:style-name="P21"><text:tab/>avl tree是关联容器的底层的一种实现(另一种实现是红黑树)，它是一种平衡的二叉搜索树，但是在插入或者删除节点的时候可能破坏这种平衡，所以对avl tree进行插入或者删除后要进行调整使它恢复平衡。</text:p>
      <text:p text:style-name="P21"/>
      <text:list xml:id="list42600151" text:continue-numbering="true" text:style-name="WW8Num13">
        <text:list-item>
          <text:list>
            <text:list-item>
              <text:h text:style-name="P52" text:outline-level="2"><text:span text:style-name="T6">avl tree</text:span>的机制</text:h>
            </text:list-item>
          </text:list>
        </text:list-item>
      </text:list>
      <text:p text:style-name="P21"><text:tab/>《数据结构与算法分析 --- C语言描述》中详细的介绍了avl tree。</text:p>
      <text:p text:style-name="P21"><text:tab/>二叉搜索树的特点是每一个非空节点都有一个左子节点和一个右子节点，这两个字节点可以为空。其中左字节点的值小于父节点，右字节点的值大于父节点。这样二叉搜索树中的值最小的节点位于最左边的节点，最大值位于树的最右边的节点：</text:p>
      <text:p text:style-name="P22"><draw:frame draw:style-name="fr1" draw:name="图形13" text:anchor-type="paragraph" svg:width="13.573cm" svg:height="6.085cm" draw:z-index="41"><draw:image xlink:href="Pictures/1000000000000201000000E65B2E6091.jpg" xlink:type="simple" xlink:show="embed" xlink:actuate="onLoad"/></draw:frame>图 14.1 二叉搜索树</text:p>
      <text:p text:style-name="P21"><text:tab/>插入数据的时候：</text:p>
      <text:p text:style-name="P22"><draw:frame draw:style-name="fr4" draw:name="图形14" text:anchor-type="paragraph" svg:width="19.006cm" svg:height="5.673cm" draw:z-index="42"><draw:image xlink:href="Pictures/100000000000031A000000ED2A309BF4.jpg" xlink:type="simple" xlink:show="embed" xlink:actuate="onLoad"/></draw:frame>图 14.2 向二叉搜索树中插入数据</text:p>
      <text:p text:style-name="P21"><text:tab/>删除数据的时候比较复杂，当删除的节点是叶子节点时直接删除就可以了，如果包含一个子节点的情况也是比较<text:soft-page-break/>好处理的：</text:p>
      <text:p text:style-name="P22"><draw:frame draw:style-name="fr4" draw:name="图形15" text:anchor-type="paragraph" svg:width="19.006cm" svg:height="5.673cm" draw:z-index="43"><draw:image xlink:href="Pictures/100000000000031A000000ED71E4A0B9.jpg" xlink:type="simple" xlink:show="embed" xlink:actuate="onLoad"/></draw:frame>图 14.3 删除带有一个子节点的节点</text:p>
      <text:p text:style-name="P21"><text:tab/>删除带有两个子节点的节点要复杂一些，要将右子树中的值最小的节点替代当前要删除的节点：</text:p>
      <text:p text:style-name="P22"><draw:frame draw:style-name="fr4" draw:name="图形16" text:anchor-type="paragraph" svg:width="19.006cm" svg:height="5.84cm" draw:z-index="44"><draw:image xlink:href="Pictures/100000000000031A000000F4C8CE530B.jpg" xlink:type="simple" xlink:show="embed" xlink:actuate="onLoad"/></draw:frame>图 14.4 删除带有两个子节点的节点</text:p>
      <text:p text:style-name="P21"><text:tab/>上面的规则都是二叉搜索树的规则，但是往往由于插入的随机性可能造成下面这样的情况：</text:p>
      <text:p text:style-name="P22"><draw:frame draw:style-name="fr1" draw:name="图形17" text:anchor-type="paragraph" svg:width="13.388cm" svg:height="6.006cm" draw:z-index="45"><draw:image xlink:href="Pictures/10000000000001FA000000E34298C50C.jpg" xlink:type="simple" xlink:show="embed" xlink:actuate="onLoad"/></draw:frame>图 14.5 效率低下的二叉搜索树</text:p>
      <text:p text:style-name="P21"><text:tab/>为了让二叉搜索树能够保持较好的搜索效率就应该让它尽量保持平衡，也就是所谓的平衡二叉搜索树，avl tree就是一种常见的平衡二叉搜索树。对于上面的这种情况avl tree会通过插入后调整来保持树的平衡。</text:p>
      <text:p text:style-name="P21"><text:tab/>为了让二叉搜索树具有最佳的搜索效率，应该让一个节点的左右子树保持相同的高度，这就是完全平衡二叉搜索树，但是受到输入条件的限制，往往不能够达到这样的效果，所以avl tree的平衡条件略微的宽松，它要求左右子树的高度差不大于1。所以上面的例子就不是avl tree。<text:tab/></text:p>
      <text:p text:style-name="P21"><text:soft-page-break/><text:tab/>当插入或者删除节点的时候都会破坏avl tree的平衡，avl tree是通过旋转的方式来重新达到平衡的。当某一个节点失去平衡后，那么它的祖先节点都是不平衡的，所以要将一个节点从不平衡的位置调整为平衡，只需要调整最深层的不平衡节点。</text:p>
      <text:p text:style-name="P21"><text:tab/>当插入数据的时候会造成不平衡，这分为两种情况，当插入的数据位于外侧的时候：</text:p>
      <text:p text:style-name="P22"><draw:frame draw:style-name="fr4" draw:name="图形18" text:anchor-type="paragraph" svg:width="19.006cm" svg:height="5.553cm" draw:z-index="46"><draw:image xlink:href="Pictures/100000000000031A000000E803CCE53D.jpg" xlink:type="simple" xlink:show="embed" xlink:actuate="onLoad"/></draw:frame>图 14.6 单旋转</text:p>
      <text:p text:style-name="P21"><text:tab/>当插入数据7之后，根节点17就不平衡了，左边高度是3，右边高度是1。这样的情况可以通过一次旋转来完成平衡。但是下面这样的情况通过一次旋转是不能够完成平衡的：</text:p>
      <text:p text:style-name="P22"><draw:frame draw:style-name="fr4" draw:name="图形19" text:anchor-type="paragraph" svg:width="19.006cm" svg:height="6.295cm" draw:z-index="47"><draw:image xlink:href="Pictures/100000000000031A000001078C7ED0B2.jpg" xlink:type="simple" xlink:show="embed" xlink:actuate="onLoad"/></draw:frame>图 14.7 双旋转</text:p>
      <text:p text:style-name="P21"><text:tab/>总的来说调整平衡的两种情况，这两种情况都是针对左子树高于右子树的情况，当右子树高于左子树的情况是与下面的例子对称：</text:p>
      <text:p text:style-name="P22"><draw:frame draw:style-name="fr3" draw:name="图形20" text:anchor-type="paragraph" svg:width="19.006cm" svg:height="11.943cm" draw:z-index="48"><draw:image xlink:href="Pictures/100000000000031A000001F3B7933C9B.jpg" xlink:type="simple" xlink:show="embed" xlink:actuate="onLoad"/></draw:frame><text:soft-page-break/>图 14.8 两种旋转</text:p>
      <text:p text:style-name="P21"><text:tab/>当删除一个节点的时候也会造成avl tree失去平衡，这时候就需要找到失去平衡的节点并且调整。调整的方法和上面的相同。</text:p>
      <text:p text:style-name="P21"><text:tab/>libcstl中的avl tree的每个节点都是单独的结构，使用这个结构保存的指针可以找到父节点，左子树，右子树：</text:p>
      <text:p text:style-name="P22"><draw:frame draw:style-name="fr2" draw:name="图形21" text:anchor-type="paragraph" svg:width="11.668cm" svg:height="14.446cm" draw:z-index="49"><draw:image xlink:href="Pictures/10000000000001B9000002227A64A290.jpg" xlink:type="simple" xlink:show="embed" xlink:actuate="onLoad"/></draw:frame><text:soft-page-break/>图 14.9 avl tree节点结构</text:p>
      <text:p text:style-name="P21"/>
      <text:list xml:id="list42599929" text:continue-numbering="true" text:style-name="WW8Num13">
        <text:list-item>
          <text:list>
            <text:list-item>
              <text:h text:style-name="P58" text:outline-level="2"><text:span text:style-name="T6">avl tree</text:span><text:span text:style-name="T19">迭代</text:span><text:span text:style-name="T3">器</text:span></text:h>
            </text:list-item>
          </text:list>
        </text:list-item>
      </text:list>
      <text:p text:style-name="P21"><text:tab/>avl tree的迭代器是双向迭代器，它是内部使用的迭代器，用来实现关联容器的迭代器。begin是指向值最小的节点，end指向avl tree的根。迭代器向前向后移动是根据数值的顺序移动。</text:p>
      <text:p text:style-name="P22"><draw:frame draw:style-name="fr2" draw:name="图形22" text:anchor-type="paragraph" svg:width="18.918cm" svg:height="15.161cm" draw:z-index="50"><draw:image xlink:href="Pictures/10000000000002CB0000023D86CF576B.jpg" xlink:type="simple" xlink:show="embed" xlink:actuate="onLoad"/></draw:frame>图 14.10 avl tree迭代器</text:p>
      <text:p text:style-name="P21"><text:tab/>要使用特殊的结构表示avl tree的迭代器：</text:p>
      <text:p text:style-name="P21"/>
      <table:table table:name="表格183" table:style-name="表格183">
        <table:table-column table:style-name="表格183.A"/>
        <text:soft-page-break/>
        <table:table-row>
          <table:table-cell table:style-name="表格183.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4"/>_pc_corepos;</text:p>
            <text:p text:style-name="P32"><text:s text:c="8"/>void* <text:s text:c="4"/>_pt_tree; <text:s text:c="6"/>/* 指向avl tree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42594930" text:continue-numbering="true" text:style-name="WW8Num13">
        <text:list-item>
          <text:list>
            <text:list-item>
              <text:h text:style-name="P52" text:outline-level="2"><text:span text:style-name="T6">avl tree</text:span>代码结构</text:h>
            </text:list-item>
          </text:list>
        </text:list-item>
      </text:list>
      <text:p text:style-name="P21"><text:tab/>avl tree节点中包含很多信息：</text:p>
      <table:table table:name="表格182" table:style-name="表格182">
        <table:table-column table:style-name="表格182.A"/>
        <table:table-row>
          <table:table-cell table:style-name="表格182.A1" office:value-type="string">
            <text:p text:style-name="P32">typedef struct _tagavlnode</text:p>
            <text:p text:style-name="P32">{ </text:p>
            <text:p text:style-name="P32"><text:s text:c="4"/>struct _tagavlnode* _pt_parent;</text:p>
            <text:p text:style-name="P32"><text:s text:c="4"/>struct _tagavlnode* _pt_left;</text:p>
            <text:p text:style-name="P32"><text:s text:c="4"/>struct _tagavlnode* _pt_right;</text:p>
            <text:p text:style-name="P32"><text:s text:c="4"/>unsigned int <text:s text:c="7"/>_un_height;</text:p>
            <text:p text:style-name="P32"><text:s text:c="4"/>char <text:s text:c="15"/>_pc_data[1];</text:p>
            <text:p text:style-name="P32">}avlnode_t;</text:p>
          </table:table-cell>
        </table:table-row>
      </table:table>
      <text:p text:style-name="P21"><text:tab/>其中_un_height表示当前节点在书中的高度，叶子节点高度为0，根的高度是左右子树高度的大值加1。</text:p>
      <text:p text:style-name="P21"><text:tab/>下面的结构表示avl tree：</text:p>
      <table:table table:name="表格184" table:style-name="表格184">
        <table:table-column table:style-name="表格184.A"/>
        <table:table-row>
          <table:table-cell table:style-name="表格184.A1" office:value-type="string">
            <text:p text:style-name="P32">typedef struct _tagavltree</text:p>
            <text:p text:style-name="P32">{ </text:p>
            <text:p text:style-name="P32"><text:s text:c="4"/>_typeinfo_t <text:s text:c="6"/>_t_typeinfo;</text:p>
            <text:p text:style-name="P32"><text:s text:c="4"/>_alloc_t <text:s text:c="9"/>_t_allocater;</text:p>
            <text:p text:style-name="P32"><text:s text:c="4"/>avlnode_t <text:s text:c="8"/>_t_avlroot;</text:p>
            <text:p text:style-name="P32"><text:s text:c="4"/>size_t <text:s text:c="11"/>_t_nodecount;</text:p>
            <text:p text:style-name="P32"><text:s text:c="4"/>binary_function_t _t_compare;</text:p>
            <text:p text:style-name="P32">}avl_tree_t;</text:p>
          </table:table-cell>
        </table:table-row>
      </table:table>
      <text:p text:style-name="P21"><text:tab/>结构中的_t_avlroot中_pt_parent指向实际avl tree的根，_pt_left指向avl tree中值最小的数据，_pt_right指向avl tree中值最大的数据，_un_height为0，_pc_data数据未使用如图14.10。</text:p>
      <text:p text:style-name="P21"/>
      <text:list xml:id="list42614481" text:continue-numbering="true" text:style-name="WW8Num13">
        <text:list-item>
          <text:list>
            <text:list-item>
              <text:h text:style-name="P55" text:outline-level="2"><text:soft-page-break/>外部接口</text:h>
            </text:list-item>
          </text:list>
        </text:list-item>
      </text:list>
      <text:p text:style-name="P21"><text:tab/>avl tree提供的外部接口是为了实现关联容器。</text:p>
      <table:table table:name="表格212" table:style-name="表格212">
        <table:table-column table:style-name="表格212.A"/>
        <table:table-column table:style-name="表格212.B"/>
        <table:table-row>
          <table:table-cell table:style-name="表格212.A1" office:value-type="string">
            <text:p text:style-name="Table_20_Contents">_create_avl_tree</text:p>
          </table:table-cell>
          <table:table-cell table:style-name="表格212.B1" office:value-type="string">
            <text:p text:style-name="Table_20_Contents">创建avl tree容器。</text:p>
          </table:table-cell>
        </table:table-row>
        <table:table-row>
          <table:table-cell table:style-name="表格212.A2" office:value-type="string">
            <text:p text:style-name="Table_20_Contents">_avl_tree_init</text:p>
          </table:table-cell>
          <table:table-cell table:style-name="表格212.B2" office:value-type="string">
            <text:p text:style-name="Table_20_Contents">初始化avl tree容器。</text:p>
          </table:table-cell>
        </table:table-row>
        <table:table-row>
          <table:table-cell table:style-name="表格212.A2" office:value-type="string">
            <text:p text:style-name="Table_20_Contents">_avl_tree_init_copy</text:p>
          </table:table-cell>
          <table:table-cell table:style-name="表格212.B2" office:value-type="string">
            <text:p text:style-name="Table_20_Contents">使用存在的avl tree容器进行初始化。</text:p>
          </table:table-cell>
        </table:table-row>
        <table:table-row>
          <table:table-cell table:style-name="表格212.A2" office:value-type="string">
            <text:p text:style-name="Table_20_Contents">_avl_tree_init_copy_range</text:p>
          </table:table-cell>
          <table:table-cell table:style-name="表格212.B2" office:value-type="string">
            <text:p text:style-name="Table_20_Contents">使用指定的数据区间进行初始化。</text:p>
          </table:table-cell>
        </table:table-row>
        <table:table-row>
          <table:table-cell table:style-name="表格212.A2" office:value-type="string">
            <text:p text:style-name="Table_20_Contents">_avl_tree_init_copy_range_ex</text:p>
          </table:table-cell>
          <table:table-cell table:style-name="表格212.B2" office:value-type="string">
            <text:p text:style-name="Table_20_Contents">使用指定的数据区间和比较函数进行初始化。</text:p>
          </table:table-cell>
        </table:table-row>
        <table:table-row>
          <table:table-cell table:style-name="表格212.A2" office:value-type="string">
            <text:p text:style-name="Table_20_Contents">_avl_tree_destroy</text:p>
          </table:table-cell>
          <table:table-cell table:style-name="表格212.B2" office:value-type="string">
            <text:p text:style-name="Table_20_Contents">销毁avl tree容器。</text:p>
          </table:table-cell>
        </table:table-row>
        <table:table-row>
          <table:table-cell table:style-name="表格212.A2" office:value-type="string">
            <text:p text:style-name="Table_20_Contents">_avl_tree_assign</text:p>
          </table:table-cell>
          <table:table-cell table:style-name="表格212.B2" office:value-type="string">
            <text:p text:style-name="Table_20_Contents">使用存在的avl tree容器赋值。</text:p>
          </table:table-cell>
        </table:table-row>
        <table:table-row>
          <table:table-cell table:style-name="表格212.A2" office:value-type="string">
            <text:p text:style-name="Table_20_Contents">_avl_tree_size</text:p>
          </table:table-cell>
          <table:table-cell table:style-name="表格212.B2" office:value-type="string">
            <text:p text:style-name="Table_20_Contents">返回avl tree容器中数据的数量。</text:p>
          </table:table-cell>
        </table:table-row>
        <table:table-row>
          <table:table-cell table:style-name="表格212.A2" office:value-type="string">
            <text:p text:style-name="Table_20_Contents">_avl_tree_empty</text:p>
          </table:table-cell>
          <table:table-cell table:style-name="表格212.B2" office:value-type="string">
            <text:p text:style-name="Table_20_Contents">判断avl tree容器是否为空。</text:p>
          </table:table-cell>
        </table:table-row>
        <table:table-row>
          <table:table-cell table:style-name="表格212.A2" office:value-type="string">
            <text:p text:style-name="Table_20_Contents">_avl_tree_max_size</text:p>
          </table:table-cell>
          <table:table-cell table:style-name="表格212.B2" office:value-type="string">
            <text:p text:style-name="Table_20_Contents">返回avl tree容器中能够保存数据的最大数量。</text:p>
          </table:table-cell>
        </table:table-row>
        <table:table-row>
          <table:table-cell table:style-name="表格212.A2" office:value-type="string">
            <text:p text:style-name="Table_20_Contents">_avl_tree_begin</text:p>
          </table:table-cell>
          <table:table-cell table:style-name="表格212.B2" office:value-type="string">
            <text:p text:style-name="Table_20_Contents">返回指向avl tree容器的第一个数据的迭代器。</text:p>
          </table:table-cell>
        </table:table-row>
        <table:table-row>
          <table:table-cell table:style-name="表格212.A2" office:value-type="string">
            <text:p text:style-name="Table_20_Contents">_avl_tree_end</text:p>
          </table:table-cell>
          <table:table-cell table:style-name="表格212.B2" office:value-type="string">
            <text:p text:style-name="Table_20_Contents">返回指向avl tree容器末尾的迭代器。</text:p>
          </table:table-cell>
        </table:table-row>
        <table:table-row>
          <table:table-cell table:style-name="表格212.A2" office:value-type="string">
            <text:p text:style-name="Table_20_Contents">_avl_tree_key_comp</text:p>
          </table:table-cell>
          <table:table-cell table:style-name="表格212.B2" office:value-type="string">
            <text:p text:style-name="Table_20_Contents">返回avl tree容器中的数据比较规则。</text:p>
          </table:table-cell>
        </table:table-row>
        <table:table-row>
          <table:table-cell table:style-name="表格212.A2" office:value-type="string">
            <text:p text:style-name="Table_20_Contents">_avl_tree_find</text:p>
          </table:table-cell>
          <table:table-cell table:style-name="表格212.B2" office:value-type="string">
            <text:p text:style-name="Table_20_Contents">在avl tree容器中查找指定的数据。</text:p>
          </table:table-cell>
        </table:table-row>
        <table:table-row>
          <table:table-cell table:style-name="表格212.A2" office:value-type="string">
            <text:p text:style-name="Table_20_Contents">_avl_tree_clear</text:p>
          </table:table-cell>
          <table:table-cell table:style-name="表格212.B2" office:value-type="string">
            <text:p text:style-name="Table_20_Contents">清空avl tree容器。</text:p>
          </table:table-cell>
        </table:table-row>
        <table:table-row>
          <table:table-cell table:style-name="表格212.A2" office:value-type="string">
            <text:p text:style-name="Table_20_Contents">_avl_tree_count</text:p>
          </table:table-cell>
          <table:table-cell table:style-name="表格212.B2" office:value-type="string">
            <text:p text:style-name="Table_20_Contents">返回avl tree容器中指定数据的数量。</text:p>
          </table:table-cell>
        </table:table-row>
        <table:table-row>
          <table:table-cell table:style-name="表格212.A2" office:value-type="string">
            <text:p text:style-name="Table_20_Contents">_avl_tree_lower_bound</text:p>
          </table:table-cell>
          <table:table-cell table:style-name="表格212.B2" office:value-type="string">
            <text:p text:style-name="Table_20_Contents">返回指向第一个大于等于指定数据的迭代器。</text:p>
          </table:table-cell>
        </table:table-row>
        <table:table-row>
          <table:table-cell table:style-name="表格212.A2" office:value-type="string">
            <text:p text:style-name="Table_20_Contents">_avl_tree_upper_bound</text:p>
          </table:table-cell>
          <table:table-cell table:style-name="表格212.B2" office:value-type="string">
            <text:p text:style-name="Table_20_Contents">返回指向第一个大于指定数据的迭代器。</text:p>
          </table:table-cell>
        </table:table-row>
        <table:table-row>
          <table:table-cell table:style-name="表格212.A2" office:value-type="string">
            <text:p text:style-name="Table_20_Contents">_avl_tree_equal_range</text:p>
          </table:table-cell>
          <table:table-cell table:style-name="表格212.B2" office:value-type="string">
            <text:p text:style-name="Table_20_Contents">返回包含指定数据的数据区间。</text:p>
          </table:table-cell>
        </table:table-row>
        <table:table-row>
          <table:table-cell table:style-name="表格212.A2" office:value-type="string">
            <text:p text:style-name="Table_20_Contents">_avl_tree_equal</text:p>
          </table:table-cell>
          <table:table-cell table:style-name="表格212.B2" office:value-type="string">
            <text:p text:style-name="Table_20_Contents">测试两个avl tree容器是否相等。</text:p>
          </table:table-cell>
        </table:table-row>
        <table:table-row>
          <table:table-cell table:style-name="表格212.A2" office:value-type="string">
            <text:p text:style-name="Table_20_Contents">_avl_tree_not_equal</text:p>
          </table:table-cell>
          <table:table-cell table:style-name="表格212.B2" office:value-type="string">
            <text:p text:style-name="Table_20_Contents">测试两个avl tree容器是否不等。</text:p>
          </table:table-cell>
        </table:table-row>
        <table:table-row>
          <table:table-cell table:style-name="表格212.A2" office:value-type="string">
            <text:p text:style-name="Table_20_Contents">_avl_tree_less</text:p>
          </table:table-cell>
          <table:table-cell table:style-name="表格212.B2" office:value-type="string">
            <text:p text:style-name="Table_20_Contents">测试第一个avl tree容器是否小于第二个avl tree容器。</text:p>
          </table:table-cell>
        </table:table-row>
        <table:table-row>
          <table:table-cell table:style-name="表格212.A2" office:value-type="string">
            <text:p text:style-name="Table_20_Contents">_avl_tree_less_equal</text:p>
          </table:table-cell>
          <table:table-cell table:style-name="表格212.B2" office:value-type="string">
            <text:p text:style-name="Table_20_Contents">测试第一个avl tree容器是否小于等于第二个avl tree容器。</text:p>
          </table:table-cell>
        </table:table-row>
        <table:table-row>
          <table:table-cell table:style-name="表格212.A2" office:value-type="string">
            <text:p text:style-name="Table_20_Contents">_avl_tree_greater</text:p>
          </table:table-cell>
          <table:table-cell table:style-name="表格212.B2" office:value-type="string">
            <text:p text:style-name="Table_20_Contents">测试第一个avl tree容器是否大于第二个avl tree容器。</text:p>
          </table:table-cell>
        </table:table-row>
        <table:table-row>
          <table:table-cell table:style-name="表格212.A2" office:value-type="string">
            <text:p text:style-name="Table_20_Contents">_avl_tree_greater_equal</text:p>
          </table:table-cell>
          <table:table-cell table:style-name="表格212.B2" office:value-type="string">
            <text:p text:style-name="Table_20_Contents">测试第一个avl tree容器是否大于等于第二个avl tree容器。</text:p>
          </table:table-cell>
        </table:table-row>
        <table:table-row>
          <table:table-cell table:style-name="表格212.A2" office:value-type="string">
            <text:p text:style-name="Table_20_Contents">_avl_tree_swap</text:p>
          </table:table-cell>
          <table:table-cell table:style-name="表格212.B2" office:value-type="string">
            <text:p text:style-name="Table_20_Contents">交换两个avl tree容器。</text:p>
          </table:table-cell>
        </table:table-row>
        <table:table-row>
          <table:table-cell table:style-name="表格212.A2" office:value-type="string">
            <text:p text:style-name="Table_20_Contents">_avl_tree_insert_unique</text:p>
          </table:table-cell>
          <table:table-cell table:style-name="表格212.B2" office:value-type="string">
            <text:p text:style-name="Table_20_Contents">向avl tree中插入数据，数据必须唯一。</text:p>
          </table:table-cell>
        </table:table-row>
        <table:table-row>
          <table:table-cell table:style-name="表格212.A2" office:value-type="string">
            <text:p text:style-name="Table_20_Contents">_avl_tree_insert_equal</text:p>
          </table:table-cell>
          <table:table-cell table:style-name="表格212.B2" office:value-type="string">
            <text:p text:style-name="Table_20_Contents">向avl tree中插入数据，数据可以重复。</text:p>
          </table:table-cell>
        </table:table-row>
        <text:soft-page-break/>
        <table:table-row>
          <table:table-cell table:style-name="表格212.A2" office:value-type="string">
            <text:p text:style-name="Table_20_Contents">_avl_tree_insert_unique_range</text:p>
          </table:table-cell>
          <table:table-cell table:style-name="表格212.B2" office:value-type="string">
            <text:p text:style-name="Table_20_Contents">向avl tree中插入指定的数据区间，数据必须唯一。</text:p>
          </table:table-cell>
        </table:table-row>
        <table:table-row>
          <table:table-cell table:style-name="表格212.A2" office:value-type="string">
            <text:p text:style-name="Table_20_Contents">_avl_tree_insert_equal_range</text:p>
          </table:table-cell>
          <table:table-cell table:style-name="表格212.B2" office:value-type="string">
            <text:p text:style-name="Table_20_Contents">向avl tree中插入指定的数据区间，数据可以重复。</text:p>
          </table:table-cell>
        </table:table-row>
        <table:table-row>
          <table:table-cell table:style-name="表格212.A2" office:value-type="string">
            <text:p text:style-name="Table_20_Contents">_avl_tree_erase_pos</text:p>
          </table:table-cell>
          <table:table-cell table:style-name="表格212.B2" office:value-type="string">
            <text:p text:style-name="Table_20_Contents">删除avl tree中指定位置的数据。</text:p>
          </table:table-cell>
        </table:table-row>
        <table:table-row>
          <table:table-cell table:style-name="表格212.A2" office:value-type="string">
            <text:p text:style-name="Table_20_Contents">_avl_tree_erase_range</text:p>
          </table:table-cell>
          <table:table-cell table:style-name="表格212.B2" office:value-type="string">
            <text:p text:style-name="Table_20_Contents">删除avl tree中指定数据区间的数据。</text:p>
          </table:table-cell>
        </table:table-row>
        <table:table-row>
          <table:table-cell table:style-name="表格212.A2" office:value-type="string">
            <text:p text:style-name="Table_20_Contents">_avl_tree_erase</text:p>
          </table:table-cell>
          <table:table-cell table:style-name="表格212.B2" office:value-type="string">
            <text:p text:style-name="Table_20_Contents">删除avl tree中指定的数据。</text:p>
          </table:table-cell>
        </table:table-row>
      </table:table>
      <text:p text:style-name="P21"/>
      <text:p text:style-name="P21">函数原型</text:p>
      <table:table table:name="表格219" table:style-name="表格219">
        <table:table-column table:style-name="表格219.A"/>
        <table:table-row>
          <table:table-cell table:style-name="表格219.A1" office:value-type="string">
            <text:p text:style-name="P32">_avl_tree_t* _create_avl_tree(const char* s_typename);</text:p>
          </table:table-cell>
        </table:table-row>
      </table:table>
      <text:p text:style-name="P11">描述：</text:p>
      <text:p text:style-name="P11"><text:tab/>创建一个avl tree迭代器。</text:p>
      <text:p text:style-name="P11">参数：</text:p>
      <text:p text:style-name="P11"><text:tab/>s_typename<text:tab/><text:tab/>类型描述。</text:p>
      <text:p text:style-name="P11">返回值：</text:p>
      <text:p text:style-name="P11"><text:tab/>成功返回指向avl tree容器的指针，否则返回NULL。</text:p>
      <text:p text:style-name="P11">注意：</text:p>
      <text:p text:style-name="P26"><text:tab/>s_typename != NULL，否则函数的行为是未定义的。</text:p>
      <text:p text:style-name="P21"/>
      <table:table table:name="表格220" table:style-name="表格220">
        <table:table-column table:style-name="表格220.A"/>
        <table:table-row>
          <table:table-cell table:style-name="表格220.A1" office:value-type="string">
            <text:p text:style-name="P32">void _avl_tree_init(_avl_tree_t* pt_avl_tree, binary_function_t t_compare);</text:p>
          </table:table-cell>
        </table:table-row>
      </table:table>
      <text:p text:style-name="P11">描述：</text:p>
      <text:p text:style-name="P11"><text:tab/>初始化avl tree迭代器。</text:p>
      <text:p text:style-name="P11">参数：</text:p>
      <text:p text:style-name="P11"><text:tab/>pt_avl_tree<text:tab/><text:tab/>avl tree容器。</text:p>
      <text:p text:style-name="P11"><text:tab/>t_compare<text:tab/><text:tab/>数据比较规则。</text:p>
      <text:p text:style-name="P26">返回值：</text:p>
      <text:p text:style-name="P11"><text:tab/>无。</text:p>
      <text:p text:style-name="P11">注意：</text:p>
      <text:p text:style-name="P26"><text:tab/>pt_avl_tree == NULL则函数的行为是未定义的，pt_avl_tree必须是使用_create_avl_tree()创建的，否则函数的行为是未定义的，如果t_compare == NULL则使用类型默认的比较函数。</text:p>
      <text:p text:style-name="P21"/>
      <table:table table:name="表格221" table:style-name="表格221">
        <table:table-column table:style-name="表格221.A"/>
        <table:table-row>
          <table:table-cell table:style-name="表格221.A1" office:value-type="string">
            <text:p text:style-name="P32">void _avl_tree_init_copy(_avl_tree_t* pt_dest, const _avl_tree_t* cpt_src);</text:p>
          </table:table-cell>
        </table:table-row>
      </table:table>
      <text:p text:style-name="P11">描述：</text:p>
      <text:p text:style-name="P11"><text:tab/>使用已经存在的avl tree初始化avl tree迭代器。</text:p>
      <text:p text:style-name="P11">参数：</text:p>
      <text:p text:style-name="P11"><text:tab/>pt_dest<text:tab/><text:tab/><text:tab/>目的avl tree容器。</text:p>
      <text:p text:style-name="P11"><text:tab/>cpt_src<text:tab/><text:tab/><text:tab/>源avl tree容器。</text:p>
      <text:p text:style-name="P26">返回值：</text:p>
      <text:p text:style-name="P11"><text:tab/>无。</text:p>
      <text:p text:style-name="P11">注意：</text:p>
      <text:p text:style-name="P26"><text:tab/>pt_dest == NULL或者cpt_src == NULL则函数的行为是未定义的，pt_dest必须是使用_create_avl_tree()创建的，cpt_src必须是已经初始化，否则函数的行为是未定义的。pt_dest和cpt_src保存的数据类型必须相同，否则函数的行为<text:soft-page-break/>是未定义。</text:p>
      <text:p text:style-name="P21"/>
      <table:table table:name="表格223" table:style-name="表格223">
        <table:table-column table:style-name="表格223.A"/>
        <table:table-row>
          <table:table-cell table:style-name="表格223.A1" office:value-type="string">
            <text:p text:style-name="P32">void _avl_tree_init_copy_range(</text:p>
            <text:p text:style-name="P32"><text:s text:c="4"/>_avl_tree_t* pt_dest,</text:p>
            <text:p text:style-name="P32"><text:s text:c="4"/>_avl_tree_iterator_t it_begin, _avl_tree_iterator_t it_end);</text:p>
          </table:table-cell>
        </table:table-row>
      </table:table>
      <text:p text:style-name="P11">描述：</text:p>
      <text:p text:style-name="P11"><text:tab/>使用指定的数据区间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26">返回值：</text:p>
      <text:p text:style-name="P11"><text:tab/>无。</text:p>
      <text:p text:style-name="P11">注意：</text:p>
      <text:p text:style-name="P26"><text:tab/>如果pt_dest == NULL则函数的行为是未定义的，pt_dest必须是使用_create_avl_tree()创建的否则函数的行为是未定义的。[it_begin, it_end)属于一个已经初始化的avl tree容器的有效的数据区间，否则函数的行为是未定义的。容器与数据区间中保存的数据类型必须是一致的否则函数的行为是未定义的。</text:p>
      <text:p text:style-name="P21"/>
      <table:table table:name="表格224" table:style-name="表格224">
        <table:table-column table:style-name="表格224.A"/>
        <table:table-row>
          <table:table-cell table:style-name="表格224.A1" office:value-type="string">
            <text:p text:style-name="P32">void _avl_tree_init_copy_range_ex(</text:p>
            <text:p text:style-name="P32"><text:s text:c="4"/>_avl_tree_t* pt_dest,</text:p>
            <text:p text:style-name="P32"><text:s text:c="4"/>_avl_tree_iterator_t it_begin, _avl_tree_iterator_t it_end,</text:p>
            <text:p text:style-name="P32"><text:s text:c="4"/>binary_function_t t_compare);</text:p>
          </table:table-cell>
        </table:table-row>
      </table:table>
      <text:p text:style-name="P11">描述：</text:p>
      <text:p text:style-name="P11"><text:tab/>使用指定的数据区间和比较函数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11"><text:tab/>t_compare<text:tab/><text:tab/>比较函数。</text:p>
      <text:p text:style-name="P26">返回值：</text:p>
      <text:p text:style-name="P11"><text:tab/>无。</text:p>
      <text:p text:style-name="P11">注意：</text:p>
      <text:p text:style-name="P26"><text:tab/>如果pt_dest == NULL则函数的行为是未定义的，pt_dest必须是使用_create_avl_tree()创建的否则函数的行为是未定义的。[it_begin, it_end)属于一个已经初始化的avl tree容器的有效的数据区间，否则函数的行为是未定义的。容器与数据区间中保存的数据类型必须是一致的否则函数的行为是未定义的。如果t_compare == NULL则使用类型默认的比较函数。</text:p>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list xml:id="list42596868" text:continue-numbering="true" text:style-name="WW8Num13">
        <text:list-item>
          <text:list>
            <text:list-item>
              <text:h text:style-name="P55" text:outline-level="2">迭代器接口</text:h>
            </text:list-item>
          </text:list>
        </text:list-item>
      </text:list>
      <text:p text:style-name="P21"><text:tab/>avl tree的迭代器是双向的迭代器，所以它没有随机访问迭代器那么强大的功能，向前和向后移动只能单步运行。这些接口只能由迭代器接口使用，用户不应该直接使用这些接口函数。</text:p>
      <table:table table:name="表格209" table:style-name="表格209">
        <table:table-column table:style-name="表格209.A"/>
        <table:table-column table:style-name="表格209.B"/>
        <table:table-row>
          <table:table-cell table:style-name="表格209.A1" office:value-type="string">
            <text:p text:style-name="Table_20_Contents">_create_avl_tree_iterator</text:p>
          </table:table-cell>
          <table:table-cell table:style-name="表格209.B1" office:value-type="string">
            <text:p text:style-name="Table_20_Contents">创建avl tree迭代器。</text:p>
          </table:table-cell>
        </table:table-row>
        <table:table-row>
          <table:table-cell table:style-name="表格209.A2" office:value-type="string">
            <text:p text:style-name="Table_20_Contents">_avl_tree_iterator_get_value</text:p>
          </table:table-cell>
          <table:table-cell table:style-name="表格209.B2" office:value-type="string">
            <text:p text:style-name="Table_20_Contents">获得avl tree迭代器引用的数据。</text:p>
          </table:table-cell>
        </table:table-row>
        <table:table-row>
          <table:table-cell table:style-name="表格209.A2" office:value-type="string">
            <text:p text:style-name="Table_20_Contents">_avl_tree_iterator_get_pointer</text:p>
          </table:table-cell>
          <table:table-cell table:style-name="表格209.B2" office:value-type="string">
            <text:p text:style-name="Table_20_Contents">获得avl tree迭代器引用的数据的指针。</text:p>
          </table:table-cell>
        </table:table-row>
        <table:table-row>
          <table:table-cell table:style-name="表格209.A2" office:value-type="string">
            <text:p text:style-name="Table_20_Contents">_avl_tree_iterator_next</text:p>
          </table:table-cell>
          <table:table-cell table:style-name="表格209.B2" office:value-type="string">
            <text:p text:style-name="Table_20_Contents">获得引用下一个数据的迭代器。</text:p>
          </table:table-cell>
        </table:table-row>
        <table:table-row>
          <table:table-cell table:style-name="表格209.A2" office:value-type="string">
            <text:p text:style-name="Table_20_Contents">_avl_tree_iterator_prev</text:p>
          </table:table-cell>
          <table:table-cell table:style-name="表格209.B2" office:value-type="string">
            <text:p text:style-name="Table_20_Contents">获得引用前一个数据的迭代器。</text:p>
          </table:table-cell>
        </table:table-row>
        <table:table-row>
          <table:table-cell table:style-name="表格209.A2" office:value-type="string">
            <text:p text:style-name="Table_20_Contents">_avl_tree_iterator_equal</text:p>
          </table:table-cell>
          <table:table-cell table:style-name="表格209.B2" office:value-type="string">
            <text:p text:style-name="Table_20_Contents">测试两个迭代器是否相等。</text:p>
          </table:table-cell>
        </table:table-row>
        <table:table-row>
          <table:table-cell table:style-name="表格209.A2" office:value-type="string">
            <text:p text:style-name="Table_20_Contents">_avl_tree_iterator_distance</text:p>
          </table:table-cell>
          <table:table-cell table:style-name="表格209.B2" office:value-type="string">
            <text:p text:style-name="Table_20_Contents">计算两个迭代器之间的距离。</text:p>
          </table:table-cell>
        </table:table-row>
        <table:table-row>
          <table:table-cell table:style-name="表格209.A2" office:value-type="string">
            <text:p text:style-name="Table_20_Contents">_avl_tree_iterator_before</text:p>
          </table:table-cell>
          <table:table-cell table:style-name="表格209.B2" office:value-type="string">
            <text:p text:style-name="Table_20_Contents">测试第一个迭代器是否位于第二个迭代器前面。</text:p>
          </table:table-cell>
        </table:table-row>
      </table:table>
      <text:p text:style-name="P21"/>
      <text:p text:style-name="P21">函数原型</text:p>
      <table:table table:name="表格210" table:style-name="表格210">
        <table:table-column table:style-name="表格210.A"/>
        <table:table-row>
          <table:table-cell table:style-name="表格210.A1" office:value-type="string">
            <text:p text:style-name="P32">_avl_tree_iterator_t _create_avl_tree_iterator(void);</text:p>
          </table:table-cell>
        </table:table-row>
      </table:table>
      <text:p text:style-name="P11">描述：</text:p>
      <text:p text:style-name="P11"><text:tab/>创建一个avl tree迭代器。</text:p>
      <text:p text:style-name="P11">参数：</text:p>
      <text:p text:style-name="P11"><text:tab/>无。</text:p>
      <text:p text:style-name="P11">返回值：</text:p>
      <text:p text:style-name="P11"><text:tab/>avl tree迭代器。</text:p>
      <text:p text:style-name="P11">注意：</text:p>
      <text:p text:style-name="P26"><text:tab/>返回的avl tree迭代器并不是有效的迭代器，它没有与任何迭代器关联。这个函数只是做了一些必要的初始化工作，返回的迭代器供其他接口使用。</text:p>
      <text:p text:style-name="P21"><text:bookmark-start text:name="__DdeLink__7600_19589686642"/></text:p>
      <table:table table:name="表格211" table:style-name="表格211">
        <table:table-column table:style-name="表格211.A"/>
        <table:table-row>
          <table:table-cell table:style-name="表格211.A1" office:value-type="string">
            <text:p text:style-name="P32">void _avl_tree_iterator_get_value(_avl_tree_iterator_t it_iter, void* pv_value);</text:p>
          </table:table-cell>
        </table:table-row>
      </table:table>
      <text:p text:style-name="P11">描述：</text:p>
      <text:p text:style-name="P11"><text:tab/>获得迭代器引用的数据。</text:p>
      <text:p text:style-name="P11"><text:soft-page-break/>参数：</text:p>
      <text:p text:style-name="P11"><text:tab/>it_iter<text:tab/><text:tab/>avl tree迭代器。</text:p>
      <text:p text:style-name="P11"><text:tab/>pv_value<text:tab/><text:tab/>保存数据的缓冲区。</text:p>
      <text:p text:style-name="P11">返回值：</text:p>
      <text:p text:style-name="P11"><text:tab/>无。</text:p>
      <text:p text:style-name="P11">注意：</text:p>
      <text:p text:style-name="P26"><text:tab/>it_iter是有效的avl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text:p>
      <text:p text:style-name="P21"/>
      <table:table table:name="表格213" table:style-name="表格213">
        <table:table-column table:style-name="表格213.A"/>
        <table:table-row>
          <table:table-cell table:style-name="表格213.A1" office:value-type="string">
            <text:p text:style-name="P32">const void* _avl_tree_iterator_get_pointer(_avl_tree_iterator_t it_iter); </text:p>
          </table:table-cell>
        </table:table-row>
      </table:table>
      <text:p text:style-name="P11">描述：</text:p>
      <text:p text:style-name="P11"><text:tab/>获得迭代器引用的数据的指针。</text:p>
      <text:p text:style-name="P11">参数：</text:p>
      <text:p text:style-name="P11"><text:tab/>it_iter<text:tab/><text:tab/>avl tree迭代器。</text:p>
      <text:p text:style-name="P11">返回值：</text:p>
      <text:p text:style-name="P11"><text:tab/>指向迭代器引用的数据的指针。</text:p>
      <text:p text:style-name="P11">注意：</text:p>
      <text:p text:style-name="P26"><text:tab/>it_iter是有效的avl tree迭代器，否则函数的行为是未定义的。</text:p>
      <text:p text:style-name="P21"/>
      <table:table table:name="表格214" table:style-name="表格214">
        <table:table-column table:style-name="表格214.A"/>
        <table:table-row>
          <table:table-cell table:style-name="表格214.A1" office:value-type="string">
            <text:p text:style-name="P32">_avl_tree_iterator_t _avl_tree_iterator_next(_avl_tree_iterator_t it_iter);</text:p>
          </table:table-cell>
        </table:table-row>
      </table:table>
      <text:p text:style-name="P11">描述：</text:p>
      <text:p text:style-name="P11"><text:tab/>获得引用下一个数据的迭代器。</text:p>
      <text:p text:style-name="P11">参数：</text:p>
      <text:p text:style-name="P11"><text:tab/>it_iter<text:tab/><text:tab/>avl tree迭代器。</text:p>
      <text:p text:style-name="P11">返回值：</text:p>
      <text:p text:style-name="P11"><text:tab/>返回引用下一个数据的迭代器。</text:p>
      <text:p text:style-name="P11">注意：</text:p>
      <text:p text:style-name="P26"><text:tab/>it_iter是有效的avl tree迭代器，否则函数的行为是未定义的。引用下一个数据的迭代器也必须是avl tree有效的迭代器，否则函数的行为是未定义的。</text:p>
      <text:p text:style-name="P21"/>
      <table:table table:name="表格215" table:style-name="表格215">
        <table:table-column table:style-name="表格215.A"/>
        <table:table-row>
          <table:table-cell table:style-name="表格215.A1" office:value-type="string">
            <text:p text:style-name="P32">_avl_tree_iterator_t _avl_tree_iterator_prev(_avl_tree_iterator_t it_iter);</text:p>
          </table:table-cell>
        </table:table-row>
      </table:table>
      <text:p text:style-name="P11">描述：</text:p>
      <text:p text:style-name="P11"><text:tab/>获得引用上一个数据的迭代器。</text:p>
      <text:p text:style-name="P11">参数：</text:p>
      <text:p text:style-name="P11"><text:tab/>it_iter<text:tab/><text:tab/>avl tree迭代器。</text:p>
      <text:p text:style-name="P11">返回值：</text:p>
      <text:p text:style-name="P11"><text:tab/>返回引用上一个数据的迭代器。</text:p>
      <text:p text:style-name="P11">注意：</text:p>
      <text:p text:style-name="P26"><text:tab/>it_iter是有效的avl tree迭代器，否则函数的行为是未定义的。引用上一个数据的迭代器也必须是avl tree有效的迭代器，否则函数的行为是未定义的。</text:p>
      <text:p text:style-name="P21"/>
      <table:table table:name="表格216" table:style-name="表格216">
        <table:table-column table:style-name="表格216.A"/>
        <text:soft-page-break/>
        <table:table-row>
          <table:table-cell table:style-name="表格216.A1" office:value-type="string">
            <text:p text:style-name="P32">bool_t _avl_tree_iterator_equal(</text:p>
            <text:p text:style-name="P32"><text:s text:c="4"/>_avl_tree_iterator_t it_first, _avl_tree_iterator_t it_second);</text:p>
          </table:table-cell>
        </table:table-row>
      </table:table>
      <text:p text:style-name="P11">描述：</text:p>
      <text:p text:style-name="P11"><text:tab/>测试两个迭代器是否相等。</text:p>
      <text:p text:style-name="P11">参数：</text:p>
      <text:p text:style-name="P11"><text:tab/>it_first<text:tab/><text:tab/>avl tree迭代器。</text:p>
      <text:p text:style-name="P11"><text:tab/>it_second<text:tab/><text:tab/>avl tree迭代器。</text:p>
      <text:p text:style-name="P11">返回值：</text:p>
      <text:p text:style-name="P11"><text:tab/>如果两个迭代器相等则返回true，否则返回false。</text:p>
      <text:p text:style-name="P11">注意：</text:p>
      <text:p text:style-name="P26"><text:tab/>两个iter是属于同一个avl tree容器的有效的avl tree迭代器，否则函数的行为是未定义的。两个avl tree迭代器相等是指两个迭代器引用相同的数据。</text:p>
      <text:p text:style-name="P21"/>
      <table:table table:name="表格217" table:style-name="表格217">
        <table:table-column table:style-name="表格217.A"/>
        <table:table-row>
          <table:table-cell table:style-name="表格217.A1" office:value-type="string">
            <text:p text:style-name="P32">int _avl_tree_iterator_distance(</text:p>
            <text:p text:style-name="P32"><text:s text:c="4"/>_avl_tree_iterator_t it_first, _avl_tree_iterator_t it_second);</text:p>
          </table:table-cell>
        </table:table-row>
      </table:table>
      <text:p text:style-name="P11">描述：</text:p>
      <text:p text:style-name="P11"><text:tab/>计算两个迭代器之间的距离。</text:p>
      <text:p text:style-name="P11">参数：</text:p>
      <text:p text:style-name="P11"><text:tab/>it_iterfirst<text:tab/><text:tab/>avl tree迭代器。</text:p>
      <text:p text:style-name="P11"><text:tab/>it_itersecond<text:tab/><text:tab/>avl tree迭代器。</text:p>
      <text:p text:style-name="P11">返回值：</text:p>
      <text:p text:style-name="P11"><text:tab/>返回两个迭代器之间的距离。</text:p>
      <text:p text:style-name="P11">注意：</text:p>
      <text:p text:style-name="P26"><text:tab/>两个iter是属于同一个avl tree容器的有效的avl tree迭代器，否则函数的行为是未定义的。如果it_first引用的数据在it_second前面那么结果&gt;0，it_first引用的数据在it_second后面那么结果&lt;0，如果两个迭代器相等那么结果为0。</text:p>
      <text:p text:style-name="P21"/>
      <table:table table:name="表格218" table:style-name="表格218">
        <table:table-column table:style-name="表格218.A"/>
        <table:table-row>
          <table:table-cell table:style-name="表格218.A1" office:value-type="string">
            <text:p text:style-name="P32">bool_t _avl_tree_iterator_before(</text:p>
            <text:p text:style-name="P32"><text:s text:c="4"/>_avl_tree_iterator_t it_first, _avl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avl tree迭代器。</text:p>
      <text:p text:style-name="P11"><text:tab/>it_second<text:tab/><text:tab/>avl tree迭代器。</text:p>
      <text:p text:style-name="P11">返回值：</text:p>
      <text:p text:style-name="P11"><text:tab/>如果第一个迭代器在第二个迭代器的前面则返回true，否则返回false。</text:p>
      <text:p text:style-name="P11">注意：</text:p>
      <text:p text:style-name="P26"><text:tab/>两个iter是属于同一个avl tree容器的有效的avl tree迭代器，否则函数的行为是未定义的。</text:p>
      <text:p text:style-name="P26"/>
      <text:p text:style-name="P21"/>
      <text:list xml:id="list42608457" text:continue-numbering="true" text:style-name="WW8Num13">
        <text:list-item>
          <text:list>
            <text:list-item>
              <text:h text:style-name="P55" text:outline-level="2"><text:soft-page-break/>内部和辅助接口</text:h>
            </text:list-item>
          </text:list>
        </text:list-item>
      </text:list>
      <text:p text:style-name="P21"><text:tab/>avl tree也只是提供了简单的内部接口。</text:p>
      <table:table table:name="表格206" table:style-name="表格206">
        <table:table-column table:style-name="表格206.A"/>
        <table:table-column table:style-name="表格206.B"/>
        <table:table-row>
          <table:table-cell table:style-name="表格206.A1" office:value-type="string">
            <text:p text:style-name="Table_20_Contents">_create_avl_tree_auxiliary</text:p>
          </table:table-cell>
          <table:table-cell table:style-name="表格206.B1" office:value-type="string">
            <text:p text:style-name="Table_20_Contents">创建avl tree容器的辅助函数。</text:p>
          </table:table-cell>
        </table:table-row>
        <table:table-row>
          <table:table-cell table:style-name="表格206.A2" office:value-type="string">
            <text:p text:style-name="Table_20_Contents">_avl_tree_destroy_auxiliary</text:p>
          </table:table-cell>
          <table:table-cell table:style-name="表格206.B2" office:value-type="string">
            <text:p text:style-name="Table_20_Contents">销毁avl tree容器的辅助函数。</text:p>
          </table:table-cell>
        </table:table-row>
      </table:table>
      <text:p text:style-name="P21"/>
      <table:table table:name="表格207" table:style-name="表格207">
        <table:table-column table:style-name="表格207.A"/>
        <table:table-row>
          <table:table-cell table:style-name="表格207.A1" office:value-type="string">
            <text:p text:style-name="P32">bool_t _create_avl_tree_auxiliary(_avl_tree_t* pt_avl_tree, const char* s_typename);</text:p>
          </table:table-cell>
        </table:table-row>
      </table:table>
      <text:p text:style-name="P11">描述：</text:p>
      <text:p text:style-name="P11"><text:tab/>创建一个avl tree容器的辅助函数。</text:p>
      <text:p text:style-name="P11">参数：</text:p>
      <text:p text:style-name="P11"><text:tab/>pt_avl_tree<text:tab/><text:tab/>没有创建的avl tree容器。</text:p>
      <text:p text:style-name="P11"><text:tab/>s_typename<text:tab/><text:tab/>avl tree中保存的数据类型的名字。</text:p>
      <text:p text:style-name="P11">返回值：</text:p>
      <text:p text:style-name="P11"><text:tab/>创建成功返回true, 否则返回false。</text:p>
      <text:p text:style-name="P11">注意：</text:p>
      <text:p text:style-name="P26"><text:tab/>如果pt_avl_tree == NULL 或者s_typename == NULL则函数的行为是未定义的。s_typename必须是C内建类型，libcstl内建类型以及已经注册的用户自定义类型，否则创建失败。</text:p>
      <text:p text:style-name="P21"/>
      <table:table table:name="表格208" table:style-name="表格208">
        <table:table-column table:style-name="表格208.A"/>
        <table:table-row>
          <table:table-cell table:style-name="表格208.A1" office:value-type="string">
            <text:p text:style-name="P32">void _avl_tree_destroy_auxiliary(_avl_tree_t* pt_avl_tree);</text:p>
          </table:table-cell>
        </table:table-row>
      </table:table>
      <text:p text:style-name="P11">描述：</text:p>
      <text:p text:style-name="P11"><text:tab/>销毁avl tree容器的辅助函数。</text:p>
      <text:p text:style-name="P11">参数：</text:p>
      <text:p text:style-name="P11"><text:tab/>pt_avl_tree<text:tab/><text:tab/>avl tree容器。</text:p>
      <text:p text:style-name="P11">返回值：</text:p>
      <text:p text:style-name="P11"><text:tab/>无。</text:p>
      <text:p text:style-name="P11">注意：</text:p>
      <text:p text:style-name="P26"><text:tab/>如果pt_avl_tree == NULL或者avl tree不是使用_create_avl_tree生成的则函数的行为是未定义的。</text:p>
      <text:p text:style-name="P21"/>
      <text:p text:style-name="P21"/>
      <text:p text:style-name="P21"><text:tab/>avl tree提供了大量的辅助函数，这些函数用于检测结构的有效性，对树进行调整等等。</text:p>
      <table:table table:name="表格185" table:style-name="表格185">
        <table:table-column table:style-name="表格185.A"/>
        <table:table-column table:style-name="表格185.B"/>
        <table:table-row>
          <table:table-cell table:style-name="表格185.A1" office:value-type="string">
            <text:p text:style-name="Table_20_Contents">_avl_tree_is_created</text:p>
          </table:table-cell>
          <table:table-cell table:style-name="表格185.B1" office:value-type="string">
            <text:p text:style-name="Table_20_Contents">测试avl_tree容器是否是由_create_avl_tree函数创建的。</text:p>
          </table:table-cell>
        </table:table-row>
        <table:table-row>
          <table:table-cell table:style-name="表格185.A2" office:value-type="string">
            <text:p text:style-name="Table_20_Contents">_avl_tree_is_inited</text:p>
          </table:table-cell>
          <table:table-cell table:style-name="表格185.B2" office:value-type="string">
            <text:p text:style-name="Table_20_Contents">测试avl_tree容器是否已经被初始化。</text:p>
          </table:table-cell>
        </table:table-row>
        <table:table-row>
          <table:table-cell table:style-name="表格185.A2" office:value-type="string">
            <text:p text:style-name="Table_20_Contents">_avl_tree_iterator_belong_to_avl_tree</text:p>
          </table:table-cell>
          <table:table-cell table:style-name="表格185.B2" office:value-type="string">
            <text:p text:style-name="Table_20_Contents">测试一个迭代器是否属于指定的avl_tree容器。</text:p>
          </table:table-cell>
        </table:table-row>
        <table:table-row>
          <table:table-cell table:style-name="表格185.A2" office:value-type="string">
            <text:p text:style-name="Table_20_Contents">_avl_tree_same_avl_tree_iterator_type</text:p>
          </table:table-cell>
          <table:table-cell table:style-name="表格185.B2" office:value-type="string">
            <text:p text:style-name="Table_20_Contents">测试avl_tree容器中保存的数据类型和迭代器引用的数据类型是否相等。</text:p>
          </table:table-cell>
        </table:table-row>
        <table:table-row>
          <table:table-cell table:style-name="表格185.A2" office:value-type="string">
            <text:p text:style-name="Table_20_Contents">_avl_tree_avlnode_belong_to_avl_tree</text:p>
          </table:table-cell>
          <table:table-cell table:style-name="表格185.B2" office:value-type="string">
            <text:p text:style-name="Table_20_Contents">测试一个avl node是否属于指定的avl_tree容器。</text:p>
          </table:table-cell>
        </table:table-row>
        <table:table-row>
          <table:table-cell table:style-name="表格185.A2" office:value-type="string">
            <text:p text:style-name="Table_20_Contents">_avl_tree_same_type</text:p>
          </table:table-cell>
          <table:table-cell table:style-name="表格185.B2" office:value-type="string">
            <text:p text:style-name="Table_20_Contents">测试两个avl_tree保存的数据类型是否相同。</text:p>
          </table:table-cell>
        </table:table-row>
        <table:table-row>
          <table:table-cell table:style-name="表格185.A2" office:value-type="string">
            <text:p text:style-name="Table_20_Contents">_avl_tree_same_type_ex</text:p>
          </table:table-cell>
          <table:table-cell table:style-name="表格185.B2" office:value-type="string">
            <text:p text:style-name="Table_20_Contents">测试两个avl_tree保存的数据类型以及比较函数是否相同。</text:p>
          </table:table-cell>
        </table:table-row>
        <text:soft-page-break/>
        <table:table-row>
          <table:table-cell table:style-name="表格185.A2" office:value-type="string">
            <text:p text:style-name="Table_20_Contents">_avl_tree_find_value</text:p>
          </table:table-cell>
          <table:table-cell table:style-name="表格185.B2" office:value-type="string">
            <text:p text:style-name="Table_20_Contents">在avl tree中查找指定的值所在的节点。</text:p>
          </table:table-cell>
        </table:table-row>
        <table:table-row>
          <table:table-cell table:style-name="表格185.A2" office:value-type="string">
            <text:p text:style-name="Table_20_Contents">_avl_tree_destroy_subtree</text:p>
          </table:table-cell>
          <table:table-cell table:style-name="表格185.B2" office:value-type="string">
            <text:p text:style-name="Table_20_Contents">销毁sub avl tree。</text:p>
          </table:table-cell>
        </table:table-row>
        <table:table-row>
          <table:table-cell table:style-name="表格185.A2" office:value-type="string">
            <text:p text:style-name="Table_20_Contents">_avl_tree_left_signal_rotate</text:p>
          </table:table-cell>
          <table:table-cell table:style-name="表格185.B2" office:value-type="string">
            <text:p text:style-name="Table_20_Contents">左侧单旋转。</text:p>
          </table:table-cell>
        </table:table-row>
        <table:table-row>
          <table:table-cell table:style-name="表格185.A2" office:value-type="string">
            <text:p text:style-name="Table_20_Contents">_avl_tree_right_signal_rotate</text:p>
          </table:table-cell>
          <table:table-cell table:style-name="表格185.B2" office:value-type="string">
            <text:p text:style-name="Table_20_Contents">右侧单旋转。</text:p>
          </table:table-cell>
        </table:table-row>
        <table:table-row>
          <table:table-cell table:style-name="表格185.A2" office:value-type="string">
            <text:p text:style-name="Table_20_Contents">_avl_tree_left_double_rotate</text:p>
          </table:table-cell>
          <table:table-cell table:style-name="表格185.B2" office:value-type="string">
            <text:p text:style-name="Table_20_Contents">左侧双旋转。</text:p>
          </table:table-cell>
        </table:table-row>
        <table:table-row>
          <table:table-cell table:style-name="表格185.A2" office:value-type="string">
            <text:p text:style-name="Table_20_Contents">_avl_tree_right_double_rotate</text:p>
          </table:table-cell>
          <table:table-cell table:style-name="表格185.B2" office:value-type="string">
            <text:p text:style-name="Table_20_Contents">右侧双旋转。</text:p>
          </table:table-cell>
        </table:table-row>
        <table:table-row>
          <table:table-cell table:style-name="表格185.A2" office:value-type="string">
            <text:p text:style-name="Table_20_Contents">_avl_tree_insert_avlnode</text:p>
          </table:table-cell>
          <table:table-cell table:style-name="表格185.B2" office:value-type="string">
            <text:p text:style-name="Table_20_Contents">向avl tree中插保存指定值的avl node。</text:p>
          </table:table-cell>
        </table:table-row>
        <table:table-row>
          <table:table-cell table:style-name="表格185.A2" office:value-type="string">
            <text:p text:style-name="Table_20_Contents">_avl_tree_get_height</text:p>
          </table:table-cell>
          <table:table-cell table:style-name="表格185.B2" office:value-type="string">
            <text:p text:style-name="Table_20_Contents">获得avl tree的高度。</text:p>
          </table:table-cell>
        </table:table-row>
        <table:table-row>
          <table:table-cell table:style-name="表格185.A2" office:value-type="string">
            <text:p text:style-name="Table_20_Contents">_avl_tree_get_min_avlnode</text:p>
          </table:table-cell>
          <table:table-cell table:style-name="表格185.B2" office:value-type="string">
            <text:p text:style-name="Table_20_Contents">获得avl tree中值最小的节点。</text:p>
          </table:table-cell>
        </table:table-row>
        <table:table-row>
          <table:table-cell table:style-name="表格185.A2" office:value-type="string">
            <text:p text:style-name="Table_20_Contents">_avl_tree_get_max_avlnode</text:p>
          </table:table-cell>
          <table:table-cell table:style-name="表格185.B2" office:value-type="string">
            <text:p text:style-name="Table_20_Contents">获得avl tree中值最大的节点。</text:p>
          </table:table-cell>
        </table:table-row>
        <table:table-row>
          <table:table-cell table:style-name="表格185.A2" office:value-type="string">
            <text:p text:style-name="Table_20_Contents">_avl_tree_rebalance</text:p>
          </table:table-cell>
          <table:table-cell table:style-name="表格185.B2" office:value-type="string">
            <text:p text:style-name="Table_20_Contents">重新调整avl tree，使它恢复平衡。</text:p>
          </table:table-cell>
        </table:table-row>
        <table:table-row>
          <table:table-cell table:style-name="表格185.A2" office:value-type="string">
            <text:p text:style-name="Table_20_Contents">_avl_tree_init_elem_auxiliary</text:p>
          </table:table-cell>
          <table:table-cell table:style-name="表格185.B2" office:value-type="string">
            <text:p text:style-name="Table_20_Contents">初始化数据的辅助函数。</text:p>
          </table:table-cell>
        </table:table-row>
        <table:table-row>
          <table:table-cell table:style-name="表格185.A2" office:value-type="string">
            <text:p text:style-name="Table_20_Contents">_avl_tree_elem_compare_auxiliary</text:p>
          </table:table-cell>
          <table:table-cell table:style-name="表格185.B2" office:value-type="string">
            <text:p text:style-name="Table_20_Contents">比较数据的辅助函数。</text:p>
          </table:table-cell>
        </table:table-row>
      </table:table>
      <text:p text:style-name="P21"/>
      <text:p text:style-name="P21"><text:bookmark-start text:name="__DdeLink__11148_204458691111"/>函数原型</text:p>
      <table:table table:name="表格186" table:style-name="表格186">
        <table:table-column table:style-name="表格186.A"/>
        <table:table-row>
          <table:table-cell table:style-name="表格186.A1" office:value-type="string">
            <text:p text:style-name="P32">bool_t _avl_tree_is_created(const _avl_tree_t* cpt_avl_tree);</text:p>
          </table:table-cell>
        </table:table-row>
      </table:table>
      <text:p text:style-name="P11">描述：</text:p>
      <text:p text:style-name="P11"><text:tab/>测试一个avl_tree是否是使用_create_avl_tree创建的。</text:p>
      <text:p text:style-name="P11">参数：</text:p>
      <text:p text:style-name="P11"><text:tab/>cpt_avl_tree<text:tab/>avl_tree容器。</text:p>
      <text:p text:style-name="P11">返回值：</text:p>
      <text:p text:style-name="P11"><text:tab/>如果avl_tree是使用create_avl_tree创建的则返回true，否则返回false。</text:p>
      <text:p text:style-name="P11">注意：</text:p>
      <text:p text:style-name="P26"><text:tab/>如果cpavl_tree_avl_tree == NULL，函数的行为是未定义的。<text:bookmark-end text:name="__DdeLink__11148_204458691111"/></text:p>
      <text:p text:style-name="P21"/>
      <table:table table:name="表格187" table:style-name="表格187">
        <table:table-column table:style-name="表格187.A"/>
        <table:table-row>
          <table:table-cell table:style-name="表格187.A1" office:value-type="string">
            <text:p text:style-name="P32">bool_t _avl_tree_is_inited(const _avl_tree_t* cpt_avl_tree);</text:p>
          </table:table-cell>
        </table:table-row>
      </table:table>
      <text:p text:style-name="P11">描述：</text:p>
      <text:p text:style-name="P11"><text:tab/>测试一个avl_tree是否已经初始化。</text:p>
      <text:p text:style-name="P11">参数：</text:p>
      <text:p text:style-name="P11"><text:tab/>cpt_avl_tree<text:tab/><text:tab/>avl_tree容器。</text:p>
      <text:p text:style-name="P11">返回值：</text:p>
      <text:p text:style-name="P11"><text:tab/>如果avl_tree已经初始化了，返回true，否则返回false。</text:p>
      <text:p text:style-name="P11">注意：</text:p>
      <text:p text:style-name="P26"><text:tab/>如果cpt_avl_tree == NULL，函数的行为是未定义的。</text:p>
      <text:p text:style-name="P21"/>
      <table:table table:name="表格188" table:style-name="表格188">
        <table:table-column table:style-name="表格188.A"/>
        <table:table-row>
          <table:table-cell table:style-name="表格188.A1" office:value-type="string">
            <text:p text:style-name="P32">bool_t _avl_tree_iterator_belong_to_avl_tree(</text:p>
            <text:p text:style-name="P32"><text:s text:c="4"/>const _avl_tree_t* cpt_avl_tree, _avl_tree_iterator_t it_iter);</text:p>
          </table:table-cell>
        </table:table-row>
      </table:table>
      <text:p text:style-name="P11">描述：</text:p>
      <text:p text:style-name="P11"><text:soft-page-break/><text:tab/>测试一个迭代器是否属于指定的avl_tree容器。</text:p>
      <text:p text:style-name="P11">参数：</text:p>
      <text:p text:style-name="P11"><text:tab/>cpt_avl_tree<text:tab/><text:tab/>avl tree容器。</text:p>
      <text:p text:style-name="P11"><text:tab/>it_iter<text:tab/><text:tab/><text:tab/>avl tree迭代器。</text:p>
      <text:p text:style-name="P11">返回值：</text:p>
      <text:p text:style-name="P11"><text:tab/>如果迭代器引用的数据属于avl tree容器的有效范围内，返回true，否则返回false。</text:p>
      <text:p text:style-name="P11">注意：</text:p>
      <text:p text:style-name="P26"><text:tab/>如果cpt_avl_tree == NULL，那么函数的行为是未定义的，cpt_avl_tree必须是已经初始化的，否则函数的行为是未定义的。如果it_iter不是avl tree迭代器，那么函数的行为是未定义的。</text:p>
      <text:p text:style-name="P21"/>
      <table:table table:name="表格189" table:style-name="表格189">
        <table:table-column table:style-name="表格189.A"/>
        <table:table-row>
          <table:table-cell table:style-name="表格189.A1" office:value-type="string">
            <text:p text:style-name="P32">bool_t _avl_tree_same_avl_tree_iterator_type(</text:p>
            <text:p text:style-name="P32"><text:s text:c="4"/>const _avl_tree_t* cpt_avl_tree, _avl_tree_iterator_t it_iter);</text:p>
          </table:table-cell>
        </table:table-row>
      </table:table>
      <text:p text:style-name="P11">描述：</text:p>
      <text:p text:style-name="P11"><text:tab/>测试avl_tree容器中保存的数据类型和迭代器引用的数据类型是否相等。</text:p>
      <text:p text:style-name="P11">参数：</text:p>
      <text:p text:style-name="P11"><text:tab/>cpt_avl_tree<text:tab/><text:tab/>avl tree容器。</text:p>
      <text:p text:style-name="P11"><text:tab/>it_iter<text:tab/><text:tab/><text:tab/>avl tree迭代器。</text:p>
      <text:p text:style-name="P11">返回值：</text:p>
      <text:p text:style-name="P11"><text:tab/>如果avl tree中保存的数据类型与it_iter引用的数据类型相同返回true，否则返回false。</text:p>
      <text:p text:style-name="P11">注意：</text:p>
      <text:p text:style-name="P26"><text:tab/>如果cpt_avl_tree == NULL或者it_iter不是_avl_tree_iterator_t类型，那么函数的行为是未定义的。cpt_avl_tree必须是使用_create_avl_tree()创建的，否则函数的行为是未定义的。</text:p>
      <text:p text:style-name="P21"/>
      <table:table table:name="表格190" table:style-name="表格190">
        <table:table-column table:style-name="表格190.A"/>
        <table:table-row>
          <table:table-cell table:style-name="表格190.A1" office:value-type="string">
            <text:p text:style-name="P32">bool_t _avl_tree_avlnode_belong_to_avl_tree(</text:p>
            <text:p text:style-name="P32"><text:s text:c="4"/>const _avlnode_t* cpt_root, const _avlnode_t cpt_pos);</text:p>
          </table:table-cell>
        </table:table-row>
      </table:table>
      <text:p text:style-name="P11">描述：</text:p>
      <text:p text:style-name="P11"><text:tab/>测试一个avl node是否属于指定的avl_tree容器。</text:p>
      <text:p text:style-name="P11">参数：</text:p>
      <text:p text:style-name="P11"><text:tab/>cpt_root<text:tab/><text:tab/><text:tab/>avl tree子树的根。</text:p>
      <text:p text:style-name="P11"><text:tab/>cpt_pos<text:tab/><text:tab/><text:tab/>要查找的avl node。</text:p>
      <text:p text:style-name="P11">返回值：</text:p>
      <text:p text:style-name="P11"><text:tab/>如果要查找的avl node在avl tree子树内，返回true，否则返回false。</text:p>
      <text:p text:style-name="P11">注意：</text:p>
      <text:p text:style-name="P26"><text:tab/>如果cpt_root == NULL或者cpt_pos == NULL则返回false。</text:p>
      <text:p text:style-name="P21"/>
      <table:table table:name="表格191" table:style-name="表格191">
        <table:table-column table:style-name="表格191.A"/>
        <table:table-row>
          <table:table-cell table:style-name="表格191.A1" office:value-type="string">
            <text:p text:style-name="P32">bool_t _avl_tree_same_type(</text:p>
            <text:p text:style-name="P32"><text:s text:c="4"/>const _avl_tree_t* cpt_first, const _avl_tree_t* cpt_second);</text:p>
          </table:table-cell>
        </table:table-row>
      </table:table>
      <text:p text:style-name="P11">描述：</text:p>
      <text:p text:style-name="P11"><text:tab/>判断两个avl tree容器中保存的数据类型是否相同。</text:p>
      <text:p text:style-name="P11">参数：</text:p>
      <text:p text:style-name="P11"><text:tab/>cpt_first<text:tab/><text:tab/><text:tab/>第一个avl tree容器。</text:p>
      <text:p text:style-name="P11"><text:tab/>cpt_second<text:tab/><text:tab/>第二个avl tree容器。</text:p>
      <text:p text:style-name="P11"><text:soft-page-break/>返回值：</text:p>
      <text:p text:style-name="P11"><text:tab/>如果两个avl tree中保存的数据类型相同返回true，否则返回false。</text:p>
      <text:p text:style-name="P11">注意：</text:p>
      <text:p text:style-name="P26"><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1"/>
      <table:table table:name="表格222" table:style-name="表格222">
        <table:table-column table:style-name="表格222.A"/>
        <table:table-row>
          <table:table-cell table:style-name="表格222.A1" office:value-type="string">
            <text:p text:style-name="P32">bool_t _avl_tree_same_type_ex(</text:p>
            <text:p text:style-name="P32"><text:s text:c="4"/>const _avl_tree_t* cpt_first, const _avl_tree_t* cpt_second);</text:p>
          </table:table-cell>
        </table:table-row>
      </table:table>
      <text:p text:style-name="P11">描述：</text:p>
      <text:p text:style-name="P11"><text:tab/>判断两个avl tree容器中保存的数据类型以及比较函数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以及比较函数相同返回true，否则返回false。</text:p>
      <text:p text:style-name="P11">注意：</text:p>
      <text:p text:style-name="P26"><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6"/>
      <table:table table:name="表格192" table:style-name="表格192">
        <table:table-column table:style-name="表格192.A"/>
        <table:table-row>
          <table:table-cell table:style-name="表格192.A1" office:value-type="string">
            <text:p text:style-name="P32">_avlnode_t* _avl_tree_find_value(</text:p>
            <text:p text:style-name="P32"><text:s text:c="4"/>const _avl_tree_t* cpt_avl_tree, const _avlnode_t* cpt_root,</text:p>
            <text:p text:style-name="P32"><text:s text:c="4"/>const void* cpv_value);</text:p>
          </table:table-cell>
        </table:table-row>
      </table:table>
      <text:p text:style-name="P11">描述：</text:p>
      <text:p text:style-name="P11"><text:tab/>在avl tree中查找指定的值所在的节点。</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如果在avl tree子树中找到了相应的数据，则返回保存该数据的avlnode指针，否则返回NULL。</text:p>
      <text:p text:style-name="P11">注意：</text:p>
      <text:p text:style-name="P26"><text:tab/>如果cpt_avl_tree == NULL或者cpv_value == NULL，那么函数的行为是未定义的。avl tree容器必须是已经初始化的avl tree容器，否则函数的行为是未定义的。</text:p>
      <text:p text:style-name="P21"/>
      <table:table table:name="表格193" table:style-name="表格193">
        <table:table-column table:style-name="表格193.A"/>
        <table:table-row>
          <table:table-cell table:style-name="表格193.A1" office:value-type="string">
            <text:p text:style-name="P32">_avlnode_t* _avl_tree_destroy_subtree(</text:p>
            <text:p text:style-name="P32"><text:s text:c="4"/>_avl_tree_t* pt_avl_tree, _avlnode_t* pt_root);</text:p>
          </table:table-cell>
        </table:table-row>
      </table:table>
      <text:p text:style-name="P11">描述：</text:p>
      <text:p text:style-name="P11"><text:tab/>销毁sub avl tree。</text:p>
      <text:p text:style-name="P11">参数：</text:p>
      <text:p text:style-name="P11"><text:tab/>pt_val_tree<text:tab/><text:tab/><text:tab/>avl tree容器。</text:p>
      <text:p text:style-name="P11"><text:tab/>pt_root<text:tab/><text:tab/><text:tab/><text:tab/>子树的根节点。</text:p>
      <text:p text:style-name="P11">返回值：</text:p>
      <text:p text:style-name="P11"><text:soft-page-break/><text:tab/>返回NULL。</text:p>
      <text:p text:style-name="P11">注意：</text:p>
      <text:p text:style-name="P26"><text:tab/>如果pt_avl_tree == NULL，则函数的行为是未定义的。avl tree容器必须是已经初始化或者使用_create_avl_tree创建的avl tree容器，否则函数的行为是未定义的。</text:p>
      <text:p text:style-name="P21"/>
      <table:table table:name="表格194" table:style-name="表格194">
        <table:table-column table:style-name="表格194.A"/>
        <table:table-row>
          <table:table-cell table:style-name="表格194.A1" office:value-type="string">
            <text:p text:style-name="P32">_avlnode_t* _avl_tree_left_signal_rotate(_avlnode_t* pt_root);</text:p>
          </table:table-cell>
        </table:table-row>
      </table:table>
      <text:p text:style-name="P11">描述：</text:p>
      <text:p text:style-name="P11"><text:tab/>左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 或者pt_root-&gt;_pt_left == NULL则函数的行为是未定义的。</text:p>
      <text:p text:style-name="P21"/>
      <table:table table:name="表格195" table:style-name="表格195">
        <table:table-column table:style-name="表格195.A"/>
        <table:table-row>
          <table:table-cell table:style-name="表格195.A1" office:value-type="string">
            <text:p text:style-name="P32">_avlnode_t* _avl_tree_right_signal_rotate(_avlnode_t* pt_root);</text:p>
          </table:table-cell>
        </table:table-row>
      </table:table>
      <text:p text:style-name="P11">描述：</text:p>
      <text:p text:style-name="P11"><text:tab/>右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 或者pt_root-&gt;_pt_right == NULL则函数的行为是未定义的。</text:p>
      <text:p text:style-name="P21"/>
      <table:table table:name="表格196" table:style-name="表格196">
        <table:table-column table:style-name="表格196.A"/>
        <table:table-row>
          <table:table-cell table:style-name="表格196.A1" office:value-type="string">
            <text:p text:style-name="P32">_avlnode_t* _avl_tree_left_double_rotate(_avlnode_t* pt_root);</text:p>
          </table:table-cell>
        </table:table-row>
      </table:table>
      <text:p text:style-name="P11">描述：</text:p>
      <text:p text:style-name="P11"><text:tab/>左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则函数的行为是未定义的。</text:p>
      <text:p text:style-name="P21"/>
      <table:table table:name="表格197" table:style-name="表格197">
        <table:table-column table:style-name="表格197.A"/>
        <table:table-row>
          <table:table-cell table:style-name="表格197.A1" office:value-type="string">
            <text:p text:style-name="P32">_avlnode_t* _avl_tree_right_double_rotate(_avlnode_t* pt_root);</text:p>
          </table:table-cell>
        </table:table-row>
      </table:table>
      <text:p text:style-name="P11">描述：</text:p>
      <text:p text:style-name="P11"><text:tab/>右侧双旋转。</text:p>
      <text:p text:style-name="P11">参数：</text:p>
      <text:p text:style-name="P11"><text:tab/>pt_root<text:tab/><text:tab/><text:tab/><text:tab/>子树的根节点。</text:p>
      <text:p text:style-name="P11">返回值：</text:p>
      <text:p text:style-name="P11"><text:tab/>旋转之后新的子树根节点。</text:p>
      <text:p text:style-name="P11"><text:soft-page-break/>注意：</text:p>
      <text:p text:style-name="P26"><text:tab/>如果pt_root == NULL则函数的行为是未定义的。</text:p>
      <text:p text:style-name="P21"/>
      <table:table table:name="表格198" table:style-name="表格198">
        <table:table-column table:style-name="表格198.A"/>
        <table:table-row>
          <table:table-cell table:style-name="表格198.A1" office:value-type="string">
            <text:p text:style-name="P32">_avl_tree_insert_result_t _avl_tree_insert_avlnode(</text:p>
            <text:p text:style-name="P32"><text:s text:c="4"/>const _avl_tree_t* cpt_avl_tree, _avlnode_t* pt_root, const void* cpv_value);</text:p>
          </table:table-cell>
        </table:table-row>
      </table:table>
      <text:p text:style-name="P11">描述：</text:p>
      <text:p text:style-name="P11"><text:tab/>向avl tree中插保存指定值的avl node。</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返回插入节点后的新的根和新节点。</text:p>
      <text:p text:style-name="P11">注意：</text:p>
      <text:p text:style-name="P26"><text:tab/>如果cpt_avl_tree == NULL或者cpv_value == NULL，则函数的行为是未定义的。avl tree容器必须是已经初始化，否则函数的行为是未定义的。</text:p>
      <text:p text:style-name="P21"/>
      <table:table table:name="表格199" table:style-name="表格199">
        <table:table-column table:style-name="表格199.A"/>
        <table:table-row>
          <table:table-cell table:style-name="表格199.A1" office:value-type="string">
            <text:p text:style-name="P32">int _avl_tree_get_height(const _avlnode_t* cpt_root);</text:p>
          </table:table-cell>
        </table:table-row>
      </table:table>
      <text:p text:style-name="P11">描述：</text:p>
      <text:p text:style-name="P11"><text:tab/>获得avl tree的高度。</text:p>
      <text:p text:style-name="P11">参数：</text:p>
      <text:p text:style-name="P11"><text:tab/>cpt_root<text:tab/><text:tab/><text:tab/><text:tab/>子树的根节点。</text:p>
      <text:p text:style-name="P11">返回值：</text:p>
      <text:p text:style-name="P11"><text:tab/>返回节点的高度。</text:p>
      <text:p text:style-name="P11">注意：</text:p>
      <text:p text:style-name="P26"><text:tab/>如果cpt_root == NULL则返回-1。</text:p>
      <text:p text:style-name="P21"/>
      <table:table table:name="表格200" table:style-name="表格200">
        <table:table-column table:style-name="表格200.A"/>
        <table:table-row>
          <table:table-cell table:style-name="表格200.A1" office:value-type="string">
            <text:p text:style-name="P32">_avlnode_t* _avl_tree_get_min_avlnode(const _avlnode_t* cpt_root);</text:p>
          </table:table-cell>
        </table:table-row>
      </table:table>
      <text:p text:style-name="P11">描述：</text:p>
      <text:p text:style-name="P11"><text:tab/>获得avl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6"><text:tab/>如果cpt_root == NULL则函数的行为是未定义的。</text:p>
      <text:p text:style-name="P21"/>
      <table:table table:name="表格201" table:style-name="表格201">
        <table:table-column table:style-name="表格201.A"/>
        <table:table-row>
          <table:table-cell table:style-name="表格201.A1" office:value-type="string">
            <text:p text:style-name="P32">int _avl_tree_get_max_avlnode(const _avlnode_t* cpt_root);</text:p>
          </table:table-cell>
        </table:table-row>
      </table:table>
      <text:p text:style-name="P11">描述：</text:p>
      <text:p text:style-name="P11"><text:tab/>获得avl tree中值最大的节点。</text:p>
      <text:p text:style-name="P11">参数：</text:p>
      <text:p text:style-name="P11"><text:tab/>cpt_root<text:tab/><text:tab/><text:tab/><text:tab/>子树的根节点。</text:p>
      <text:p text:style-name="P11"><text:soft-page-break/>返回值：</text:p>
      <text:p text:style-name="P11"><text:tab/>值最大的节点。</text:p>
      <text:p text:style-name="P11">注意：</text:p>
      <text:p text:style-name="P26"><text:tab/>如果cpt_root == NULL则函数的行为是未定义的。</text:p>
      <text:p text:style-name="P21"/>
      <table:table table:name="表格202" table:style-name="表格202">
        <table:table-column table:style-name="表格202.A"/>
        <table:table-row>
          <table:table-cell table:style-name="表格202.A1" office:value-type="string">
            <text:p text:style-name="P32">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6"><text:tab/>无。</text:p>
      <text:p text:style-name="P21"/>
      <table:table table:name="表格203" table:style-name="表格203">
        <table:table-column table:style-name="表格203.A"/>
        <table:table-row>
          <table:table-cell table:style-name="表格203.A1" office:value-type="string">
            <text:p text:style-name="P32">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6"><text:tab/>无。</text:p>
      <text:p text:style-name="P21"/>
      <table:table table:name="表格204" table:style-name="表格204">
        <table:table-column table:style-name="表格204.A"/>
        <table:table-row>
          <table:table-cell table:style-name="表格204.A1" office:value-type="string">
            <text:p text:style-name="P32">void _avl_tree_init_elem_auxiliary(_avl_tree_t* pt_avl_tree, _avlnode_t* pt_node);</text:p>
          </table:table-cell>
        </table:table-row>
      </table:table>
      <text:p text:style-name="P11">描述：</text:p>
      <text:p text:style-name="P11"><text:tab/>初始化数据的辅助函数。</text:p>
      <text:p text:style-name="P11">参数：</text:p>
      <text:p text:style-name="P11"><text:tab/>pt_avl_tree<text:tab/><text:tab/>avl tree容器。</text:p>
      <text:p text:style-name="P11"><text:tab/>pt_node<text:tab/><text:tab/><text:tab/>初始化节点。</text:p>
      <text:p text:style-name="P11">返回值：</text:p>
      <text:p text:style-name="P11"><text:tab/>无。</text:p>
      <text:p text:style-name="P11">注意：</text:p>
      <text:p text:style-name="P26"><text:tab/>如果pt_avl_tree == NULL或者pt_node == NULL ，那么函数的行为是未定义的。pt_avl_tree必须是初始化的或者是使用_create_avl_tree()创建的，否则函数的行为是未定义的。</text:p>
      <text:p text:style-name="P21"/>
      <table:table table:name="表格205" table:style-name="表格205">
        <table:table-column table:style-name="表格205.A"/>
        <table:table-row>
          <table:table-cell table:style-name="表格205.A1" office:value-type="string">
            <text:p text:style-name="P32">void _avl_tree_elem_compare_auxiliary(const _avl_tree_t* cpt_avl_tree,</text:p>
            <text:p text:style-name="P32"><text:s text:c="4"/>const void* cpv_first, const void* cpv_second, void* pv_output);</text:p>
          </table:table-cell>
        </table:table-row>
      </table:table>
      <text:p text:style-name="P11">描述：</text:p>
      <text:p text:style-name="P11"><text:tab/>比较数据的辅助函数。</text:p>
      <text:p text:style-name="P11">参数：</text:p>
      <text:p text:style-name="P11"><text:soft-page-break/><text:tab/>cpt_avl_tree<text:tab/><text:tab/>avl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6"><text:tab/>如果cpt_avl_tree == NULL或者cpv_first == NULL 或者cpv_second == NULL或者pv_output == NULL，那么函数的行为是未定义的。cpt_avl_tree必须是初始化的或者是使用_create_avl_tree()创建的，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list xml:id="list42599452" text:continue-numbering="true" text:style-name="WW8Num13">
        <text:list-item>
          <text:h text:style-name="P50" text:outline-level="1">libcstl 2.1<text:span text:style-name="T20">更新</text:span></text:h>
          <text:list>
            <text:list-item>
              <text:h text:style-name="P58" text:outline-level="2"><text:span text:style-name="T6">libcstl 2.1</text:span><text:span text:style-name="T3">新特性</text:span></text:h>
            </text:list-item>
          </text:list>
        </text:list-item>
      </text:list>
      <text:list xml:id="list40579424" text:style-name="L1">
        <text:list-item>
          <text:p text:style-name="P44">容器迭代器的互操作性，一种容器可以使用另一种容器的迭代器，只要两种容器中保存的数据类型相同。</text:p>
        </text:list-item>
        <text:list-item>
          <text:p text:style-name="P44">增加使用数组初始化容器的接口。</text:p>
        </text:list-item>
        <text:list-item>
          <text:p text:style-name="P44">增加版本标识宏libcstl 2.1.0为CSTL_VERSION 20100 CSTL_MAJOR_VERSION 2 CSTL_MINOR_VERSION 1 CSTL_REVISION_VERSION 0</text:p>
        </text:list-item>
        <text:list-item>
          <text:p text:style-name="P44">增加iterator_set_elem设置成使用可变参数的函数。</text:p>
        </text:list-item>
        <text:list-item>
          <text:p text:style-name="P44">添加对于size_t类型的支持。</text:p>
        </text:list-item>
        <text:list-item>
          <text:p text:style-name="P44">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2597708" text:continue-list="list42599452" text:style-name="WW8Num13">
        <text:list-item>
          <text:list>
            <text:list-item>
              <text:h text:style-name="P58" text:outline-level="2"><text:span text:style-name="T6">libcstl 2.1</text:span><text:span text:style-name="T3">改善</text:span></text:h>
            </text:list-item>
          </text:list>
        </text:list-item>
      </text:list>
      <text:list xml:id="list40568641" text:style-name="L2">
        <text:list-item>
          <text:p text:style-name="P45">容器初始化后占用的内存过大。在2.1中间内存管理作为可选项使用。默认不使用内存管理。</text:p>
        </text:list-item>
        <text:list-item>
          <text:p text:style-name="P45">vector容器在添加少量数据的时候重新飞配的内存太小，导致后续的操作很快就用完了预留的内存。</text:p>
        </text:list-item>
        <text:list-item>
          <text:p text:style-name="P45">增加容错的处理，减少外部接口的未定义情况，加强一致性有必要时要增加未定义的情况。</text:p>
        </text:list-item>
        <text:list-item>
          <text:p text:style-name="P45">添加VS2003和VS2010的工程。</text:p>
        </text:list-item>
        <text:list-item>
          <text:p text:style-name="P45"><text:soft-page-break/>有内存泄漏的情况，每次500~1k左右。</text:p>
        </text:list-item>
        <text:list-item>
          <text:p text:style-name="P45">改善目前已知的限制性，不能够对于libcstl内建类型进行重命名，对于使用范围的函数，当范围属于这个容本身的时候，函数的行为是未定义的。</text:p>
        </text:list-item>
        <text:list-item>
          <text:p text:style-name="P45">目前string_t类型与STL中的string_t类型行为不一致，主要是由于string_t类型的实现造成的，可能在2.1中更改这个实现。</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42593178" text:continue-list="list42597708" text:style-name="WW8Num13">
        <text:list-item>
          <text:list>
            <text:list-item>
              <text:h text:style-name="P58" text:outline-level="2"><text:span text:style-name="T6">libcstl 2.1</text:span><text:span text:style-name="T3">代码的优化</text:span></text:h>
            </text:list-item>
          </text:list>
        </text:list-item>
      </text:list>
      <text:list xml:id="list42613205" text:continue-list="list40568641" text:style-name="L2">
        <text:list-item>
          <text:p text:style-name="P45">使用现有的算法实现部分容器接口的实现，这样减少代码的重复。</text:p>
        </text:list-item>
        <text:list-item>
          <text:p text:style-name="P45">在同一容器中尽量使用同一算法来实现不同的接口。例如实现删除操作的有多个接口，可以提供一个删除操作的接口然后将它包装成多个接口。</text:p>
        </text:list-item>
        <text:list-item>
          <text:p text:style-name="P45">调整代码结构，将实现代码从一个文件中拆分出来，减小c文件的大小。</text:p>
        </text:list-item>
        <text:list-item>
          <text:p text:style-name="P45">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5">在对于容器和数据区间之间进行操作的情况，尤其要考虑数据区间输入容器的时候的特殊处理。</text:p>
        </text:list-item>
        <text:list-item>
          <text:p text:style-name="P45">修改各个容器的create_xxxx_iterator()接口，将这个接口改为迭代器内部接口_create_xxxx_iterator()。</text:p>
        </text:list-item>
        <text:list-item>
          <text:p text:style-name="P45">修改代码实现，是代码符合编码规范以及命名规则。</text:p>
        </text:list-item>
        <text:list-item>
          <text:p text:style-name="P45">将有符号的int类型都改成有符号的long类型以适应64位环境。</text:p>
        </text:list-item>
        <text:list-item>
          <text:p text:style-name="P45">修改根目录下的Makefile.am，将LICENSE发布。或者改成COPYING.LESSER(符合GNU标准的名字)。</text:p>
        </text:list-item>
        <text:list-item>
          <text:p text:style-name="P45">使用gcov或者gprof对代码进行优化。使用valgrind和vld进行内存泄漏检查。使用pclint进行代码静态检查。</text:p>
        </text:list-item>
        <text:list-item>
          <text:p text:style-name="P45">将代码中函数名统一，辅助函数也要以相应的容器或者算法为前缀。函数参数也要符合编码规范。</text:p>
        </text:list-item>
        <text:list-item>
          <text:p text:style-name="P45">制定一个工程规范规范。</text:p>
        </text:list-item>
        <text:list-item>
          <text:p text:style-name="P45">对于操作数据区间的接口函数，尤其要注意数据区间属于当前容器是的处理。如果list_insert_range(pt_list, t_pos, it_begin, it_end);当[it_begin, it_end)属于pt_list的时候的处理要注意。</text:p>
        </text:list-item>
        <text:list-item>
          <text:p text:style-name="P45">对于接口中未定义的行为，debug版本的库都要触发断言。</text:p>
        </text:list-item>
        <text:list-item>
          <text:p text:style-name="P45">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5">为容器的初始化函数增加检查是否容器是使用create函数创建的，为其他的函数检查容器是否是已经初始化的，destroy函数可以销毁创建和初始化的容器。</text:p>
        </text:list-item>
        <text:list-item>
          <text:p text:style-name="P45">将代码中的t_index全部使用i代替。</text:p>
        </text:list-item>
        <text:list-item>
          <text:p text:style-name="P45"><text:soft-page-break/>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5">容器内不实现尽量使用迭代器实现。</text:p>
        </text:list-item>
        <text:list-item>
          <text:p text:style-name="P45">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5">将_list_quick_sort修改成使用迭代器的版本。(有利于解决对于char*类型的代码重复实现的问题，这要等_type_less_cstr修改了以后在修改。)</text:p>
        </text:list-item>
        <text:list-item>
          <text:p text:style-name="P45">标准并没有规定有符号的除法以及取余的商和余数的符号是什么，所以要注意代码中有符号的除法和取余的计算的地方。(最好的方法是分开写。)</text:p>
        </text:list-item>
        <text:list-item>
          <text:p text:style-name="P45">使用容器的xxxx_init_n()函数实现xxxx_init_elem()函数，去掉两个函数之间的重复。DRY!!!!</text:p>
        </text:list-item>
        <text:list-item>
          <text:p text:style-name="P45">对于使用iterator_distance的地方统一方法，在使用前先判断返回值的符号，然后转换成size_t类型。</text:p>
        </text:list-item>
        <text:list-item>
          <text:p text:style-name="P45">将宏的名字定义的更规范如_GET_SLIST_TYPE_NAME改成_SLIST_GET_TYPE_NAME。</text:p>
        </text:list-item>
        <text:list-item>
          <text:p text:style-name="P45">_type_get_type中的bool_t类型要使用size_t来获得。</text:p>
        </text:list-item>
        <text:list-item>
          <text:p text:style-name="P45">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5">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5">basic_string_find系列函数没有对于c内建类型以外的类型进行测试，这里需要增加新的测试用例来测试其他类型。</text:p>
        </text:list-item>
        <text:list-item>
          <text:p text:style-name="P45">检查basic_string的操作函数中两个函数都是basic_string_t*类型时，当第一个参数等以第二个参数时的语义。</text:p>
        </text:list-item>
        <text:list-item>
          <text:p text:style-name="P45">检查basic_string的函数中_cstr和_subcstr以及_string和_substring这样关系的函数中前者是否使用了带有NPOS的后者实现。</text:p>
        </text:list-item>
        <text:list-item>
          <text:p text:style-name="P45">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5">将basic_string结构中的_t_vector替换成_vec_base。</text:p>
        </text:list-item>
        <text:list-item>
          <text:p text:style-name="P45">据说vector_t* pt_vec = create_vector(string_t);在销毁的时候会有内存泄漏，看看到底是什么情况，在其他类型中也实验一下。</text:p>
        </text:list-item>
        <text:list-item>
          <text:p text:style-name="P45">对于basic_string_insert系列函数，当t_pos超出basic_string有效范围的时候的处理情况要和SGI STL的行为一致。目前当t_pos为无效位置的时候出现未定义行为。</text:p>
        </text:list-item>
        <text:list-item>
          <text:p text:style-name="P45">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5">对于代码中所有的局部变量都要进行初始化。</text:p>
        </text:list-item>
        <text:list-item>
          <text:p text:style-name="P45">考虑basic_string_t* pt_basic_string = create_basic_string(char*);时basic_string_c_str(pt_basic_string);和<text:soft-page-break/>basic_string_data(pt_basic_string);的返回值是什么情况。</text:p>
        </text:list-item>
        <text:list-item>
          <text:p text:style-name="P45">basic_string_insert_subcstr与其他的_subcstr函数实现方式不一致，考虑是否要修改。</text:p>
        </text:list-item>
        <text:list-item>
          <text:p text:style-name="P45">将basic_string函数中带有多个t_pos, t_len的函数参数名称修改成t_pos0, t_len0, t_pos1, t_len1等等。</text:p>
        </text:list-item>
        <text:list-item>
          <text:p text:style-name="P45">缺少函数create_string_iterator();</text:p>
        </text:list-item>
        <text:list-item>
          <text:p text:style-name="P45">确定_xxxx_is_created()和_xxxx_is_inited()是否应该提供给上层使用，如vector和avl_tree这样的结构就应该提供给上层使用。</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42586031" text:continue-list="list42593178" text:style-name="WW8Num13">
        <text:list-item>
          <text:h text:style-name="P50"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ext:soft-page-break/>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4-20T22:47:12.24</dc:date>
    <meta:editing-cycles>2004</meta:editing-cycles>
    <meta:editing-duration>P22DT22H37M54S</meta:editing-duration>
    <meta:generator>OpenOffice.org/3.3$Win32 OpenOffice.org_project/330m20$Build-9567</meta:generator>
    <dc:creator>Bo Wang</dc:creator>
    <meta:document-statistic meta:table-count="779" meta:image-count="51" meta:object-count="0" meta:page-count="329" meta:paragraph-count="10391" meta:word-count="83328" meta:character-count="315618"/>
  </office:meta>
</office:document-meta>
</file>